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72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8.46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11.114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0.615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18.082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10.811cm"/>
    </style:style>
    <style:style style:name="co19" style:family="table-column">
      <style:table-column-properties fo:break-before="auto" style:column-width="3.457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7.026cm"/>
    </style:style>
    <style:style style:name="co22" style:family="table-column">
      <style:table-column-properties fo:break-before="auto" style:column-width="6.209cm"/>
    </style:style>
    <style:style style:name="ro1" style:family="table-row">
      <style:table-row-properties style:row-height="1.61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0.58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33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depenses_5f_2020">
      <style:table-properties table:display="true" style:writing-mode="lr-tb"/>
    </style:style>
    <style:style style:name="ta2" style:family="table" style:master-page-name="PageStyle_5f_Recettes_5f_2020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" style:family="table-cell" style:parent-style-name="Default" style:data-style-name="N30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3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ext-properties style:font-name="Liberation Serif" fo:font-size="16pt" style:font-size-asian="16pt" style:font-size-complex="16pt"/>
    </style:style>
    <style:style style:name="ce60" style:family="table-cell" style:parent-style-name="Default">
      <style:text-properties style:font-name="DejaVu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0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11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5"/>
    <style:style style:name="ce94" style:family="table-cell" style:parent-style-name="Default" style:data-style-name="N123"/>
    <style:style style:name="ce113" style:family="table-cell" style:parent-style-name="Default" style:data-style-name="N105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5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style:font-name="Liberation Serif" fo:font-size="16pt" style:font-size-asian="16pt" style:font-size-complex="16pt"/>
    </style:style>
    <style:style style:name="ce127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text-properties style:font-name="Liberation Serif"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6pt" style:font-size-asian="16pt" style:font-size-complex="16pt"/>
    </style:style>
    <style:style style:name="ce108" style:family="table-cell" style:parent-style-name="Default" style:data-style-name="N105">
      <style:text-properties fo:font-size="16pt" style:font-size-asian="16pt" style:font-size-complex="16pt"/>
    </style:style>
    <style:style style:name="ce134" style:family="table-cell" style:parent-style-name="Default" style:data-style-name="N123">
      <style:text-properties fo:font-size="16pt" style:font-size-asian="16pt" style:font-size-complex="16pt"/>
    </style:style>
    <style:style style:name="ce47" style:family="table-cell" style:parent-style-name="Default" style:data-style-name="N110"/>
    <style:style style:name="ce11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0">
      <style:text-properties fo:font-size="11pt" style:font-size-asian="11pt" style:font-size-complex="11pt"/>
    </style:style>
    <style:style style:name="ce138" style:family="table-cell" style:parent-style-name="Default">
      <style:text-properties fo:font-size="10pt" style:font-size-asian="10pt" style:font-size-complex="10pt"/>
    </style:style>
    <style:style style:name="ce13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5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Cambria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123">
      <style:text-properties fo:font-size="14pt" style:font-size-asian="14pt" style:font-size-complex="14pt"/>
    </style:style>
    <style:style style:name="ce159" style:family="table-cell" style:parent-style-name="Default">
      <style:text-properties style:font-name="DejaVu Sans" fo:font-size="10pt" style:font-size-asian="10pt" style:font-size-complex="10pt"/>
    </style:style>
    <style:style style:name="ce160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fo:font-size="10pt" style:font-size-asian="10pt" style:font-size-complex="10pt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4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wrap-option="wrap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10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1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4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18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110">
      <style:table-cell-properties fo:background-color="#ff8000" fo:wrap-option="wrap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19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10">
      <style:table-cell-properties fo:wrap-option="wrap"/>
      <style:text-properties style:text-outline="false" style:text-line-through-style="none" style:text-line-through-type="none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9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 style:data-style-name="N123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3">
      <style:text-properties fo:font-size="10pt" style:font-size-asian="10pt" style:font-size-complex="10pt"/>
    </style:style>
    <style:style style:name="ce12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0" style:family="table-cell" style:parent-style-name="Default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fo:background-color="#ffff00"/>
    </style:style>
    <style:style style:name="ce142" style:family="table-cell" style:parent-style-name="Default">
      <style:table-cell-properties fo:background-color="transparent"/>
    </style:style>
    <style:style style:name="ce135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87" style:family="table-cell" style:parent-style-name="Default" style:data-style-name="N123">
      <style:table-cell-properties fo:background-color="transparent"/>
    </style:style>
    <style:style style:name="ce143" style:family="table-cell" style:parent-style-name="Default" style:data-style-name="N110">
      <style:table-cell-properties fo:background-color="transparent"/>
    </style:style>
    <style:style style:name="ce222" style:family="table-cell" style:parent-style-name="Default" style:data-style-name="N110">
      <style:table-cell-properties fo:wrap-option="wrap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5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275" style:family="table-cell" style:parent-style-name="Default" style:data-style-name="N123">
      <style:table-cell-properties fo:wrap-option="wrap"/>
      <style:text-properties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123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23">
      <style:text-properties style:font-name="Liberation Serif" fo:font-size="16pt" style:font-size-asian="16pt" style:font-size-complex="16pt"/>
    </style:style>
    <style:style style:name="ce278" style:family="table-cell" style:parent-style-name="Default" style:data-style-name="N123">
      <style:table-cell-properties fo:background-color="#81d41a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279" style:family="table-cell" style:parent-style-name="Default">
      <style:text-properties fo:color="#000000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 style:data-style-name="N105">
      <style:table-cell-properties fo:background-color="#ff7b59" style:text-align-source="fix" style:repeat-content="false"/>
      <style:paragraph-properties fo:text-align="center" fo:margin-left="0cm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281" style:family="table-cell" style:parent-style-name="Default" style:data-style-name="N123">
      <style:table-cell-properties fo:background-color="#81d41a"/>
      <style:text-properties style:font-name="Liberation Serif" fo:font-size="16pt" style:font-size-asian="16pt" style:font-size-complex="16pt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penses_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Fablab - dépenses 2021</text:p>
          </table:table-cell>
          <table:table-cell table:style-name="ce26"/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"/>
          <table:table-cell table:style-name="ce27"/>
          <table:table-cell table:style-name="ce139" office:value-type="string" calcext:value-type="string">
            <text:p>JANVIER</text:p>
          </table:table-cell>
          <table:table-cell table:style-name="ce48" table:number-columns-repeated="3"/>
          <table:table-cell table:style-name="ce81" table:number-columns-repeated="2"/>
          <table:table-cell table:style-name="ce48" table:number-columns-repeated="21"/>
          <table:table-cell table:number-columns-repeated="35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28" office:value-type="string" calcext:value-type="string">
            <text:p>Date valeur</text:p>
          </table:table-cell>
          <table:table-cell table:style-name="ce144" office:value-type="string" calcext:value-type="string">
            <text:p>Fournisseur</text:p>
          </table:table-cell>
          <table:table-cell table:style-name="ce3" office:value-type="string" calcext:value-type="string">
            <text:p>Montant</text:p>
          </table:table-cell>
          <table:table-cell table:style-name="ce3" office:value-type="string" calcext:value-type="string">
            <text:p>Mensuel</text:p>
          </table:table-cell>
          <table:table-cell table:style-name="ce3" office:value-type="string" calcext:value-type="string">
            <text:p>Catégorie</text:p>
          </table:table-cell>
          <table:table-cell table:style-name="ce6" office:value-type="string" calcext:value-type="string">
            <text:p>Justificatif</text:p>
          </table:table-cell>
          <table:table-cell table:style-name="ce6" office:value-type="string" calcext:value-type="string">
            <text:p>Vérifié</text:p>
          </table:table-cell>
          <table:table-cell table:style-name="ce3" office:value-type="string" calcext:value-type="string">
            <text:p>Commentaire</text:p>
          </table:table-cell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5/01Date opération05/01Libellé<text:a xlink:href="https://www.cmb.fr/domiweb/prive/professionnel/situationGlobaleProfessionnel/1-situationGlobaleProfessionnel.act?csrf=38d069eb8f33c47f#" xlink:type="simple">F FRAIS UTIL DOMIWEB DECE.20</text:a>Débit2,70 </text:p>
          </table:table-cell>
          <table:table-cell table:style-name="ce26" office:value-type="currency" office:currency="EUR" office:value="2.7" calcext:value-type="currency">
            <text:p>2,70 €</text:p>
          </table:table-cell>
          <table:table-cell table:style-name="ce61" office:value-type="string" calcext:value-type="string">
            <text:p>banque</text:p>
          </table:table-cell>
          <table:table-cell table:style-name="ce66" office:value-type="float" office:value="682.13" calcext:value-type="float">
            <text:p>682,13</text:p>
          </table:table-cell>
          <table:table-cell table:style-name="ce49" office:value-type="string" calcext:value-type="string">
            <text:p>  </text:p>
          </table:table-cell>
          <table:table-cell table:style-name="ce21"/>
          <table:table-cell table:style-name="ce78" table:number-columns-repeated="2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6/01Date opération06/01Libellé<text:a xlink:href="https://www.cmb.fr/domiweb/prive/professionnel/situationGlobaleProfessionnel/1-situationGlobaleProfessionnel.act?csrf=38d069eb8f33c47f#" xlink:type="simple">CARTE 05/01 AGARELI SA PULLY</text:a>Débit155,88 </text:p>
          </table:table-cell>
          <table:table-cell table:style-name="ce26" office:value-type="currency" office:currency="EUR" office:value="155.88" calcext:value-type="currency">
            <text:p>155,88 €</text:p>
          </table:table-cell>
          <table:table-cell table:style-name="ce61" office:value-type="string" calcext:value-type="string">
            <text:p>atelier</text:p>
          </table:table-cell>
          <table:table-cell table:style-name="ce66" office:value-type="float" office:value="2.7" calcext:value-type="float">
            <text:p>2,70</text:p>
          </table:table-cell>
          <table:table-cell table:style-name="ce49" office:value-type="string" calcext:value-type="string">
            <text:p>  </text:p>
          </table:table-cell>
          <table:table-cell table:style-name="ce78" table:number-columns-repeated="3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7/01Date opération07/01Libellé<text:a xlink:href="https://www.cmb.fr/domiweb/prive/professionnel/situationGlobaleProfessionnel/1-situationGlobaleProfessionnel.act?csrf=38d069eb8f33c47f#" xlink:type="simple">PRLV MAIF 79038 NIORT CEDEX</text:a>Débit682,13 </text:p>
          </table:table-cell>
          <table:table-cell table:style-name="ce26" office:value-type="currency" office:currency="EUR" office:value="682.13" calcext:value-type="currency">
            <text:p>682,13 €</text:p>
          </table:table-cell>
          <table:table-cell office:value-type="string" calcext:value-type="string">
            <text:p>assurance</text:p>
          </table:table-cell>
          <table:table-cell table:style-name="ce21" table:number-columns-repeated="3"/>
          <table:table-cell table:style-name="ce82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0" table:formula="of:=SUM([.B4:.B6])" office:value-type="currency" office:currency="EUR" office:value="840.71" calcext:value-type="currency">
            <text:p>840,71 €</text:p>
          </table:table-cell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1" table:formula="of:=[.B7]" office:value-type="currency" office:currency="EUR" office:value="840.71" calcext:value-type="currency">
            <text:p>840,71 €</text:p>
          </table:table-cell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6" office:value-type="string" calcext:value-type="string">
            <text:p>Résultat <text:s/>de l’année</text:p>
          </table:table-cell>
          <table:table-cell table:style-name="ce32" table:formula="of:=[Recettes_2021.B16]-[.B8]" office:value-type="currency" office:currency="EUR" office:value="-676.66" calcext:value-type="currency">
            <text:p>-676,66 €</text:p>
          </table:table-cell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FEVRIER</text:p>
          </table:table-cell>
          <table:table-cell table:style-name="ce48" table:number-columns-repeated="3"/>
          <table:table-cell table:style-name="ce81" table:number-columns-repeated="2"/>
          <table:table-cell table:style-name="ce48" table:number-columns-repeated="21"/>
          <table:table-cell table:number-columns-repeated="35"/>
        </table:table-row>
        <table:table-row table:style-name="ro2">
          <table:table-cell table:style-name="ce61" office:value-type="string" calcext:value-type="string">
            <text:p>02/02Date opération02/02Libellé<text:a xlink:href="https://www.cmb.fr/domiweb/prive/professionnel/situationGlobaleProfessionnel/1-situationGlobaleProfessionnel.act?csrf=38d069eb8f33c47f#" xlink:type="simple">F ABONNEMENT A DES SERVICES DE BANQUE A DISTANCE</text:a>Débit2,70 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61" office:value-type="string" calcext:value-type="string">
            <text:p>banque</text:p>
          </table:table-cell>
          <table:table-cell table:style-name="ce52"/>
          <table:table-cell table:style-name="ce74"/>
          <table:table-cell table:style-name="ce52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11])" office:value-type="currency" office:currency="EUR" office:value="2.7" calcext:value-type="currency">
            <text:p>2,70 €</text:p>
          </table:table-cell>
          <table:table-cell table:style-name="ce146"/>
          <table:table-cell table:style-name="ce52" table:number-columns-repeated="3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[.B7]+[.B12]" office:value-type="currency" office:currency="EUR" office:value="843.41" calcext:value-type="currency">
            <text:p>843,41 €</text:p>
          </table:table-cell>
          <table:table-cell table:style-name="ce146"/>
          <table:table-cell table:style-name="ce52" table:number-columns-repeated="3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6" office:value-type="string" calcext:value-type="string">
            <text:p>Résultat <text:s/>de l’année</text:p>
          </table:table-cell>
          <table:table-cell table:style-name="ce36" table:formula="of:=[Recettes_2021.B43]-[.B13]" office:value-type="currency" office:currency="EUR" office:value="-89.7500000000001" calcext:value-type="currency">
            <text:p>-89,75 €</text:p>
          </table:table-cell>
          <table:table-cell table:style-name="ce146"/>
          <table:table-cell table:style-name="ce52" table:number-columns-repeated="3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MARS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3">
          <table:table-cell table:style-name="ce61" office:value-type="string" calcext:value-type="string">
            <text:p>Date valeur17/03Date opération17/03Libellé<text:a xlink:href="https://www.cmb.fr/domiweb/prive/professionnel/situationGlobaleProfessionnel/1-situationGlobaleProfessionnel.act?csrf=1b96ec31dbfa204a#" xlink:type="simple">VIR facture resine 3D Mars Yifan</text:a>Débit30,99 Libellé étenduVIR facture resine 3D Mars Yifan</text:p>
          </table:table-cell>
          <table:table-cell table:style-name="ce34" office:value-type="currency" office:currency="EUR" office:value="30.99" calcext:value-type="currency">
            <text:p>30,99 €</text:p>
          </table:table-cell>
          <table:table-cell table:style-name="ce61" office:value-type="string" calcext:value-type="string">
            <text:p>atelier</text:p>
          </table:table-cell>
          <table:table-cell table:style-name="ce21" table:number-columns-repeated="2"/>
          <table:table-cell table:style-name="ce52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4">
          <table:table-cell table:style-name="ce61" office:value-type="string" calcext:value-type="string">
            <text:p>(INTERNET, TELEPHONE FIXE, SMS, ETC.) MARS.21 TE68864473</text:p>
          </table:table-cell>
          <table:table-cell table:style-name="ce34" office:value-type="currency" office:currency="EUR" office:value="2.7" calcext:value-type="currency">
            <text:p>2,70 €</text:p>
          </table:table-cell>
          <table:table-cell table:style-name="ce61" office:value-type="string" calcext:value-type="string">
            <text:p>banque</text:p>
          </table:table-cell>
          <table:table-cell table:style-name="ce53"/>
          <table:table-cell table:style-name="ce52" table:number-columns-repeated="2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3">
          <table:table-cell table:style-name="ce61" office:value-type="string" calcext:value-type="string">
            <text:p>Date valeur20/03Date opération20/03Libellé<text:a xlink:href="https://www.cmb.fr/domiweb/prive/professionnel/situationGlobaleProfessionnel/1-situationGlobaleProfessionnel.act?csrf=1b96ec31dbfa204a#" xlink:type="simple">CARTE 19/03 LIDL LANNION01957/</text:a>Débit12,99 Libellé étenduCARTE 19/03 LIDL LANNION01957/</text:p>
          </table:table-cell>
          <table:table-cell table:style-name="ce34" office:value-type="currency" office:currency="EUR" office:value="12.99" calcext:value-type="currency">
            <text:p>12,99 €</text:p>
          </table:table-cell>
          <table:table-cell table:style-name="ce61" office:value-type="string" calcext:value-type="string">
            <text:p>atelier</text:p>
          </table:table-cell>
          <table:table-cell/>
          <table:table-cell office:value-type="string" calcext:value-type="string">
            <text:p>C</text:p>
          </table:table-cell>
          <table:table-cell/>
          <table:table-cell table:style-name="ce80" table:number-columns-repeated="2"/>
          <table:table-cell table:number-columns-repeated="56"/>
        </table:table-row>
        <table:table-row table:style-name="ro5">
          <table:table-cell table:style-name="ce61" office:value-type="string" calcext:value-type="string">
            <text:p>MCC 5411 EPICERIES, SUPERMARC 5137341416519893000</text:p>
          </table:table-cell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16:.B19])" office:value-type="currency" office:currency="EUR" office:value="46.68" calcext:value-type="currency">
            <text:p>46,68 €</text:p>
          </table:table-cell>
          <table:table-cell table:style-name="ce61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[.B20]+[.B13]" office:value-type="currency" office:currency="EUR" office:value="890.09" calcext:value-type="currency">
            <text:p>890,09 €</text:p>
          </table:table-cell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6" office:value-type="string" calcext:value-type="string">
            <text:p>Résultat <text:s/>de l’année</text:p>
          </table:table-cell>
          <table:table-cell table:style-name="ce36" table:formula="of:=[Recettes_2021.B56]-[.B20]" office:value-type="currency" office:currency="EUR" office:value="242.1" calcext:value-type="currency">
            <text:p>242,10 €</text:p>
          </table:table-cell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AVRIL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3">
          <table:table-cell table:style-name="ce61" office:value-type="string" calcext:value-type="string">
            <text:p>Date valeur02/04Date opération02/04Libellé<text:a xlink:href="https://www.cmb.fr/domiweb/prive/professionnel/situationGlobaleProfessionnel/1-situationGlobaleProfessionnel.act?csrf=1b96ec31dbfa204a#" xlink:type="simple">F ABONNEMENT A DES SERVICES DE BANQUE A DISTANCE</text:a>Débit2,70 Libellé étenduF ABONNEMENT A DES SERVICES DE BANQUE A DISTANCE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61" office:value-type="string" calcext:value-type="string">
            <text:p>banque</text:p>
          </table:table-cell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style-name="ce53"/>
          <table:table-cell table:number-columns-repeated="55"/>
        </table:table-row>
        <table:table-row table:style-name="ro4">
          <table:table-cell/>
          <table:table-cell table:style-name="ce16"/>
          <table:table-cell table:style-name="ce148"/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style-name="ce5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24:.B25])" office:value-type="currency" office:currency="EUR" office:value="2.7" calcext:value-type="currency">
            <text:p>2,70 €</text:p>
          </table:table-cell>
          <table:table-cell table:style-name="ce148"/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style-name="ce53"/>
          <table:table-cell table:number-columns-repeated="55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[.B21]+[.B26]" office:value-type="currency" office:currency="EUR" office:value="892.79" calcext:value-type="currency">
            <text:p>892,79 €</text:p>
          </table:table-cell>
          <table:table-cell table:style-name="ce150"/>
          <table:table-cell table:style-name="ce67"/>
          <table:table-cell table:style-name="ce75"/>
          <table:table-cell table:style-name="ce53"/>
          <table:table-cell table:style-name="ce82" table:number-columns-repeated="2"/>
          <table:table-cell table:style-name="ce53"/>
          <table:table-cell table:style-name="ce75" table:number-columns-repeated="21"/>
          <table:table-cell table:number-columns-repeated="34"/>
        </table:table-row>
        <table:table-row table:style-name="ro2">
          <table:table-cell table:style-name="ce6" office:value-type="string" calcext:value-type="string">
            <text:p>Résultat <text:s/>de l’année</text:p>
          </table:table-cell>
          <table:table-cell table:style-name="ce36" table:formula="of:=[Recettes_2021.B62]-[.B27]" office:value-type="currency" office:currency="EUR" office:value="343.7" calcext:value-type="currency">
            <text:p>343,70 €</text:p>
          </table:table-cell>
          <table:table-cell table:style-name="ce150"/>
          <table:table-cell table:style-name="ce67"/>
          <table:table-cell table:style-name="ce75"/>
          <table:table-cell table:style-name="ce53"/>
          <table:table-cell table:style-name="ce82" table:number-columns-repeated="2"/>
          <table:table-cell table:style-name="ce53"/>
          <table:table-cell table:style-name="ce75" table:number-columns-repeated="21"/>
          <table:table-cell table:number-columns-repeated="34"/>
        </table:table-row>
        <table:table-row table:style-name="ro2">
          <table:table-cell table:style-name="ce10"/>
          <table:table-cell table:style-name="ce14"/>
          <table:table-cell table:style-name="ce151"/>
          <table:table-cell table:style-name="ce53"/>
          <table:table-cell table:style-name="ce75"/>
          <table:table-cell table:style-name="ce21"/>
          <table:table-cell table:style-name="ce82" table:number-columns-repeated="2"/>
          <table:table-cell table:style-name="ce53"/>
          <table:table-cell table:style-name="ce75" table:number-columns-repeated="21"/>
          <table:table-cell table:number-columns-repeated="34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MAI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1/05Date opération21/05Libellé<text:a xlink:href="https://www.cmb.fr/domiweb/prive/professionnel/situationGlobaleProfessionnel/1-situationGlobaleProfessionnel.act?csrf=323904e0c7dea569#" xlink:type="simple">CARTE 20/05 Prusa Rese Praha 21,07 EUR</text:a>Débit21,07 </text:p>
          </table:table-cell>
          <table:table-cell table:style-name="ce36" office:value-type="currency" office:currency="EUR" office:value="21.07" calcext:value-type="currency">
            <text:p>21,07 €</text:p>
          </table:table-cell>
          <table:table-cell table:style-name="ce61" office:value-type="string" calcext:value-type="string">
            <text:p>atelier</text:p>
          </table:table-cell>
          <table:table-cell table:style-name="ce68"/>
          <table:table-cell table:style-name="ce53"/>
          <table:table-cell table:style-name="ce21"/>
          <table:table-cell table:style-name="ce53" table:number-columns-repeated="24"/>
          <table:table-cell table:number-columns-repeated="34"/>
        </table:table-row>
        <table:table-row table:style-name="ro2">
          <table:table-cell table:style-name="ce61" office:value-type="string" calcext:value-type="string">
            <text:p>01/06Date opération02/06Libellé<text:a xlink:href="https://www.cmb.fr/domiweb/prive/professionnel/situationGlobaleProfessionnel/1-situationGlobaleProfessionnel.act?csrf=952499dd6af7d4bf#" xlink:type="simple">F ABONNEMENT A DES SERVICES DE BANQUE A DISTANCE</text:a>Débit2,70 </text:p>
          </table:table-cell>
          <table:table-cell table:style-name="ce36" office:value-type="currency" office:currency="EUR" office:value="2.7" calcext:value-type="currency">
            <text:p>2,70 €</text:p>
          </table:table-cell>
          <table:table-cell table:style-name="ce61" office:value-type="string" calcext:value-type="string">
            <text:p>banque</text:p>
          </table:table-cell>
          <table:table-cell table:style-name="ce69"/>
          <table:table-cell table:style-name="ce53"/>
          <table:table-cell table:style-name="ce21"/>
          <table:table-cell table:style-name="ce53" table:number-columns-repeated="24"/>
          <table:table-cell table:number-columns-repeated="34"/>
        </table:table-row>
        <table:table-row table:style-name="ro2">
          <table:table-cell table:style-name="ce61" office:value-type="string" calcext:value-type="string">
            <text:p>28/05Date opération28/05Libellé<text:a xlink:href="https://www.cmb.fr/domiweb/prive/professionnel/situationGlobaleProfessionnel/1-situationGlobaleProfessionnel.act?csrf=952499dd6af7d4bf#" xlink:type="simple">VIR Achat resine 3D Amazon DB</text:a>Débit119,10</text:p>
          </table:table-cell>
          <table:table-cell table:style-name="ce36" office:value-type="currency" office:currency="EUR" office:value="119.1" calcext:value-type="currency">
            <text:p>119,10 €</text:p>
          </table:table-cell>
          <table:table-cell table:style-name="ce61" office:value-type="string" calcext:value-type="string">
            <text:p>atelier</text:p>
          </table:table-cell>
          <table:table-cell table:style-name="ce68"/>
          <table:table-cell table:style-name="ce53" table:number-columns-repeated="26"/>
          <table:table-cell table:number-columns-repeated="34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31:.B33])" office:value-type="currency" office:currency="EUR" office:value="142.87" calcext:value-type="currency">
            <text:p>142,87 €</text:p>
          </table:table-cell>
          <table:table-cell table:style-name="ce152"/>
          <table:table-cell table:style-name="ce55"/>
          <table:table-cell table:style-name="ce76"/>
          <table:table-cell table:style-name="ce55"/>
          <table:table-cell table:style-name="ce15" table:number-columns-repeated="2"/>
          <table:table-cell table:style-name="ce55"/>
          <table:table-cell table:style-name="ce84" table:number-columns-repeated="21"/>
          <table:table-cell table:number-columns-repeated="34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34];[.B27])" office:value-type="currency" office:currency="EUR" office:value="1035.66" calcext:value-type="currency">
            <text:p>1.035,66 €</text:p>
          </table:table-cell>
          <table:table-cell table:style-name="ce153"/>
          <table:table-cell table:style-name="ce52"/>
          <table:table-cell table:style-name="ce74"/>
          <table:table-cell table:style-name="ce52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6" office:value-type="string" calcext:value-type="string">
            <text:p>Résultat <text:s/>de l’année</text:p>
          </table:table-cell>
          <table:table-cell table:style-name="ce36" table:formula="of:=[Recettes_2021.B69]-[.B35]" office:value-type="currency" office:currency="EUR" office:value="307.83" calcext:value-type="currency">
            <text:p>307,83 €</text:p>
          </table:table-cell>
          <table:table-cell table:style-name="ce153"/>
          <table:table-cell table:style-name="ce52"/>
          <table:table-cell table:style-name="ce74"/>
          <table:table-cell table:style-name="ce52"/>
          <table:table-cell table:style-name="ce80" table:number-columns-repeated="2"/>
          <table:table-cell table:style-name="ce52"/>
          <table:table-cell table:number-columns-repeated="55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JUIN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 office:value-type="string" calcext:value-type="string">
            <text:p>01/06Date opération02/06Libellé<text:a xlink:href="https://www.cmb.fr/domiweb/prive/professionnel/situationGlobaleProfessionnel/1-situationGlobaleProfessionnel.act?csrf=952499dd6af7d4bf#" xlink:type="simple">F ABONNEMENT A DES SERVICES DE BANQUE A DISTANCE</text:a>Débit2,70 </text:p>
          </table:table-cell>
          <table:table-cell table:style-name="ce36" office:value-type="currency" office:currency="EUR" office:value="2.7" calcext:value-type="currency">
            <text:p>2,70 €</text:p>
          </table:table-cell>
          <table:table-cell table:style-name="ce61" office:value-type="string" calcext:value-type="string">
            <text:p>banque</text:p>
          </table:table-cell>
          <table:table-cell table:style-name="ce69"/>
          <table:table-cell table:style-name="ce53"/>
          <table:table-cell table:style-name="ce21"/>
          <table:table-cell table:style-name="ce53" table:number-columns-repeated="24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02/06Date opération03/06Libellé<text:a xlink:href="https://www.cmb.fr/domiweb/prive/professionnel/situationGlobaleProfessionnel/1-situationGlobaleProfessionnel.act?csrf=952499dd6af7d4bf#" xlink:type="simple">COTIS CARTE CB MASTERCARD BUSINESS DEBIT</text:a>Débit42,85 </text:p>
          </table:table-cell>
          <table:table-cell table:style-name="ce36" office:value-type="currency" office:currency="EUR" office:value="42.85" calcext:value-type="currency">
            <text:p>42,85 €</text:p>
          </table:table-cell>
          <table:table-cell table:style-name="ce61" office:value-type="string" calcext:value-type="string">
            <text:p>banque</text:p>
          </table:table-cell>
          <table:table-cell table:style-name="ce69"/>
          <table:table-cell table:style-name="ce53" table:number-columns-repeated="26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11/06Date opération11/06Libellé<text:a xlink:href="https://www.cmb.fr/domiweb/prive/professionnel/situationGlobaleProfessionnel/1-situationGlobaleProfessionnel.act?csrf=952499dd6af7d4bf#" xlink:type="simple">CHQ 4690972</text:a>Débit227,00 </text:p>
          </table:table-cell>
          <table:table-cell table:style-name="ce36" office:value-type="currency" office:currency="EUR" office:value="227" calcext:value-type="currency">
            <text:p>227,00 €</text:p>
          </table:table-cell>
          <table:table-cell table:style-name="ce149" office:value-type="string" calcext:value-type="string">
            <text:p>atelier</text:p>
          </table:table-cell>
          <table:table-cell table:style-name="ce69"/>
          <table:table-cell table:style-name="ce53" table:number-columns-repeated="26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16/06Date opération16/06Libellé<text:a xlink:href="https://www.cmb.fr/domiweb/prive/professionnel/situationGlobaleProfessionnel/1-situationGlobaleProfessionnel.act?csrf=952499dd6af7d4bf#" xlink:type="simple">VIR Remb achat caisses dem DB</text:a>Débit77,35 </text:p>
          </table:table-cell>
          <table:table-cell table:style-name="ce36" office:value-type="currency" office:currency="EUR" office:value="77.35" calcext:value-type="currency">
            <text:p>77,35 €</text:p>
          </table:table-cell>
          <table:table-cell table:style-name="ce149" office:value-type="string" calcext:value-type="string">
            <text:p>déménagement</text:p>
          </table:table-cell>
          <table:table-cell table:style-name="ce69"/>
          <table:table-cell table:style-name="ce53" table:number-columns-repeated="26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28/06Date opération28/06Libellé<text:a xlink:href="https://www.cmb.fr/domiweb/prive/professionnel/situationGlobaleProfessionnel/1-situationGlobaleProfessionnel.act?csrf=952499dd6af7d4bf#" xlink:type="simple">VIR Facture rafraich demenagemen</text:a>Débit54,00 </text:p>
          </table:table-cell>
          <table:table-cell table:style-name="ce36" office:value-type="currency" office:currency="EUR" office:value="54" calcext:value-type="currency">
            <text:p>54,00 €</text:p>
          </table:table-cell>
          <table:table-cell table:style-name="ce149" office:value-type="string" calcext:value-type="string">
            <text:p>déménagement</text:p>
          </table:table-cell>
          <table:table-cell table:style-name="ce69"/>
          <table:table-cell table:style-name="ce53"/>
          <table:table-cell table:style-name="ce21"/>
          <table:table-cell table:style-name="ce53" table:number-columns-repeated="24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28/06Date opération28/06Libellé<text:a xlink:href="https://www.cmb.fr/domiweb/prive/professionnel/situationGlobaleProfessionnel/1-situationGlobaleProfessionnel.act?csrf=952499dd6af7d4bf#" xlink:type="simple">VIR Facture rafraich demenagemen</text:a>Débit10,00</text:p>
          </table:table-cell>
          <table:table-cell table:style-name="ce36" office:value-type="currency" office:currency="EUR" office:value="10" calcext:value-type="currency">
            <text:p>10,00 €</text:p>
          </table:table-cell>
          <table:table-cell table:style-name="ce149" office:value-type="string" calcext:value-type="string">
            <text:p>déménagement</text:p>
          </table:table-cell>
          <table:table-cell table:style-name="ce69"/>
          <table:table-cell table:style-name="ce53"/>
          <table:table-cell table:style-name="ce21"/>
          <table:table-cell table:style-name="ce53" table:number-columns-repeated="24"/>
          <table:table-cell table:number-columns-repeated="34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38:.B43])" office:value-type="currency" office:currency="EUR" office:value="413.9" calcext:value-type="currency">
            <text:p>413,90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44];[.B35])" office:value-type="currency" office:currency="EUR" office:value="1449.56" calcext:value-type="currency">
            <text:p>1.449,56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JUILLET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2/07Date opération02/07Libellé<text:a xlink:href="https://www.cmb.fr/domiweb/prive/professionnel/situationGlobaleProfessionnel/1-situationGlobaleProfessionnel.act?csrf=952499dd6af7d4bf#" xlink:type="simple">F ABONNEMENT A DES SERVICES DE BANQUE A DISTANCE</text:a>Débit2,70 </text:p>
          </table:table-cell>
          <table:table-cell table:style-name="ce36" office:value-type="currency" office:currency="EUR" office:value="2.7" calcext:value-type="currency">
            <text:p>2,70 €</text:p>
          </table:table-cell>
          <table:table-cell table:style-name="ce155" office:value-type="string" calcext:value-type="string">
            <text:p>banqu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9/07Date opération09/07Libellé<text:a xlink:href="https://www.cmb.fr/domiweb/prive/professionnel/situationGlobaleProfessionnel/1-situationGlobaleProfessionnel.act?csrf=952499dd6af7d4bf#" xlink:type="simple">PRLV OVH SAS</text:a>Débit39,98 </text:p>
          </table:table-cell>
          <table:table-cell table:style-name="ce36" office:value-type="currency" office:currency="EUR" office:value="39.98" calcext:value-type="currency">
            <text:p>39,98 €</text:p>
          </table:table-cell>
          <table:table-cell table:style-name="ce149" office:value-type="string" calcext:value-type="string">
            <text:p>télécoms</text:p>
          </table:table-cell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/>
          <table:table-cell table:style-name="ce36"/>
          <table:table-cell table:style-name="ce151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47:.B49])" office:value-type="currency" office:currency="EUR" office:value="42.68" calcext:value-type="currency">
            <text:p>42,68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50];[.B45])" office:value-type="currency" office:currency="EUR" office:value="1492.24" calcext:value-type="currency">
            <text:p>1.492,24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AOUT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 office:value-type="string" calcext:value-type="string">
            <text:p>03/08Date opération03/08Libellé<text:a xlink:href="https://www.cmb.fr/domiweb/prive/professionnel/situationGlobaleProfessionnel/1-situationGlobaleProfessionnel.act?csrf=38d069eb8f33c47f#" xlink:type="simple">F ABONNEMENT A DES SERVICES DE BANQUE A DISTANCE</text:a>Débit2,70 </text:p>
          </table:table-cell>
          <table:table-cell table:style-name="ce36" office:value-type="currency" office:currency="EUR" office:value="2.7" calcext:value-type="currency">
            <text:p>2,70 €</text:p>
          </table:table-cell>
          <table:table-cell table:style-name="ce155" office:value-type="string" calcext:value-type="string">
            <text:p>banqu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5/08Date opération15/08Libellé<text:a xlink:href="https://www.cmb.fr/domiweb/prive/professionnel/situationGlobaleProfessionnel/1-situationGlobaleProfessionnel.act?csrf=38d069eb8f33c47f#" xlink:type="simple">VIR Fournitures tableau blanc</text:a>Débit153,92 </text:p>
          </table:table-cell>
          <table:table-cell table:style-name="ce36" office:value-type="currency" office:currency="EUR" office:value="153.92" calcext:value-type="currency">
            <text:p>153,92 €</text:p>
          </table:table-cell>
          <table:table-cell table:style-name="ce155" office:value-type="string" calcext:value-type="string">
            <text:p>bureau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9/08Date opération19/08Libellé<text:a xlink:href="https://www.cmb.fr/domiweb/prive/professionnel/situationGlobaleProfessionnel/1-situationGlobaleProfessionnel.act?csrf=38d069eb8f33c47f#" xlink:type="simple">CARTE 18/08 BRICOCASH PLOULEC H</text:a>Débit41,80 </text:p>
          </table:table-cell>
          <table:table-cell table:style-name="ce36" office:value-type="currency" office:currency="EUR" office:value="41.4" calcext:value-type="currency">
            <text:p>41,40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0/08Date opération20/08Libellé<text:a xlink:href="https://www.cmb.fr/domiweb/prive/professionnel/situationGlobaleProfessionnel/1-situationGlobaleProfessionnel.act?csrf=38d069eb8f33c47f#" xlink:type="simple">VIR Facture fixation projecteur</text:a>Débit55,48 </text:p>
          </table:table-cell>
          <table:table-cell table:style-name="ce36" office:value-type="currency" office:currency="EUR" office:value="55.48" calcext:value-type="currency">
            <text:p>55,48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6/08Date opération26/08Libellé<text:a xlink:href="https://www.cmb.fr/domiweb/prive/professionnel/situationGlobaleProfessionnel/1-situationGlobaleProfessionnel.act?csrf=38d069eb8f33c47f#" xlink:type="simple">CARTE 25/08 BELLION LANNION</text:a>Débit42,42 </text:p>
          </table:table-cell>
          <table:table-cell table:style-name="ce36" office:value-type="currency" office:currency="EUR" office:value="42.42" calcext:value-type="currency">
            <text:p>42,42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30/08Date opération30/08Libellé<text:a xlink:href="https://www.cmb.fr/domiweb/prive/professionnel/situationGlobaleProfessionnel/1-situationGlobaleProfessionnel.act?csrf=38d069eb8f33c47f#" xlink:type="simple">VIR Brodeuse virement 1/2</text:a>Débit1 650,00 </text:p>
          </table:table-cell>
          <table:table-cell table:style-name="ce36" office:value-type="currency" office:currency="EUR" office:value="1650" calcext:value-type="currency">
            <text:p>1.650,00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31/08Date opération31/08Libellé<text:a xlink:href="https://www.cmb.fr/domiweb/prive/professionnel/situationGlobaleProfessionnel/1-situationGlobaleProfessionnel.act?csrf=38d069eb8f33c47f#" xlink:type="simple">VIR Brodeuse virement 2/2</text:a>Débit1 000,00</text:p>
          </table:table-cell>
          <table:table-cell table:style-name="ce36" office:value-type="currency" office:currency="EUR" office:value="1000" calcext:value-type="currency">
            <text:p>1.000,00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/>
          <table:table-cell table:style-name="ce36"/>
          <table:table-cell table:style-name="ce151"/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/>
          <table:table-cell table:style-name="ce36"/>
          <table:table-cell table:style-name="ce151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53:.B61])" office:value-type="currency" office:currency="EUR" office:value="2945.92" calcext:value-type="currency">
            <text:p>2.945,92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62];[.B51])" office:value-type="currency" office:currency="EUR" office:value="4438.16" calcext:value-type="currency">
            <text:p>4.438,16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SEPTEMBRE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/>
          <table:table-cell table:style-name="ce36" office:value-type="currency" office:currency="EUR" office:value="0" calcext:value-type="currency">
            <text:p>0,00 €</text:p>
          </table:table-cell>
          <table:table-cell table:style-name="ce155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02/09Date opération02/09Libellé<text:a xlink:href="https://www.cmb.fr/domiweb/prive/professionnel/situationGlobaleProfessionnel/1-situationGlobaleProfessionnel.act?csrf=c3d098a5e4795cf9#" xlink:type="simple">F ABONNEMENT A DES SERVICES DE BANQUE A DISTANCE</text:a>Débit2,70 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146" office:value-type="string" calcext:value-type="string">
            <text:p>banque</text:p>
          </table:table-cell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6/09Date opération16/09Libellé<text:a xlink:href="https://www.cmb.fr/domiweb/prive/professionnel/situationGlobaleProfessionnel/1-situationGlobaleProfessionnel.act?csrf=c3d098a5e4795cf9#" xlink:type="simple">VIR Peinture jaune + tube DB wel</text:a>Débit21,47 </text:p>
          </table:table-cell>
          <table:table-cell table:style-name="ce102" office:value-type="currency" office:currency="EUR" office:value="21.47" calcext:value-type="currency">
            <text:p>21,47 €</text:p>
          </table:table-cell>
          <table:table-cell table:style-name="ce146" office:value-type="string" calcext:value-type="string">
            <text:p>déménagement</text:p>
          </table:table-cell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6/09Date opération16/09Libellé<text:a xlink:href="https://www.cmb.fr/domiweb/prive/professionnel/situationGlobaleProfessionnel/1-situationGlobaleProfessionnel.act?csrf=c3d098a5e4795cf9#" xlink:type="simple">VIR 6 Doubles cles cantine TH de</text:a>Débit30,00 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146" office:value-type="string" calcext:value-type="string">
            <text:p>déménagement</text:p>
          </table:table-cell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4/09Date opération24/09Libellé<text:a xlink:href="https://www.cmb.fr/domiweb/prive/professionnel/situationGlobaleProfessionnel/1-situationGlobaleProfessionnel.act?csrf=c3d098a5e4795cf9#" xlink:type="simple">VIR Fact bois Freins Perif Emp T</text:a>Débit77,20 </text:p>
          </table:table-cell>
          <table:table-cell table:style-name="ce102" office:value-type="currency" office:currency="EUR" office:value="77.2" calcext:value-type="currency">
            <text:p>77,20 €</text:p>
          </table:table-cell>
          <table:table-cell table:style-name="ce146" office:value-type="string" calcext:value-type="string">
            <text:p>atelier</text:p>
          </table:table-cell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30/09Date opération30/09Libellé<text:a xlink:href="https://www.cmb.fr/domiweb/prive/professionnel/situationGlobaleProfessionnel/1-situationGlobaleProfessionnel.act?csrf=c3d098a5e4795cf9#" xlink:type="simple">VIR FJT loyer semestriel</text:a>Débit2 400,00</text:p>
          </table:table-cell>
          <table:table-cell table:style-name="ce102" office:value-type="currency" office:currency="EUR" office:value="2400" calcext:value-type="currency">
            <text:p>2.400,00 €</text:p>
          </table:table-cell>
          <table:table-cell table:style-name="ce146" office:value-type="string" calcext:value-type="string">
            <text:p>loyer</text:p>
          </table:table-cell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 table:number-rows-repeated="2">
          <table:table-cell table:style-name="ce61"/>
          <table:table-cell table:style-name="ce36"/>
          <table:table-cell table:style-name="ce151"/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/>
          <table:table-cell table:style-name="ce36" office:value-type="currency" office:currency="EUR" office:value="0" calcext:value-type="currency">
            <text:p>0,00 €</text:p>
          </table:table-cell>
          <table:table-cell table:style-name="ce151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65:.B73])" office:value-type="currency" office:currency="EUR" office:value="2531.37" calcext:value-type="currency">
            <text:p>2.531,37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74];[.B63])" office:value-type="currency" office:currency="EUR" office:value="6969.53" calcext:value-type="currency">
            <text:p>6.969,53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7"/>
          <table:table-cell table:style-name="ce33"/>
          <table:table-cell table:style-name="ce139" office:value-type="string" calcext:value-type="string">
            <text:p>OCTOBRE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2/10Date opération02/10Libellé<text:a xlink:href="https://www.cmb.fr/domiweb/prive/professionnel/situationGlobaleProfessionnel/1-situationGlobaleProfessionnel.act?csrf=3751c39c0fb1b736#" xlink:type="simple">F ABONNEMENT A DES SERVICES DE BANQUE A DISTANCE</text:a>Débit2,70 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155" office:value-type="string" calcext:value-type="string">
            <text:p>banqu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4/10Date opération04/10Libellé<text:a xlink:href="https://www.cmb.fr/domiweb/prive/professionnel/situationGlobaleProfessionnel/1-situationGlobaleProfessionnel.act?csrf=3751c39c0fb1b736#" xlink:type="simple">VIR Fact suppor/cable retro proj</text:a>Débit42,07 </text:p>
          </table:table-cell>
          <table:table-cell table:style-name="ce102" office:value-type="currency" office:currency="EUR" office:value="42.07" calcext:value-type="currency">
            <text:p>42,07 €</text:p>
          </table:table-cell>
          <table:table-cell table:style-name="ce155" office:value-type="string" calcext:value-type="string">
            <text:p>bureau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6/10Date opération06/10Libellé<text:a xlink:href="https://www.cmb.fr/domiweb/prive/professionnel/situationGlobaleProfessionnel/1-situationGlobaleProfessionnel.act?csrf=3751c39c0fb1b736#" xlink:type="simple">VIR MATTHIEU SALVAT</text:a>Débit599,12 </text:p>
          </table:table-cell>
          <table:table-cell table:style-name="ce102" office:value-type="currency" office:currency="EUR" office:value="599.12" calcext:value-type="currency">
            <text:p>599,12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6/10Date opération06/10Libellé<text:a xlink:href="https://www.cmb.fr/domiweb/prive/professionnel/situationGlobaleProfessionnel/1-situationGlobaleProfessionnel.act?csrf=3751c39c0fb1b736#" xlink:type="simple">VIR MATTHIEU SALVAT</text:a>Débit46,48 </text:p>
          </table:table-cell>
          <table:table-cell table:style-name="ce102" office:value-type="currency" office:currency="EUR" office:value="46.48" calcext:value-type="currency">
            <text:p>46,48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8/10Date opération08/10Libellé<text:a xlink:href="https://www.cmb.fr/domiweb/prive/professionnel/situationGlobaleProfessionnel/1-situationGlobaleProfessionnel.act?csrf=3751c39c0fb1b736#" xlink:type="simple">CARTE 07/10 LA POSTE 229560 LANNION BP</text:a>Débit8,10 </text:p>
          </table:table-cell>
          <table:table-cell table:style-name="ce102" office:value-type="currency" office:currency="EUR" office:value="8.1" calcext:value-type="currency">
            <text:p>8,10 €</text:p>
          </table:table-cell>
          <table:table-cell table:style-name="ce155" office:value-type="string" calcext:value-type="string">
            <text:p>bureau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5/10Date opération15/10Libellé<text:a xlink:href="https://www.cmb.fr/domiweb/prive/professionnel/situationGlobaleProfessionnel/1-situationGlobaleProfessionnel.act?csrf=3751c39c0fb1b736#" xlink:type="simple">PRLV OVH SAS</text:a>Débit15,59 </text:p>
          </table:table-cell>
          <table:table-cell table:style-name="ce102" office:value-type="currency" office:currency="EUR" office:value="15.59" calcext:value-type="currency">
            <text:p>15,59 €</text:p>
          </table:table-cell>
          <table:table-cell table:style-name="ce155" office:value-type="string" calcext:value-type="string">
            <text:p>télécoms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6/10Date opération16/10Libellé<text:a xlink:href="https://www.cmb.fr/domiweb/prive/professionnel/situationGlobaleProfessionnel/1-situationGlobaleProfessionnel.act?csrf=3751c39c0fb1b736#" xlink:type="simple">VIR Fact pot portes ouvert MR</text:a>Débit67,40 </text:p>
          </table:table-cell>
          <table:table-cell table:style-name="ce102" office:value-type="currency" office:currency="EUR" office:value="67.4" calcext:value-type="currency">
            <text:p>67,40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9/10Date opération19/10Libellé<text:a xlink:href="https://www.cmb.fr/domiweb/prive/professionnel/situationGlobaleProfessionnel/1-situationGlobaleProfessionnel.act?csrf=3751c39c0fb1b736#" xlink:type="simple">VIR Fact MD tissus couture</text:a>Débit6,60 </text:p>
          </table:table-cell>
          <table:table-cell table:style-name="ce102" office:value-type="currency" office:currency="EUR" office:value="6.6" calcext:value-type="currency">
            <text:p>6,60 €</text:p>
          </table:table-cell>
          <table:table-cell table:style-name="ce155" office:value-type="string" calcext:value-type="string">
            <text:p>coutur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6/10Date opération26/10Libellé<text:a xlink:href="https://www.cmb.fr/domiweb/prive/professionnel/situationGlobaleProfessionnel/1-situationGlobaleProfessionnel.act?csrf=3751c39c0fb1b736#" xlink:type="simple">CARTE 25/10 BRICOCASH PLOULEC H</text:a>Débit25,80 </text:p>
          </table:table-cell>
          <table:table-cell table:style-name="ce102" office:value-type="currency" office:currency="EUR" office:value="25.8" calcext:value-type="currency">
            <text:p>25,80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8/10Date opération28/10Libellé<text:a xlink:href="https://www.cmb.fr/domiweb/prive/professionnel/situationGlobaleProfessionnel/1-situationGlobaleProfessionnel.act?csrf=3751c39c0fb1b736#" xlink:type="simple">CARTE 27/10 CPT METALL BRET LANNION</text:a>Débit514,86 </text:p>
          </table:table-cell>
          <table:table-cell table:style-name="ce102" office:value-type="currency" office:currency="EUR" office:value="514.86" calcext:value-type="currency">
            <text:p>514,86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 table:number-rows-repeated="5">
          <table:table-cell table:style-name="ce61"/>
          <table:table-cell table:style-name="ce36"/>
          <table:table-cell table:style-name="ce155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/>
          <table:table-cell table:style-name="ce36" office:value-type="currency" office:currency="EUR" office:value="0" calcext:value-type="currency">
            <text:p>0,00 €</text:p>
          </table:table-cell>
          <table:table-cell table:style-name="ce151"/>
          <table:table-cell table:style-name="ce72"/>
          <table:table-cell table:style-name="ce53" table:number-columns-repeated="5"/>
          <table:table-cell table:number-columns-repeated="55"/>
        </table:table-row>
        <table:table-row table:style-name="ro2">
          <table:table-cell table:style-name="ce61"/>
          <table:table-cell table:style-name="ce36" office:value-type="currency" office:currency="EUR" office:value="0" calcext:value-type="currency">
            <text:p>0,00 €</text:p>
          </table:table-cell>
          <table:table-cell table:style-name="ce151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77:.B93])" office:value-type="currency" office:currency="EUR" office:value="1328.72" calcext:value-type="currency">
            <text:p>1.328,72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94];[.B75])" office:value-type="currency" office:currency="EUR" office:value="8298.25" calcext:value-type="currency">
            <text:p>8.298,25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19"/>
          <table:table-cell table:style-name="ce40"/>
          <table:table-cell table:style-name="ce139" office:value-type="string" calcext:value-type="string">
            <text:p>NOVEMBRE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2/11Date opération02/11Libellé<text:a xlink:href="https://www.cmb.fr/domiweb/prive/professionnel/situationGlobaleProfessionnel/1-situationGlobaleProfessionnel.act?csrf=57de294cd9e2c9bf#" xlink:type="simple">F ABONNEMENT A DES SERVICES DE BANQUE A DISTANCE</text:a>Débit2,70 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155" office:value-type="string" calcext:value-type="string">
            <text:p>banqu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3/11Date opération03/11Libellé<text:a xlink:href="https://www.cmb.fr/domiweb/prive/professionnel/situationGlobaleProfessionnel/1-situationGlobaleProfessionnel.act?csrf=57de294cd9e2c9bf#" xlink:type="simple">VIR Fact Lidl Air comp BA</text:a>Débit11,88 </text:p>
          </table:table-cell>
          <table:table-cell table:style-name="ce102" office:value-type="currency" office:currency="EUR" office:value="11.88" calcext:value-type="currency">
            <text:p>11,88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3/11Date opération03/11Libellé<text:a xlink:href="https://www.cmb.fr/domiweb/prive/professionnel/situationGlobaleProfessionnel/1-situationGlobaleProfessionnel.act?csrf=57de294cd9e2c9bf#" xlink:type="simple">VIR Fact Lidl pince griffe BA</text:a>Débit30,00 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155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4/11Date opération15/11Libellé<text:a xlink:href="https://www.cmb.fr/domiweb/prive/professionnel/situationGlobaleProfessionnel/1-situationGlobaleProfessionnel.act?csrf=57de294cd9e2c9bf#" xlink:type="simple">CARTE 13/11 BRICOCASH PLOULEC H</text:a>Débit61,00 </text:p>
          </table:table-cell>
          <table:table-cell table:style-name="ce102" office:value-type="currency" office:currency="EUR" office:value="61" calcext:value-type="currency">
            <text:p>61,00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1/11Date opération22/11Libellé<text:a xlink:href="https://www.cmb.fr/domiweb/prive/professionnel/situationGlobaleProfessionnel/1-situationGlobaleProfessionnel.act?csrf=57de294cd9e2c9bf#" xlink:type="simple">CARTE 20/11 BRICOCASH PLOULEC H</text:a>Débit7,90 </text:p>
          </table:table-cell>
          <table:table-cell table:style-name="ce102" office:value-type="currency" office:currency="EUR" office:value="7.9" calcext:value-type="currency">
            <text:p>7,90 €</text:p>
          </table:table-cell>
          <table:table-cell table:style-name="ce155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97:.B101])" office:value-type="currency" office:currency="EUR" office:value="113.48" calcext:value-type="currency">
            <text:p>113,48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102];[.B95])" office:value-type="currency" office:currency="EUR" office:value="8411.73" calcext:value-type="currency">
            <text:p>8.411,73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19"/>
          <table:table-cell table:style-name="ce40"/>
          <table:table-cell table:style-name="ce139" office:value-type="string" calcext:value-type="string">
            <text:p>DECEMBRE</text:p>
          </table:table-cell>
          <table:table-cell table:style-name="ce48" table:number-columns-repeated="3"/>
          <table:table-cell table:style-name="ce81" table:number-columns-repeated="2"/>
          <table:table-cell table:style-name="ce48"/>
          <table:table-cell table:style-name="ce85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02/12Date opération02/12Libellé<text:a xlink:href="https://www.cmb.fr/domiweb/prive/professionnel/situationGlobaleProfessionnel/1-situationGlobaleProfessionnel.act?csrf=b054e4a03d0d387a#" xlink:type="simple">F ABONNEMENT A DES SERVICES DE BANQUE A DISTANCE</text:a>Débit2,70 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146" office:value-type="string" calcext:value-type="string">
            <text:p>banqu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4/12Date opération04/12Libellé<text:a xlink:href="https://www.cmb.fr/domiweb/prive/professionnel/situationGlobaleProfessionnel/1-situationGlobaleProfessionnel.act?csrf=b054e4a03d0d387a#" xlink:type="simple">VIR Fact LED MR</text:a>Débit19,38 </text:p>
          </table:table-cell>
          <table:table-cell table:style-name="ce102" office:value-type="currency" office:currency="EUR" office:value="19.38" calcext:value-type="currency">
            <text:p>19,38 €</text:p>
          </table:table-cell>
          <table:table-cell table:style-name="ce148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4/12Date opération04/12Libellé<text:a xlink:href="https://www.cmb.fr/domiweb/prive/professionnel/situationGlobaleProfessionnel/1-situationGlobaleProfessionnel.act?csrf=b054e4a03d0d387a#" xlink:type="simple">VIR Fact capt CO2 MR</text:a>Débit176,81 </text:p>
          </table:table-cell>
          <table:table-cell table:style-name="ce102" office:value-type="currency" office:currency="EUR" office:value="176.81" calcext:value-type="currency">
            <text:p>176,81 €</text:p>
          </table:table-cell>
          <table:table-cell table:style-name="ce144"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4/12Date opération04/12Libellé<text:a xlink:href="https://www.cmb.fr/domiweb/prive/professionnel/situationGlobaleProfessionnel/1-situationGlobaleProfessionnel.act?csrf=b054e4a03d0d387a#" xlink:type="simple">VIR Fact Anten Lora TL</text:a>Débit705,00 </text:p>
          </table:table-cell>
          <table:table-cell table:style-name="ce102" office:value-type="currency" office:currency="EUR" office:value="705" calcext:value-type="currency">
            <text:p>705,00 €</text:p>
          </table:table-cell>
          <table:table-cell table:style-name="ce156" office:value-type="string" calcext:value-type="string">
            <text:p>lora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07/12Date opération07/12Libellé<text:a xlink:href="https://www.cmb.fr/domiweb/prive/professionnel/situationGlobaleProfessionnel/1-situationGlobaleProfessionnel.act?csrf=b054e4a03d0d387a#" xlink:type="simple">CARTE 06/12 BRICO LANNION LANNION</text:a>Débit208,60 </text:p>
          </table:table-cell>
          <table:table-cell table:style-name="ce102" office:value-type="currency" office:currency="EUR" office:value="208.6" calcext:value-type="currency">
            <text:p>208,60 €</text:p>
          </table:table-cell>
          <table:table-cell table:style-name="ce146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1/12Date opération11/12Libellé<text:a xlink:href="https://www.cmb.fr/domiweb/prive/professionnel/situationGlobaleProfessionnel/1-situationGlobaleProfessionnel.act?csrf=b054e4a03d0d387a#" xlink:type="simple">VIR Fact Bissell aspi NG</text:a>Débit169,99 </text:p>
          </table:table-cell>
          <table:table-cell table:style-name="ce102" office:value-type="currency" office:currency="EUR" office:value="169.99" calcext:value-type="currency">
            <text:p>169,99 €</text:p>
          </table:table-cell>
          <table:table-cell table:style-name="ce157"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1/12Date opération11/12Libellé<text:a xlink:href="https://www.cmb.fr/domiweb/prive/professionnel/situationGlobaleProfessionnel/1-situationGlobaleProfessionnel.act?csrf=b054e4a03d0d387a#" xlink:type="simple">VIR Fact Bissell access NG</text:a>Débit43,85 </text:p>
          </table:table-cell>
          <table:table-cell table:style-name="ce102" office:value-type="currency" office:currency="EUR" office:value="43.85" calcext:value-type="currency">
            <text:p>43,85 €</text:p>
          </table:table-cell>
          <table:table-cell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1/12Date opération11/12Libellé<text:a xlink:href="https://www.cmb.fr/domiweb/prive/professionnel/situationGlobaleProfessionnel/1-situationGlobaleProfessionnel.act?csrf=b054e4a03d0d387a#" xlink:type="simple">VIR Fact Bissell access NG</text:a>Débit19,88 </text:p>
          </table:table-cell>
          <table:table-cell table:style-name="ce102" office:value-type="currency" office:currency="EUR" office:value="19.88" calcext:value-type="currency">
            <text:p>19,88 €</text:p>
          </table:table-cell>
          <table:table-cell office:value-type="string" calcext:value-type="string">
            <text:p>déménagement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14/12Date opération14/12Libellé<text:a xlink:href="https://www.cmb.fr/domiweb/prive/professionnel/situationGlobaleProfessionnel/1-situationGlobaleProfessionnel.act?csrf=b054e4a03d0d387a#" xlink:type="simple">CARTE 13/12 Action 4151 Lannion</text:a>Débit29,85 </text:p>
          </table:table-cell>
          <table:table-cell table:style-name="ce102" office:value-type="currency" office:currency="EUR" office:value="29.85" calcext:value-type="currency">
            <text:p>29,85 €</text:p>
          </table:table-cell>
          <table:table-cell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2/12Date opération22/12Libellé<text:a xlink:href="https://www.cmb.fr/domiweb/prive/professionnel/situationGlobaleProfessionnel/1-situationGlobaleProfessionnel.act?csrf=b054e4a03d0d387a#" xlink:type="simple">CARTE 20/12 ALIEXPRESS.COM 19, RUE DE BI</text:a>Débit114,17 </text:p>
          </table:table-cell>
          <table:table-cell table:style-name="ce102" office:value-type="currency" office:currency="EUR" office:value="114.17" calcext:value-type="currency">
            <text:p>114,17 €</text:p>
          </table:table-cell>
          <table:table-cell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7/12Date opération27/12Libellé<text:a xlink:href="https://www.cmb.fr/domiweb/prive/professionnel/situationGlobaleProfessionnel/1-situationGlobaleProfessionnel.act?csrf=b054e4a03d0d387a#" xlink:type="simple">VIR Fact routeur Wifi TH</text:a>Débit79,90 </text:p>
          </table:table-cell>
          <table:table-cell table:style-name="ce102" office:value-type="currency" office:currency="EUR" office:value="79.9" calcext:value-type="currency">
            <text:p>79,90 €</text:p>
          </table:table-cell>
          <table:table-cell office:value-type="string" calcext:value-type="string">
            <text:p>bureau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7/12Date opération27/12Libellé<text:a xlink:href="https://www.cmb.fr/domiweb/prive/professionnel/situationGlobaleProfessionnel/1-situationGlobaleProfessionnel.act?csrf=b054e4a03d0d387a#" xlink:type="simple">VIR Fact lampe loupe TH</text:a>Débit32,99 </text:p>
          </table:table-cell>
          <table:table-cell table:style-name="ce102" office:value-type="currency" office:currency="EUR" office:value="32.99" calcext:value-type="currency">
            <text:p>32,99 €</text:p>
          </table:table-cell>
          <table:table-cell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8/12Date opération28/12Libellé<text:a xlink:href="https://www.cmb.fr/domiweb/prive/professionnel/situationGlobaleProfessionnel/1-situationGlobaleProfessionnel.act?csrf=b054e4a03d0d387a#" xlink:type="simple">CARTE 27/12 HD SOUDAGE GRAVELINES</text:a>Débit195,17 </text:p>
          </table:table-cell>
          <table:table-cell table:style-name="ce102" office:value-type="currency" office:currency="EUR" office:value="195.17" calcext:value-type="currency">
            <text:p>195,17 €</text:p>
          </table:table-cell>
          <table:table-cell office:value-type="string" calcext:value-type="string">
            <text:p>atelier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Date valeur29/12Date opération29/12Libellé<text:a xlink:href="https://www.cmb.fr/domiweb/prive/professionnel/situationGlobaleProfessionnel/1-situationGlobaleProfessionnel.act?csrf=b054e4a03d0d387a#" xlink:type="simple">CARTE 28/12 AGARELI SA PULLY</text:a>Débit155,88 </text:p>
          </table:table-cell>
          <table:table-cell table:style-name="ce102" office:value-type="currency" office:currency="EUR" office:value="155.88" calcext:value-type="currency">
            <text:p>155,88 €</text:p>
          </table:table-cell>
          <table:table-cell office:value-type="string" calcext:value-type="string">
            <text:p>banque</text:p>
          </table:table-cell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factures remboursées sur caisse hiboutik pendant l’année (Maud →10,20 + Bernard →1.99 = 12.19)</text:p>
          </table:table-cell>
          <table:table-cell table:style-name="ce36" office:value-type="currency" office:currency="EUR" office:value="12.19" calcext:value-type="currency">
            <text:p>12,19 €</text:p>
          </table:table-cell>
          <table:table-cell table:style-name="ce155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61" office:value-type="string" calcext:value-type="string">
            <text:p>erreurs caisse rectifiées (AR -20€, DB -30€, TH -20€)</text:p>
          </table:table-cell>
          <table:table-cell table:style-name="ce36" office:value-type="currency" office:currency="EUR" office:value="0" calcext:value-type="currency">
            <text:p>0,00 €</text:p>
          </table:table-cell>
          <table:table-cell table:style-name="ce155"/>
          <table:table-cell table:style-name="ce72"/>
          <table:table-cell table:style-name="ce77"/>
          <table:table-cell table:style-name="ce21"/>
          <table:table-cell table:style-name="ce53" table:number-columns-repeated="3"/>
          <table:table-cell table:number-columns-repeated="55"/>
        </table:table-row>
        <table:table-row table:style-name="ro2">
          <table:table-cell table:style-name="ce5" office:value-type="string" calcext:value-type="string">
            <text:p>Dépenses du mois</text:p>
          </table:table-cell>
          <table:table-cell table:style-name="ce34" table:formula="of:=SUM([.B105:.B120])" office:value-type="currency" office:currency="EUR" office:value="1966.36" calcext:value-type="currency">
            <text:p>1.966,36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Dépenses de l’année</text:p>
          </table:table-cell>
          <table:table-cell table:style-name="ce35" table:formula="of:=SUM([.B121];[.B103])" office:value-type="currency" office:currency="EUR" office:value="10378.09" calcext:value-type="currency">
            <text:p>10.378,09 €</text:p>
          </table:table-cell>
          <table:table-cell/>
          <table:table-cell table:style-name="ce70"/>
          <table:table-cell table:number-columns-repeated="2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96" office:value-type="string" calcext:value-type="string">
            <text:p>Résultat année</text:p>
          </table:table-cell>
          <table:table-cell table:style-name="ce102" table:formula="of:=[$Recettes_2021.B129]-[.B122]" office:value-type="currency" office:currency="EUR" office:value="901.859999999999" calcext:value-type="currency">
            <text:p>901,86 €</text:p>
          </table:table-cell>
          <table:table-cell table:number-columns-repeated="4"/>
          <table:table-cell table:style-name="ce80" table:number-columns-repeated="2"/>
          <table:table-cell table:number-columns-repeated="56"/>
        </table:table-row>
        <table:table-row table:style-name="ro2">
          <table:table-cell office:value-type="string" calcext:value-type="string">
            <text:p>Montant compte chèques recalculé</text:p>
          </table:table-cell>
          <table:table-cell table:style-name="ce62" table:formula="of:=[$Recettes_2021.B1]+[$Recettes_2021.B132]" office:value-type="currency" office:currency="EUR" office:value="4449.51" calcext:value-type="currency">
            <text:p>4.449,51 €</text:p>
          </table:table-cell>
          <table:table-cell office:value-type="string" calcext:value-type="string">
            <text:p>montant exact</text:p>
          </table:table-cell>
          <table:table-cell table:style-name="ce62" table:formula="of:=[.D127]" office:value-type="currency" office:currency="EUR" office:value="4505.36" calcext:value-type="currency">
            <text:p>4.505,36 €</text:p>
          </table:table-cell>
          <table:table-cell table:style-name="ce61" office:value-type="string" calcext:value-type="string">
            <text:p>  </text:p>
          </table:table-cell>
          <table:table-cell/>
          <table:table-cell table:style-name="ce80" table:number-columns-repeated="2"/>
          <table:table-cell table:number-columns-repeated="56"/>
        </table:table-row>
        <table:table-row table:style-name="ro2">
          <table:table-cell office:value-type="string" calcext:value-type="string">
            <text:p>Dépenses Sumup</text:p>
          </table:table-cell>
          <table:table-cell table:style-name="ce94" table:formula="of:=0.0175*([$Recettes_2021.B51]+[$Recettes_2021.B52]+[$Recettes_2021.B92]+[$Recettes_2021.B93]+[$Recettes_2021.B94]+[$Recettes_2021.B100]+[$Recettes_2021.B113]+[$Recettes_2021.B120]+[$Recettes_2021.B121]+[$Recettes_2021.B122]+[$Recettes_2021.B123]+[$Recettes_2021.B125])" office:value-type="currency" office:currency="EUR" office:value="9.008825" calcext:value-type="currency">
            <text:p>9,01 €</text:p>
          </table:table-cell>
          <table:table-cell office:value-type="string" calcext:value-type="string">
            <text:p>N’apparaît pas dans Hiboutik ni CMB</text:p>
          </table:table-cell>
          <table:table-cell/>
          <table:table-cell table:style-name="ce61" office:value-type="string" calcext:value-type="string">
            <text:p>  </text:p>
          </table:table-cell>
          <table:table-cell/>
          <table:table-cell table:style-name="ce80" table:number-columns-repeated="2"/>
          <table:table-cell table:number-columns-repeated="56"/>
        </table:table-row>
        <table:table-row table:style-name="ro2">
          <table:table-cell table:number-columns-repeated="2"/>
          <table:table-cell table:style-name="ce174" office:value-type="string" calcext:value-type="string">
            <text:p>livret CMB</text:p>
          </table:table-cell>
          <table:table-cell table:style-name="ce174" office:value-type="string" calcext:value-type="string">
            <text:p>chèquier CMB</text:p>
          </table:table-cell>
          <table:table-cell table:style-name="ce174" office:value-type="string" calcext:value-type="string">
            <text:p>caisse Hiboutik</text:p>
          </table:table-cell>
          <table:table-cell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 office:value-type="string" calcext:value-type="string">
            <text:p>Avoir total le 01/01/2022</text:p>
          </table:table-cell>
          <table:table-cell table:style-name="ce113" table:formula="of:=SUM([.C127:.E127])" office:value-type="currency" office:currency="EUR" office:value="24684.03" calcext:value-type="currency">
            <text:p>24.684,03 €</text:p>
          </table:table-cell>
          <table:table-cell table:style-name="ce175" office:value-type="currency" office:currency="EUR" office:value="20100.02" calcext:value-type="currency">
            <text:p>20.100,02 €</text:p>
          </table:table-cell>
          <table:table-cell table:style-name="ce194" office:value-type="currency" office:currency="EUR" office:value="4505.36" calcext:value-type="currency">
            <text:p>4.505,36 €</text:p>
          </table:table-cell>
          <table:table-cell table:style-name="ce194" office:value-type="currency" office:currency="EUR" office:value="78.65" calcext:value-type="currency">
            <text:p>78,65 €</text:p>
          </table:table-cell>
          <table:table-cell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"/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37" office:value-type="string" calcext:value-type="string">
            <text:p>Dépenses 2021</text:p>
          </table:table-cell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2">
          <table:table-cell table:number-columns-repeated="6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 office:value-type="string" calcext:value-type="string">
            <text:p>Assurance</text:p>
          </table:table-cell>
          <table:table-cell table:style-name="ce42" table:formula="of:=[.B6]" office:value-type="currency" office:currency="EUR" office:value="682.13" calcext:value-type="currency">
            <text:p>682,13 €</text:p>
          </table:table-cell>
          <table:table-cell table:style-name="ce159" office:value-type="string" calcext:value-type="string">
            <text:p>MAIF </text:p>
          </table:table-cell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 office:value-type="string" calcext:value-type="string">
            <text:p>Bureau</text:p>
          </table:table-cell>
          <table:table-cell table:style-name="ce43" table:formula="of:=[.B54]+[.B78]+[.B81]+[.B115]" office:value-type="currency" office:currency="EUR" office:value="283.99" calcext:value-type="currency">
            <text:p>283,99 €</text:p>
          </table:table-cell>
          <table:table-cell table:style-name="ce159" office:value-type="string" calcext:value-type="string">
            <text:p>Papeterie, petit matériel, …</text:p>
          </table:table-cell>
          <table:table-cell/>
          <table:table-cell table:style-name="ce61" office:value-type="string" calcext:value-type="string">
            <text:p>  </text:p>
          </table:table-cell>
          <table:table-cell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 office:value-type="string" calcext:value-type="string">
            <text:p>Banques</text:p>
          </table:table-cell>
          <table:table-cell table:style-name="ce43" table:formula="of:=[.B4]+[.B11]+[.B17]+[.B24]+[.B32]+[.B38]+[.B39]+[.B47]+[.B53]+[.B66]+[.B77]+[.B97]+[.B105]+[.B118]+[.B125]-[.B125]" office:value-type="currency" office:currency="EUR" office:value="231.13" calcext:value-type="currency">
            <text:p>231,13 €</text:p>
          </table:table-cell>
          <table:table-cell table:style-name="ce159" office:value-type="string" calcext:value-type="string">
            <text:p>CMB, Hiboutik 2020, SumUp, …</text:p>
          </table:table-cell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3" office:value-type="string" calcext:value-type="string">
            <text:p>Telecom</text:p>
          </table:table-cell>
          <table:table-cell table:style-name="ce44" table:formula="of:=[.B4]+[.B82]+[.B48]" office:value-type="currency" office:currency="EUR" office:value="58.27" calcext:value-type="currency">
            <text:p>58,27 €</text:p>
          </table:table-cell>
          <table:table-cell table:style-name="ce159" office:value-type="string" calcext:value-type="string">
            <text:p>OVH, Apizee, </text:p>
          </table:table-cell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3" office:value-type="string" calcext:value-type="string">
            <text:p>Loyer</text:p>
          </table:table-cell>
          <table:table-cell table:style-name="ce127" office:value-type="currency" office:currency="EUR" office:value="2400" calcext:value-type="currency">
            <text:p>2.400,00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3" office:value-type="string" calcext:value-type="string">
            <text:p>Total Dépenses fixes </text:p>
          </table:table-cell>
          <table:table-cell table:style-name="ce44" table:formula="of:=SUM([.B128:.B135])" office:value-type="currency" office:currency="EUR" office:value="3655.52" calcext:value-type="currency">
            <text:p>3.655,52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number-columns-repeated="2"/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/>
          <table:table-cell table:style-name="ce43"/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3" office:value-type="string" calcext:value-type="string">
            <text:p>Dépenses fixes</text:p>
          </table:table-cell>
          <table:table-cell table:style-name="ce44" table:formula="of:=SUM([.B131:.B135])" office:value-type="currency" office:currency="EUR" office:value="3655.52" calcext:value-type="currency">
            <text:p>3.655,52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 office:value-type="string" calcext:value-type="string">
            <text:p>Atelier</text:p>
          </table:table-cell>
          <table:table-cell table:style-name="ce43" table:formula="of:=[.B5]+[.B16]+[.B18]+[.B31]+[.B33]+[.B40]+[.B58]+[.B59]+[.B69]+[.B79]+[.B80]+[.B85]+[.B86]+[.B84]+[.B99]+[.B106]+[.B107]+[.B113]+[.B114]+[.B116]+[.B117]" office:value-type="currency" office:currency="EUR" office:value="5085.46" calcext:value-type="currency">
            <text:p>5.085,46 €</text:p>
          </table:table-cell>
          <table:table-cell table:style-name="ce159" office:value-type="string" calcext:value-type="string">
            <text:p>Encres, matières, vinyle, <text:s/>dont brodeuse 2750</text:p>
            <draw:frame table:end-cell-address="depenses_2021.F159" table:end-x="3.326cm" table:end-y="0.273cm" draw:z-index="0" draw:name="Chart 1" draw:style-name="gr1" draw:text-style-name="P1" svg:width="19.605cm" svg:height="10.804cm" svg:x="0.003cm" svg:y="0.026cm">
              <draw:object draw:notify-on-update-of-ranges="depenses_2021.A139:depenses_2021.A144 depenses_2021.B139:depenses_2021.B1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 office:value-type="string" calcext:value-type="string">
            <text:p>LoRa</text:p>
          </table:table-cell>
          <table:table-cell table:style-name="ce43" table:formula="of:=[.B108]" office:value-type="currency" office:currency="EUR" office:value="705" calcext:value-type="currency">
            <text:p>705,00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 office:value-type="string" calcext:value-type="string">
            <text:p>Déménagement (frais 2021) + 1000 € en 2022</text:p>
          </table:table-cell>
          <table:table-cell table:style-name="ce43" table:formula="of:=[.B41]+[.B42]+[.B43]+[.B55]+[.B56]+[.B57]+[.B67]+[.B68]+[.B83]+[.B109]+[.B111]+[.B112]" office:value-type="currency" office:currency="EUR" office:value="671.85" calcext:value-type="currency">
            <text:p>671,85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3" office:value-type="string" calcext:value-type="string">
            <text:p>Di<text:span text:style-name="T1">vers</text:span></text:p>
          </table:table-cell>
          <table:table-cell table:style-name="ce127" table:formula="of:=[.B156]-[.B144]-[.B142]-[.B140]-[.B139]-[.B141]" office:value-type="currency" office:currency="EUR" office:value="104.380000000001" calcext:value-type="currency">
            <text:p>104,38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3" office:value-type="string" calcext:value-type="string">
            <text:p>Avances 2022</text:p>
          </table:table-cell>
          <table:table-cell table:style-name="ce44" table:formula="of:=[.B118]" office:value-type="currency" office:currency="EUR" office:value="155.88" calcext:value-type="currency">
            <text:p>155,88 €</text:p>
          </table:table-cell>
          <table:table-cell table:style-name="ce159"/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number-columns-repeated="2"/>
          <table:table-cell table:style-name="ce159" office:value-type="string" calcext:value-type="string">
            <text:p>Hiboutik abonnement</text:p>
          </table:table-cell>
          <table:table-cell table:number-columns-repeated="3"/>
          <table:table-cell table:style-name="ce80" table:number-columns-repeated="2"/>
          <table:table-cell table:number-columns-repeated="56"/>
        </table:table-row>
        <table:table-row table:style-name="ro2">
          <table:table-cell table:style-name="ce22"/>
          <table:table-cell table:style-name="ce43"/>
          <table:table-cell table:style-name="ce159"/>
          <table:table-cell table:number-columns-repeated="61"/>
        </table:table-row>
        <table:table-row table:style-name="ro2">
          <table:table-cell table:style-name="ce23"/>
          <table:table-cell table:style-name="ce44"/>
          <table:table-cell table:style-name="ce160"/>
          <table:table-cell table:number-columns-repeated="61"/>
        </table:table-row>
        <table:table-row table:style-name="ro2">
          <table:table-cell table:style-name="ce23"/>
          <table:table-cell table:style-name="ce45"/>
          <table:table-cell table:style-name="ce159"/>
          <table:table-cell table:number-columns-repeated="61"/>
        </table:table-row>
        <table:table-row table:style-name="ro2">
          <table:table-cell table:style-name="ce23" office:value-type="string" calcext:value-type="string">
            <text:p>Delta Caisse Hiboutik 01/2022 – 01/2021</text:p>
          </table:table-cell>
          <table:table-cell table:style-name="ce127" table:formula="of:=78.55-60" office:value-type="currency" office:currency="EUR" office:value="18.55" calcext:value-type="currency">
            <text:p>18,55 €</text:p>
          </table:table-cell>
          <table:table-cell table:style-name="ce161"/>
          <table:table-cell table:number-columns-repeated="61"/>
        </table:table-row>
        <table:table-row table:style-name="ro2">
          <table:table-cell table:style-name="ce23"/>
          <table:table-cell table:style-name="ce45"/>
          <table:table-cell table:style-name="ce159"/>
          <table:table-cell table:number-columns-repeated="61"/>
        </table:table-row>
        <table:table-row table:style-name="ro2" table:number-rows-repeated="2">
          <table:table-cell table:style-name="ce22"/>
          <table:table-cell table:style-name="ce43"/>
          <table:table-cell table:style-name="ce159"/>
          <table:table-cell table:number-columns-repeated="61"/>
        </table:table-row>
        <table:table-row table:style-name="ro2" table:number-rows-repeated="3">
          <table:table-cell table:style-name="ce23"/>
          <table:table-cell table:style-name="ce44"/>
          <table:table-cell table:style-name="ce159"/>
          <table:table-cell table:number-columns-repeated="61"/>
        </table:table-row>
        <table:table-row table:style-name="ro2">
          <table:table-cell table:style-name="ce60" office:value-type="string" calcext:value-type="string">
            <text:p>Dépenses 2021</text:p>
          </table:table-cell>
          <table:table-cell table:style-name="ce108" table:formula="of:=[.B122]" office:value-type="currency" office:currency="EUR" office:value="10378.09" calcext:value-type="currency">
            <text:p>10.378,09 €</text:p>
          </table:table-cell>
          <table:table-cell table:style-name="ce159"/>
          <table:table-cell table:number-columns-repeated="61"/>
        </table:table-row>
        <table:table-row table:style-name="ro2">
          <table:table-cell table:style-name="ce60" office:value-type="string" calcext:value-type="string">
            <text:p>Recettes 2021</text:p>
          </table:table-cell>
          <table:table-cell table:style-name="ce134" table:formula="of:=[$Recettes_2021.B129]" office:value-type="currency" office:currency="EUR" office:value="11279.95" calcext:value-type="currency">
            <text:p>11.279,95 €</text:p>
          </table:table-cell>
          <table:table-cell table:style-name="ce162"/>
          <table:table-cell table:number-columns-repeated="61"/>
        </table:table-row>
        <table:table-row table:style-name="ro2">
          <table:table-cell table:style-name="ce60" office:value-type="string" calcext:value-type="string">
            <text:p>Résultat 2021</text:p>
          </table:table-cell>
          <table:table-cell table:style-name="ce134" table:formula="of:=[.B157]-[.B156]" office:value-type="currency" office:currency="EUR" office:value="901.859999999999" calcext:value-type="currency">
            <text:p>901,86 €</text:p>
          </table:table-cell>
          <table:table-cell table:style-name="ce16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Dépenses 2021</text:p>
          </table:table-cell>
          <table:table-cell table:style-name="ce47" table:formula="of:=[.B122]" office:value-type="currency" office:currency="EUR" office:value="10378.09" calcext:value-type="currency">
            <text:p>10.378,09 €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ttes 2021</text:p>
          </table:table-cell>
          <table:table-cell table:style-name="ce47" table:formula="of:=[$Recettes_2021.B129]" office:value-type="currency" office:currency="EUR" office:value="11279.95" calcext:value-type="currency">
            <text:p>11.279,95 €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ésultat 2021</text:p>
          </table:table-cell>
          <table:table-cell table:style-name="ce47" table:formula="of:=[.B161]-[.B160]" office:value-type="currency" office:currency="EUR" office:value="901.859999999999" calcext:value-type="currency">
            <text:p>901,86 €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ce50" office:value-type="string" calcext:value-type="string">
            <text:p>Recettes 2021 extraction HIBOUTIK</text:p>
          </table:table-cell>
          <table:table-cell table:style-name="ce50" office:value-type="string" calcext:value-type="string">
            <text:p>CA TTC</text:p>
          </table:table-cell>
          <table:table-cell table:style-name="ce54"/>
          <table:table-cell table:style-name="ce196" table:number-columns-repeated="4"/>
          <table:table-cell table:style-name="ce250"/>
          <table:table-cell table:number-columns-repeated="56"/>
        </table:table-row>
        <table:table-row table:style-name="ro2">
          <table:table-cell table:style-name="ce124" office:value-type="string" calcext:value-type="string">
            <text:p>Adhésions</text:p>
          </table:table-cell>
          <table:table-cell table:style-name="ce124" office:value-type="float" office:value="2420" calcext:value-type="float">
            <text:p>2420</text:p>
          </table:table-cell>
          <table:table-cell table:style-name="ce54"/>
          <table:table-cell table:style-name="ce61" table:number-columns-repeated="3"/>
          <table:table-cell table:style-name="ce18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Atelier</text:p>
          </table:table-cell>
          <table:table-cell table:style-name="ce117" office:value-type="float" office:value="1761.8" calcext:value-type="float">
            <text:p>1761,8</text:p>
          </table:table-cell>
          <table:table-cell table:style-name="ce54"/>
          <table:table-cell table:style-name="ce61" table:number-columns-repeated="2"/>
          <table:table-cell table:style-name="ce183"/>
          <table:table-cell table:style-name="ce61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Dont Laser</text:p>
          </table:table-cell>
          <table:table-cell table:style-name="ce124" office:value-type="float" office:value="980" calcext:value-type="float">
            <text:p>980</text:p>
          </table:table-cell>
          <table:table-cell table:style-name="ce54"/>
          <table:table-cell table:style-name="ce61" table:number-columns-repeated="3"/>
          <table:table-cell table:style-name="ce18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Dont Impression 3D</text:p>
          </table:table-cell>
          <table:table-cell table:style-name="ce117" office:value-type="float" office:value="165.8" calcext:value-type="float">
            <text:p>165,8</text:p>
          </table:table-cell>
          <table:table-cell table:style-name="ce54"/>
          <table:table-cell table:style-name="ce183"/>
          <table:table-cell table:style-name="ce61"/>
          <table:table-cell table:style-name="ce183"/>
          <table:table-cell table:style-name="ce18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Dont Plotter découpe</text:p>
          </table:table-cell>
          <table:table-cell table:style-name="ce124" office:value-type="float" office:value="10" calcext:value-type="float">
            <text:p>10</text:p>
          </table:table-cell>
          <table:table-cell table:style-name="ce54"/>
          <table:table-cell table:style-name="ce61" table:number-columns-repeated="3"/>
          <table:table-cell table:style-name="ce18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Dont Thermoformage</text:p>
          </table:table-cell>
          <table:table-cell table:style-name="ce124" office:value-type="float" office:value="20" calcext:value-type="float">
            <text:p>20</text:p>
          </table:table-cell>
          <table:table-cell table:style-name="ce54"/>
          <table:table-cell table:style-name="ce61" table:number-columns-repeated="3"/>
          <table:table-cell table:style-name="ce18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Dont Objets</text:p>
          </table:table-cell>
          <table:table-cell table:style-name="ce124" office:value-type="float" office:value="710" calcext:value-type="float">
            <text:p>710</text:p>
          </table:table-cell>
          <table:table-cell table:style-name="ce54"/>
          <table:table-cell table:style-name="ce61" table:number-columns-repeated="4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Contrat ADIT</text:p>
          </table:table-cell>
          <table:table-cell table:style-name="ce117" office:value-type="float" office:value="2062.5" calcext:value-type="float">
            <text:p>2062,5</text:p>
          </table:table-cell>
          <table:table-cell table:style-name="ce54"/>
          <table:table-cell table:style-name="ce61" table:number-columns-repeated="4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Subvention Département achat brodeuse numérique</text:p>
          </table:table-cell>
          <table:table-cell table:style-name="ce124" office:value-type="float" office:value="2000" calcext:value-type="float">
            <text:p>2000</text:p>
          </table:table-cell>
          <table:table-cell table:style-name="ce54"/>
          <table:table-cell table:style-name="ce61" table:number-columns-repeated="4"/>
          <table:table-cell table:style-name="ce200"/>
          <table:table-cell table:number-columns-repeated="56"/>
        </table:table-row>
        <table:table-row table:style-name="ro2">
          <table:table-cell table:style-name="ce124" office:value-type="string" calcext:value-type="string">
            <text:p>Subvention LTC déménagement</text:p>
          </table:table-cell>
          <table:table-cell table:style-name="ce54" office:value-type="float" office:value="2400" calcext:value-type="float">
            <text:p>2400</text:p>
          </table:table-cell>
          <table:table-cell table:style-name="ce54"/>
          <table:table-cell table:style-name="ce61" table:number-columns-repeated="4"/>
          <table:table-cell table:style-name="ce200"/>
          <table:table-cell table:number-columns-repeated="56"/>
        </table:table-row>
        <table:table-row table:style-name="ro2">
          <table:table-cell table:style-name="ce57" office:value-type="string" calcext:value-type="string">
            <text:p>erreurs caisse rectifiées (AR -20€, DB -30€ sur ESP mais +30€ sur CHE, TH -20€)+Delta Caisse Hiboutik 01/2022 – 01/2021</text:p>
          </table:table-cell>
          <table:table-cell table:style-name="ce54" table:formula="of:=50+18.55" office:value-type="float" office:value="68.55" calcext:value-type="float">
            <text:p>68,55</text:p>
          </table:table-cell>
          <table:table-cell table:style-name="ce54"/>
          <table:table-cell table:style-name="ce61" table:number-columns-repeated="4"/>
          <table:table-cell table:style-name="ce200"/>
          <table:table-cell table:number-columns-repeated="56"/>
        </table:table-row>
        <table:table-row table:style-name="ro2">
          <table:table-cell table:style-name="ce54" office:value-type="string" calcext:value-type="string">
            <text:p>Total</text:p>
          </table:table-cell>
          <table:table-cell table:style-name="ce54" table:formula="of:=[.B167]+[.B168]+[.B173]+[.B174]+[.B175]+[.B176]-[.B177]" office:value-type="float" office:value="11285.75" calcext:value-type="float">
            <text:p>11285,75</text:p>
          </table:table-cell>
          <table:table-cell table:style-name="ce61"/>
          <table:table-cell table:number-columns-repeated="61"/>
        </table:table-row>
        <table:table-row table:style-name="ro2">
          <table:table-cell table:style-name="ce54" office:value-type="string" calcext:value-type="string">
            <text:p>Ecart sur CMB</text:p>
          </table:table-cell>
          <table:table-cell table:style-name="ce122" table:formula="of:=[.B161]-[.B178]" office:value-type="currency" office:currency="EUR" office:value="-5.80000000000109" calcext:value-type="currency">
            <text:p>-5,80 €</text:p>
          </table:table-cell>
          <table:table-cell table:style-name="ce54"/>
          <table:table-cell table:number-columns-repeated="61"/>
        </table:table-row>
        <table:table-row table:style-name="ro2" table:number-rows-repeated="3">
          <table:table-cell table:style-name="ce54" table:number-columns-repeated="3"/>
          <table:table-cell table:number-columns-repeated="61"/>
        </table:table-row>
        <table:table-row table:style-name="ro2">
          <table:table-cell table:style-name="ce124"/>
          <table:table-cell table:style-name="ce54" table:number-columns-repeated="2"/>
          <table:table-cell table:number-columns-repeated="61"/>
        </table:table-row>
        <table:table-row table:style-name="ro2">
          <table:table-cell table:style-name="ce50" office:value-type="string" calcext:value-type="string">
            <text:p>Adhésion Association 2021</text:p>
          </table:table-cell>
          <table:table-cell table:style-name="ce50" office:value-type="string" calcext:value-type="string">
            <text:p>Quantité</text:p>
          </table:table-cell>
          <table:table-cell table:style-name="ce50" office:value-type="string" calcext:value-type="string">
            <text:p>CA TTC</text:p>
          </table:table-cell>
          <table:table-cell/>
          <table:table-cell table:style-name="ce196" table:number-columns-repeated="4"/>
          <table:table-cell table:style-name="ce201" office:value-type="string" calcext:value-type="string">
            <text:p> </text:p>
          </table:table-cell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Particulier 2021</text:p>
          </table:table-cell>
          <table:table-cell table:style-name="ce124" office:value-type="float" office:value="43" calcext:value-type="float">
            <text:p>43</text:p>
          </table:table-cell>
          <table:table-cell table:style-name="ce124" office:value-type="float" office:value="1290" calcext:value-type="float">
            <text:p>129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Association 2021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600" calcext:value-type="float">
            <text:p>60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Particulier 2022 (Social)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20" calcext:value-type="float">
            <text:p>2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Particulier 2021 (Social)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50" calcext:value-type="float">
            <text:p>5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primo-adhérent 2021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Particulier 2022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360" calcext:value-type="float">
            <text:p>36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Gratuite Freins à l'emploi 2021/2022 et autres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/>
          <table:table-cell table:style-name="ce61" table:number-columns-repeated="4"/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Adhésion Association 2022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00" calcext:value-type="float">
            <text:p>100</text:p>
          </table:table-cell>
          <table:table-cell/>
          <table:table-cell table:style-name="ce61" table:number-columns-repeated="4"/>
          <table:table-cell table:number-columns-repeated="56"/>
        </table:table-row>
        <table:table-row table:style-name="ro2">
          <table:table-cell table:style-name="ce54" table:number-columns-repeated="2"/>
          <table:table-cell table:style-name="ce54" table:formula="of:=SUM([.C185:.C192])" office:value-type="float" office:value="2420" calcext:value-type="float">
            <text:p>2420</text:p>
          </table:table-cell>
          <table:table-cell table:number-columns-repeated="61"/>
        </table:table-row>
        <table:table-row table:style-name="ro2">
          <table:table-cell table:style-name="ce50" office:value-type="string" calcext:value-type="string">
            <text:p>Objets</text:p>
          </table:table-cell>
          <table:table-cell table:style-name="ce50" office:value-type="string" calcext:value-type="string">
            <text:p>Quantité</text:p>
          </table:table-cell>
          <table:table-cell table:style-name="ce50" office:value-type="string" calcext:value-type="string">
            <text:p>CA TTC</text:p>
          </table:table-cell>
          <table:table-cell/>
          <table:table-cell table:style-name="ce196" table:number-columns-repeated="3"/>
          <table:table-cell table:style-name="ce196" office:value-type="string" calcext:value-type="string">
            <text:p>% Marge</text:p>
          </table:table-cell>
          <table:table-cell table:style-name="ce201" office:value-type="string" calcext:value-type="string">
            <text:p> </text:p>
          </table:table-cell>
          <table:table-cell table:number-columns-repeated="55"/>
        </table:table-row>
        <table:table-row table:style-name="ro2">
          <table:table-cell table:style-name="ce124" office:value-type="string" calcext:value-type="string">
            <text:p>ecran 15-17"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0" calcext:value-type="float">
            <text:p>20</text:p>
          </table:table-cell>
          <table:table-cell/>
          <table:table-cell table:style-name="ce61" table:number-columns-repeated="3"/>
          <table:table-cell table:style-name="ce61" office:value-type="float" office:value="100" calcext:value-type="float">
            <text:p>100</text:p>
          </table:table-cell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PC Fixe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80" calcext:value-type="float">
            <text:p>80</text:p>
          </table:table-cell>
          <table:table-cell/>
          <table:table-cell table:style-name="ce61" table:number-columns-repeated="3"/>
          <table:table-cell table:style-name="ce61" office:value-type="float" office:value="100" calcext:value-type="float">
            <text:p>100</text:p>
          </table:table-cell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PC Portable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20" calcext:value-type="float">
            <text:p>120</text:p>
          </table:table-cell>
          <table:table-cell/>
          <table:table-cell table:style-name="ce61" table:number-columns-repeated="3"/>
          <table:table-cell table:style-name="ce61" office:value-type="float" office:value="100" calcext:value-type="float">
            <text:p>100</text:p>
          </table:table-cell>
          <table:table-cell table:style-name="ce200"/>
          <table:table-cell table:number-columns-repeated="55"/>
        </table:table-row>
        <table:table-row table:style-name="ro2">
          <table:table-cell table:style-name="ce124" office:value-type="string" calcext:value-type="string">
            <text:p>OORobot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490" calcext:value-type="float">
            <text:p>490</text:p>
          </table:table-cell>
          <table:table-cell/>
          <table:table-cell table:style-name="ce61" table:number-columns-repeated="3"/>
          <table:table-cell table:style-name="ce61" office:value-type="string" calcext:value-type="string">
            <text:p>63.27</text:p>
          </table:table-cell>
          <table:table-cell table:style-name="ce200"/>
          <table:table-cell table:number-columns-repeated="55"/>
        </table:table-row>
        <table:table-row table:style-name="ro2">
          <table:table-cell table:style-name="ce61"/>
          <table:table-cell/>
          <table:table-cell table:style-name="Default"/>
          <table:table-cell table:number-columns-repeated="61"/>
        </table:table-row>
        <table:table-row table:style-name="ro2" table:number-rows-repeated="804">
          <table:table-cell table:number-columns-repeated="64"/>
        </table:table-row>
        <table:table-row table:style-name="ro6" table:number-rows-repeated="1047500">
          <table:table-cell table:number-columns-repeated="64"/>
        </table:table-row>
        <table:table-row table:style-name="ro7" table:number-rows-repeated="7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Recettes_2021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138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0" table:default-cell-style-name="Default"/>
        <table:table-column table:style-name="co10" table:number-columns-repeated="34" table:default-cell-style-name="Default"/>
        <table:table-row table:style-name="ro7">
          <table:table-cell table:style-name="ce3" office:value-type="string" calcext:value-type="string">
            <text:p>CMB chèques le 01/01/2021</text:p>
          </table:table-cell>
          <table:table-cell table:style-name="ce98" office:value-type="currency" office:currency="EUR" office:value="3547.65" calcext:value-type="currency">
            <text:p>3.547,65 €</text:p>
          </table:table-cell>
          <table:table-cell table:style-name="ce144" office:value-type="string" calcext:value-type="string">
            <text:p>CMB relevé du <text:s/>07/01/2021</text:p>
          </table:table-cell>
          <table:table-cell table:style-name="ce3" office:value-type="float" office:value="2765" calcext:value-type="float">
            <text:p>2765</text:p>
          </table:table-cell>
          <table:table-cell table:style-name="ce3" office:value-type="string" calcext:value-type="string">
            <text:p>Calcul CMB chèques le 01/01/2021 </text:p>
          </table:table-cell>
          <table:table-cell table:style-name="ce3" table:formula="of:=2765-25-34+3+156+682" office:value-type="float" office:value="3547" calcext:value-type="float">
            <text:p>3547</text:p>
          </table:table-cell>
          <table:table-cell table:style-name="ce62"/>
          <table:table-cell table:number-columns-repeated="57"/>
        </table:table-row>
        <table:table-row table:style-name="ro7">
          <table:table-cell table:style-name="ce3" office:value-type="string" calcext:value-type="string">
            <text:p>CMB chèques le 01/01/2022</text:p>
          </table:table-cell>
          <table:table-cell table:style-name="ce98" office:value-type="currency" office:currency="EUR" office:value="4505.36" calcext:value-type="currency">
            <text:p>4.505,36 €</text:p>
          </table:table-cell>
          <table:table-cell table:style-name="ce144" office:value-type="string" calcext:value-type="string">
            <text:p>CMB relevé du <text:s/>07/01/2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alcul CMB chèques le 01/01/2021 </text:p>
          </table:table-cell>
          <table:table-cell table:style-name="ce3" office:value-type="float" office:value="0" calcext:value-type="float">
            <text:p>0</text:p>
          </table:table-cell>
          <table:table-cell table:style-name="ce62"/>
          <table:table-cell table:number-columns-repeated="57"/>
        </table:table-row>
        <table:table-row table:style-name="ro2">
          <table:table-cell table:style-name="ce21" office:value-type="string" calcext:value-type="string">
            <text:p>Total général cmb + paypal + caisse (slide AG 2021)</text:p>
          </table:table-cell>
          <table:table-cell table:style-name="ce82"/>
          <table:table-cell table:style-name="ce146" table:formula="of:=20105+107+60+3547.65" office:value-type="float" office:value="23819.65" calcext:value-type="float">
            <text:p>23819,65</text:p>
          </table:table-cell>
          <table:table-cell office:value-type="string" calcext:value-type="string">
            <text:p>3603 ??</text:p>
          </table:table-cell>
          <table:table-cell table:number-columns-repeated="60"/>
        </table:table-row>
        <table:table-row table:style-name="ro2">
          <table:table-cell table:style-name="ce21" office:value-type="string" calcext:value-type="string">
            <text:p>Total général cmb + paypal + caisse (slide AG 2022)</text:p>
          </table:table-cell>
          <table:table-cell table:style-name="ce82"/>
          <table:table-cell table:style-name="ce146" table:formula="of:=20100.02+78.55+4506.36" office:value-type="float" office:value="24684.93" calcext:value-type="float">
            <text:p>24684,93</text:p>
          </table:table-cell>
          <table:table-cell table:number-columns-repeated="61"/>
        </table:table-row>
        <table:table-row table:style-name="ro2">
          <table:table-cell table:style-name="ce87" office:value-type="string" calcext:value-type="string">
            <text:p>Dépot Association KERNEL Janvier 2021</text:p>
          </table:table-cell>
          <table:table-cell table:style-name="ce100"/>
          <table:table-cell table:style-name="ce206"/>
          <table:table-cell table:style-name="ce126" table:number-columns-repeated="2"/>
          <table:table-cell table:style-name="ce141" table:number-columns-repeated="59"/>
        </table:table-row>
        <table:table-row table:style-name="ro2">
          <table:table-cell table:style-name="ce61" office:value-type="string" calcext:value-type="string">
            <text:p>01/01Date opération02/01Libellé<text:a xlink:href="https://www.cmb.fr/domiweb/prive/professionnel/situationGlobaleProfessionnel/1-situationGlobaleProfessionnel.act?csrf=38d069eb8f33c47f#" xlink:type="simple">ANN CARTE WWW.ALIEXPRESS.C LUXEMBOURG</text:a> Crédit25,28</text:p>
          </table:table-cell>
          <table:table-cell table:style-name="ce191" office:value-type="float" office:value="25.28" calcext:value-type="float">
            <text:p>25,28</text:p>
          </table:table-cell>
          <table:table-cell office:value-type="string" calcext:value-type="string">
            <text:p>atelier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01/01Date opération02/01Libellé<text:a xlink:href="https://www.cmb.fr/domiweb/prive/professionnel/situationGlobaleProfessionnel/1-situationGlobaleProfessionnel.act?csrf=38d069eb8f33c47f#" xlink:type="simple">ANN CARTE WWW.ALIEXPRESS.C LUXEMBOURG</text:a> Crédit33,72</text:p>
          </table:table-cell>
          <table:table-cell table:style-name="ce191" office:value-type="float" office:value="33.72" calcext:value-type="float">
            <text:p>33,72</text:p>
          </table:table-cell>
          <table:table-cell office:value-type="string" calcext:value-type="string">
            <text:p>atelier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19/01Date opération19/01Libellé<text:a xlink:href="https://www.cmb.fr/domiweb/prive/professionnel/situationGlobaleProfessionnel/1-situationGlobaleProfessionnel.act?csrf=38d069eb8f33c47f#" xlink:type="simple">VIR DE LIVRET CMB</text:a> Crédit105,05</text:p>
          </table:table-cell>
          <table:table-cell table:style-name="ce191" office:value-type="float" office:value="105.05" calcext:value-type="float">
            <text:p>105,05</text:p>
          </table:table-cell>
          <table:table-cell office:value-type="string" calcext:value-type="string">
            <text:p>banque</text:p>
          </table:table-cell>
          <table:table-cell table:number-columns-repeated="3"/>
          <table:table-cell table:style-name="ce287"/>
          <table:table-cell table:style-name="ce142" table:number-columns-repeated="57"/>
        </table:table-row>
        <table:table-row table:style-name="ro2">
          <table:table-cell table:style-name="ce61" office:value-type="string" calcext:value-type="string">
            <text:p>Date valeur28/01Date opération28/01Libellé<text:a xlink:href="https://www.cmb.fr/domiweb/prive/professionnel/situationGlobaleProfessionnel/1-situationGlobaleProfessionnel.act?csrf=38d069eb8f33c47f#" xlink:type="simple">VIR INST M BLAISONNEAU OU MME BL</text:a> Crédit30,00</text:p>
          </table:table-cell>
          <table:table-cell table:style-name="ce18" office:value-type="string" calcext:value-type="string">
            <text:p>30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9/01Date opération29/01Libellé<text:a xlink:href="https://www.cmb.fr/domiweb/prive/professionnel/situationGlobaleProfessionnel/1-situationGlobaleProfessionnel.act?csrf=38d069eb8f33c47f#" xlink:type="simple">VIR HOUDOIN THIERRY</text:a> Crédit30,00</text:p>
          </table:table-cell>
          <table:table-cell table:style-name="ce18" office:value-type="string" calcext:value-type="string">
            <text:p>30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9/01Date opération29/01Libellé<text:a xlink:href="https://www.cmb.fr/domiweb/prive/professionnel/situationGlobaleProfessionnel/1-situationGlobaleProfessionnel.act?csrf=38d069eb8f33c47f#" xlink:type="simple">VIR de LAVANANT TANGI / MORV...</text:a> Crédit30,00</text:p>
          </table:table-cell>
          <table:table-cell table:style-name="ce18" office:value-type="string" calcext:value-type="string">
            <text:p>30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18" office:value-type="string" calcext:value-type="string">
            <text:p>28/01 </text:p>
          </table:table-cell>
          <table:table-cell table:style-name="ce18"/>
          <table:table-cell table:style-name="ce61" table:number-columns-repeated="3"/>
          <table:table-cell table:number-columns-repeated="59"/>
        </table:table-row>
        <table:table-row table:style-name="ro2">
          <table:table-cell table:style-name="ce18" office:value-type="string" calcext:value-type="string">
            <text:p>19/01 </text:p>
          </table:table-cell>
          <table:table-cell table:style-name="ce18"/>
          <table:table-cell table:style-name="ce61" table:number-columns-repeated="3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Recettes du mois</text:p>
          </table:table-cell>
          <table:table-cell table:style-name="ce102" table:formula="of:=SUM([.B6:.B11])" office:value-type="currency" office:currency="EUR" office:value="164.05" calcext:value-type="currency">
            <text:p>164,05 €</text:p>
          </table:table-cell>
          <table:table-cell table:style-name="ce146"/>
          <table:table-cell table:number-columns-repeated="61"/>
        </table:table-row>
        <table:table-row table:style-name="ro2">
          <table:table-cell table:style-name="ce5" office:value-type="string" calcext:value-type="string">
            <text:p>Recettes de l’année</text:p>
          </table:table-cell>
          <table:table-cell table:style-name="ce47" table:formula="of:=[.B15]" office:value-type="currency" office:currency="EUR" office:value="164.05" calcext:value-type="currency">
            <text:p>164,05 €</text:p>
          </table:table-cell>
          <table:table-cell table:style-name="ce146"/>
          <table:table-cell table:number-columns-repeated="61"/>
        </table:table-row>
        <table:table-row table:style-name="ro2">
          <table:table-cell table:style-name="ce21"/>
          <table:table-cell table:style-name="ce82"/>
          <table:table-cell table:style-name="ce146"/>
          <table:table-cell table:number-columns-repeated="61"/>
        </table:table-row>
        <table:table-row table:style-name="ro2">
          <table:table-cell table:style-name="ce87" office:value-type="string" calcext:value-type="string">
            <text:p>Dépot Association KERNEL</text:p>
          </table:table-cell>
          <table:table-cell table:style-name="ce100"/>
          <table:table-cell table:style-name="ce207" office:value-type="date" office:date-value="2021-02-01" calcext:value-type="date">
            <text:p>febrero 2021</text:p>
          </table:table-cell>
          <table:table-cell table:style-name="ce126"/>
          <table:table-cell table:style-name="ce126" office:value-type="string" calcext:value-type="string">
            <text:p>Commentaire</text:p>
          </table:table-cell>
          <table:table-cell table:style-name="ce141" table:number-columns-repeated="59"/>
        </table:table-row>
        <table:table-row table:style-name="ro2">
          <table:table-cell table:style-name="ce41" office:value-type="currency" office:currency="EUR" office:value="30" calcext:value-type="currency">
            <text:p>30,00 €</text:p>
          </table:table-cell>
          <table:table-cell table:style-name="ce101" office:value-type="date" office:date-value="2021-01-27" calcext:value-type="date">
            <text:p>27/01/21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04/02Date opération04/02Libellé<text:a xlink:href="https://www.cmb.fr/domiweb/prive/professionnel/situationGlobaleProfessionnel/1-situationGlobaleProfessionnel.act?csrf=38d069eb8f33c47f#" xlink:type="simple">VIR MR OU MME RICHOMME MORGAN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style-name="ce142"/>
          <table:table-cell table:style-name="ce143"/>
          <table:table-cell table:style-name="ce142" table:number-columns-repeated="57"/>
        </table:table-row>
        <table:table-row table:style-name="ro2">
          <table:table-cell table:style-name="ce61" office:value-type="string" calcext:value-type="string">
            <text:p>Date valeur08/02Date opération08/02Libellé<text:a xlink:href="https://www.cmb.fr/domiweb/prive/professionnel/situationGlobaleProfessionnel/1-situationGlobaleProfessionnel.act?csrf=38d069eb8f33c47f#" xlink:type="simple">VIR M OU MME LABIDUR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style-name="ce142"/>
          <table:table-cell table:style-name="ce143"/>
          <table:table-cell table:style-name="ce142" table:number-columns-repeated="57"/>
        </table:table-row>
        <table:table-row table:style-name="ro8">
          <table:table-cell table:style-name="ce61" office:value-type="string" calcext:value-type="string">
            <text:p>Date valeur08/02Date opération08/02Libellé<text:a xlink:href="https://www.cmb.fr/domiweb/prive/professionnel/situationGlobaleProfessionnel/1-situationGlobaleProfessionnel.act?csrf=38d069eb8f33c47f#" xlink:type="simple">VIR MLE DINSMORE C OU M DUMET CE</text:a> Crédit10,00</text:p>
          </table:table-cell>
          <table:table-cell table:style-name="ce102" office:value-type="currency" office:currency="EUR" office:value="10" calcext:value-type="currency">
            <text:p>10,00 €</text:p>
          </table:table-cell>
          <table:table-cell table:style-name="ce61" office:value-type="string" calcext:value-type="string">
            <text:p>cotisation</text:p>
          </table:table-cell>
          <table:table-cell/>
          <table:table-cell table:style-name="ce61"/>
          <table:table-cell table:style-name="ce142"/>
          <table:table-cell table:style-name="ce143"/>
          <table:table-cell table:style-name="ce142" table:number-columns-repeated="57"/>
        </table:table-row>
        <table:table-row table:style-name="ro2">
          <table:table-cell table:style-name="ce61" office:value-type="string" calcext:value-type="string">
            <text:p>Date valeur08/02Date opération08/02Libellé<text:a xlink:href="https://www.cmb.fr/domiweb/prive/professionnel/situationGlobaleProfessionnel/1-situationGlobaleProfessionnel.act?csrf=38d069eb8f33c47f#" xlink:type="simple">VIR MLE DINSMORE C OU M DUMET CE</text:a> Crédit20,00</text:p>
          </table:table-cell>
          <table:table-cell table:style-name="ce102" office:value-type="currency" office:currency="EUR" office:value="20" calcext:value-type="currency">
            <text:p>2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style-name="ce142"/>
          <table:table-cell table:style-name="ce143"/>
          <table:table-cell table:style-name="ce142" table:number-columns-repeated="57"/>
        </table:table-row>
        <table:table-row table:style-name="ro2">
          <table:table-cell table:style-name="ce61" office:value-type="string" calcext:value-type="string">
            <text:p>Date valeur09/02Date opération09/02Libellé<text:a xlink:href="https://www.cmb.fr/domiweb/prive/professionnel/situationGlobaleProfessionnel/1-situationGlobaleProfessionnel.act?csrf=38d069eb8f33c47f#" xlink:type="simple">VIR M. NICOLAS MOTEAU OU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style-name="ce142"/>
          <table:table-cell table:style-name="ce143"/>
          <table:table-cell table:style-name="ce142" table:number-columns-repeated="57"/>
        </table:table-row>
        <table:table-row table:style-name="ro2">
          <table:table-cell table:style-name="ce61" office:value-type="string" calcext:value-type="string">
            <text:p>Date valeur16/02Date opération16/02Libellé<text:a xlink:href="https://www.cmb.fr/domiweb/prive/professionnel/situationGlobaleProfessionnel/1-situationGlobaleProfessionnel.act?csrf=38d069eb8f33c47f#" xlink:type="simple">VIR BIDEAU SOIZIC OU MR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style-name="ce142"/>
          <table:table-cell table:style-name="ce143"/>
          <table:table-cell table:style-name="ce142" table:number-columns-repeated="57"/>
        </table:table-row>
        <table:table-row table:style-name="ro2">
          <table:table-cell table:style-name="ce61" office:value-type="string" calcext:value-type="string">
            <text:p>Date valeur18/02Date opération18/02Libellé<text:a xlink:href="https://www.cmb.fr/domiweb/prive/professionnel/situationGlobaleProfessionnel/1-situationGlobaleProfessionnel.act?csrf=38d069eb8f33c47f#" xlink:type="simple">VIR INST Dominique TOLLU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19/02Date opération19/02Libellé<text:a xlink:href="https://www.cmb.fr/domiweb/prive/professionnel/situationGlobaleProfessionnel/1-situationGlobaleProfessionnel.act?csrf=38d069eb8f33c47f#" xlink:type="simple">VIR de RAULO EMMANUEL / RAUL...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19/02Date opération19/02Libellé<text:a xlink:href="https://www.cmb.fr/domiweb/prive/professionnel/situationGlobaleProfessionnel/1-situationGlobaleProfessionnel.act?csrf=38d069eb8f33c47f#" xlink:type="simple">VIR PAIMPARAY THEOPHILE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2/02Date opération22/02Libellé<text:a xlink:href="https://www.cmb.fr/domiweb/prive/professionnel/situationGlobaleProfessionnel/1-situationGlobaleProfessionnel.act?csrf=38d069eb8f33c47f#" xlink:type="simple">VIR M OU MME COSTES OLIVIER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3/02Date opération23/02Libellé<text:a xlink:href="https://www.cmb.fr/domiweb/prive/professionnel/situationGlobaleProfessionnel/1-situationGlobaleProfessionnel.act?csrf=38d069eb8f33c47f#" xlink:type="simple">VIR M SCHINKIEVIEZ THIERRY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3/02Date opération23/02Libellé<text:a xlink:href="https://www.cmb.fr/domiweb/prive/professionnel/situationGlobaleProfessionnel/1-situationGlobaleProfessionnel.act?csrf=38d069eb8f33c47f#" xlink:type="simple">VIR INST VIALLET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4/02Date opération24/02Libellé<text:a xlink:href="https://www.cmb.fr/domiweb/prive/professionnel/situationGlobaleProfessionnel/1-situationGlobaleProfessionnel.act?csrf=38d069eb8f33c47f#" xlink:type="simple">VIR POTEL F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4/02Date opération24/02Libellé<text:a xlink:href="https://www.cmb.fr/domiweb/prive/professionnel/situationGlobaleProfessionnel/1-situationGlobaleProfessionnel.act?csrf=38d069eb8f33c47f#" xlink:type="simple">VIR de SALVAT MATTHIEU Adhesion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4/02Date opération24/02Libellé<text:a xlink:href="https://www.cmb.fr/domiweb/prive/professionnel/situationGlobaleProfessionnel/1-situationGlobaleProfessionnel.act?csrf=38d069eb8f33c47f#" xlink:type="simple">VIR MAIF SIEGE SOCIAL NIORT</text:a> Crédit13,66</text:p>
          </table:table-cell>
          <table:table-cell table:style-name="ce102" office:value-type="currency" office:currency="EUR" office:value="13.66" calcext:value-type="currency">
            <text:p>13,66 €</text:p>
          </table:table-cell>
          <table:table-cell table:style-name="ce61" office:value-type="string" calcext:value-type="string">
            <text:p>assurance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4/02Date opération24/02Libellé<text:a xlink:href="https://www.cmb.fr/domiweb/prive/professionnel/situationGlobaleProfessionnel/1-situationGlobaleProfessionnel.act?csrf=38d069eb8f33c47f#" xlink:type="simple">VIR INST DARE MAUD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5/02Date opération24/02Libellé<text:a xlink:href="https://www.cmb.fr/domiweb/prive/professionnel/situationGlobaleProfessionnel/1-situationGlobaleProfessionnel.act?csrf=38d069eb8f33c47f#" xlink:type="simple">REM CHQ 7196751 0805 003 CHQ</text:a> Crédit110,00</text:p>
          </table:table-cell>
          <table:table-cell table:style-name="ce102" office:value-type="currency" office:currency="EUR" office:value="110" calcext:value-type="currency">
            <text:p>110,00 €</text:p>
          </table:table-cell>
          <table:table-cell table:style-name="ce61" office:value-type="string" calcext:value-type="string">
            <text:p>cotisation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26/02Date opération26/02Libellé<text:a xlink:href="https://www.cmb.fr/domiweb/prive/professionnel/situationGlobaleProfessionnel/1-situationGlobaleProfessionnel.act?csrf=38d069eb8f33c47f#" xlink:type="simple">VIR TRESORERIE LANNION</text:a> Crédit15,00</text:p>
          </table:table-cell>
          <table:table-cell table:style-name="ce102" office:value-type="currency" office:currency="EUR" office:value="15" calcext:value-type="currency">
            <text:p>15,00 €</text:p>
          </table:table-cell>
          <table:table-cell table:style-name="ce61" office:value-type="string" calcext:value-type="string">
            <text:p>?</text:p>
          </table:table-cell>
          <table:table-cell table:style-name="ce61" table:number-columns-repeated="2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01/03Date opération27/02Libellé<text:a xlink:href="https://www.cmb.fr/domiweb/prive/professionnel/situationGlobaleProfessionnel/1-situationGlobaleProfessionnel.act?csrf=38d069eb8f33c47f#" xlink:type="simple">REM CHQ 7196749 0805 002 CHQ</text:a> Crédit195,00</text:p>
          </table:table-cell>
          <table:table-cell table:style-name="ce102" office:value-type="currency" office:currency="EUR" office:value="195" calcext:value-type="currency">
            <text:p>195,00 €</text:p>
          </table:table-cell>
          <table:table-cell table:style-name="ce61" office:value-type="string" calcext:value-type="string">
            <text:p>?</text:p>
          </table:table-cell>
          <table:table-cell table:style-name="ce21" office:value-type="string" calcext:value-type="string">
            <text:p>Philippe Charlot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58"/>
        </table:table-row>
        <table:table-row table:style-name="ro2">
          <table:table-cell table:style-name="ce18" table:number-columns-repeated="2"/>
          <table:table-cell table:style-name="ce61"/>
          <table:table-cell table:style-name="ce21" office:value-type="string" calcext:value-type="string">
            <text:p>bernard arzur</text:p>
          </table:table-cell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58"/>
        </table:table-row>
        <table:table-row table:style-name="ro2">
          <table:table-cell table:style-name="ce18" table:number-columns-repeated="2"/>
          <table:table-cell table:style-name="ce61"/>
          <table:table-cell table:style-name="ce21" office:value-type="string" calcext:value-type="string">
            <text:p>Aero-modélisme Ploulec’h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style-name="ce142" office:value-type="string" calcext:value-type="string">
            <text:p>Total chèques déposés le 24/2</text:p>
          </table:table-cell>
          <table:table-cell table:number-columns-repeated="57"/>
        </table:table-row>
        <table:table-row table:style-name="ro2">
          <table:table-cell table:style-name="ce18" table:number-columns-repeated="2"/>
          <table:table-cell table:style-name="ce61" table:number-columns-repeated="3"/>
          <table:table-cell table:style-name="ce21"/>
          <table:table-cell table:style-name="ce41"/>
          <table:table-cell table:number-columns-repeated="57"/>
        </table:table-row>
        <table:table-row table:style-name="ro2">
          <table:table-cell/>
          <table:table-cell table:style-name="ce103"/>
          <table:table-cell table:style-name="ce150"/>
          <table:table-cell/>
          <table:table-cell table:style-name="ce132"/>
          <table:table-cell table:number-columns-repeated="59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20:.B41])" office:value-type="currency" office:currency="EUR" office:value="753.66" calcext:value-type="currency">
            <text:p>753,66 €</text:p>
          </table:table-cell>
          <table:table-cell table:style-name="ce151"/>
          <table:table-cell table:style-name="ce52"/>
          <table:table-cell table:style-name="ce26"/>
          <table:table-cell table:style-name="ce52"/>
          <table:table-cell table:style-name="ce26"/>
          <table:table-cell table:number-columns-repeated="57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43]+[.B15]" office:value-type="currency" office:currency="EUR" office:value="917.71" calcext:value-type="currency">
            <text:p>917,71 €</text:p>
          </table:table-cell>
          <table:table-cell table:style-name="ce151"/>
          <table:table-cell/>
          <table:table-cell table:style-name="ce26"/>
          <table:table-cell table:style-name="ce52" table:number-columns-repeated="5"/>
          <table:table-cell table:number-columns-repeated="54"/>
        </table:table-row>
        <table:table-row table:style-name="ro2">
          <table:table-cell table:style-name="ce41"/>
          <table:table-cell table:style-name="ce105"/>
          <table:table-cell table:style-name="ce146"/>
          <table:table-cell table:number-columns-repeated="61"/>
        </table:table-row>
        <table:table-row table:style-name="ro2">
          <table:table-cell table:style-name="ce87" office:value-type="string" calcext:value-type="string">
            <text:p>Dépot chéques Association KERNEL</text:p>
          </table:table-cell>
          <table:table-cell table:style-name="ce100"/>
          <table:table-cell table:style-name="ce207" office:value-type="date" office:date-value="2021-03-01" calcext:value-type="date">
            <text:p>marzo 2021</text:p>
          </table:table-cell>
          <table:table-cell table:style-name="ce126"/>
          <table:table-cell table:style-name="ce126" office:value-type="string" calcext:value-type="string">
            <text:p>Commentaire</text:p>
          </table:table-cell>
          <table:table-cell table:style-name="ce141" table:number-columns-repeated="59"/>
        </table:table-row>
        <table:table-row table:style-name="ro2">
          <table:table-cell table:style-name="ce61" office:value-type="string" calcext:value-type="string">
            <text:p>01/03Date opération01/03Libellé<text:a xlink:href="https://www.cmb.fr/domiweb/prive/professionnel/situationGlobaleProfessionnel/1-situationGlobaleProfessionnel.act?csrf=38d069eb8f33c47f#" xlink:type="simple">VIR MR CATROU OLIVIER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03/03Date opération03/03Libellé<text:a xlink:href="https://www.cmb.fr/domiweb/prive/professionnel/situationGlobaleProfessionnel/1-situationGlobaleProfessionnel.act?csrf=38d069eb8f33c47f#" xlink:type="simple">VIR de BARTEL SAMUEL / GUYOM...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04/03Date opération04/03Libellé<text:a xlink:href="https://www.cmb.fr/domiweb/prive/professionnel/situationGlobaleProfessionnel/1-situationGlobaleProfessionnel.act?csrf=38d069eb8f33c47f#" xlink:type="simple">VIR MR GANCARZ JOEL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08/03Date opération08/03Libellé<text:a xlink:href="https://www.cmb.fr/domiweb/prive/professionnel/situationGlobaleProfessionnel/1-situationGlobaleProfessionnel.act?csrf=38d069eb8f33c47f#" xlink:type="simple">VIR MR OU MME YANNICK LAGADEC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08/03Date opération08/03Libellé<text:a xlink:href="https://www.cmb.fr/domiweb/prive/professionnel/situationGlobaleProfessionnel/1-situationGlobaleProfessionnel.act?csrf=38d069eb8f33c47f#" xlink:type="simple">VIR SUMUP LIMITED</text:a> Crédit39,30</text:p>
          </table:table-cell>
          <table:table-cell table:style-name="ce102" office:value-type="currency" office:currency="EUR" office:value="39.3" calcext:value-type="currency">
            <text:p>39,3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09/03Date opération09/03Libellé<text:a xlink:href="https://www.cmb.fr/domiweb/prive/professionnel/situationGlobaleProfessionnel/1-situationGlobaleProfessionnel.act?csrf=38d069eb8f33c47f#" xlink:type="simple">VIR SUMUP LIMITED</text:a> Crédit29,48</text:p>
          </table:table-cell>
          <table:table-cell table:style-name="ce102" office:value-type="currency" office:currency="EUR" office:value="29.48" calcext:value-type="currency">
            <text:p>29,48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11/03Date opération11/03Libellé<text:a xlink:href="https://www.cmb.fr/domiweb/prive/professionnel/situationGlobaleProfessionnel/1-situationGlobaleProfessionnel.act?csrf=38d069eb8f33c47f#" xlink:type="simple">VIR M YANN LOSSOUARN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16/03Date opération15/03Libellé<text:a xlink:href="https://www.cmb.fr/domiweb/prive/professionnel/situationGlobaleProfessionnel/1-situationGlobaleProfessionnel.act?csrf=38d069eb8f33c47f#" xlink:type="simple">REM 1 CHQ BORNE LANNION CE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272" table:number-columns-repeated="2"/>
          <table:table-cell table:style-name="ce142" table:number-columns-repeated="59"/>
        </table:table-row>
        <table:table-row table:style-name="ro2">
          <table:table-cell table:style-name="ce61" office:value-type="string" calcext:value-type="string">
            <text:p>Date valeur25/03Date opération24/03Libellé<text:a xlink:href="https://www.cmb.fr/domiweb/prive/professionnel/situationGlobaleProfessionnel/1-situationGlobaleProfessionnel.act?csrf=38d069eb8f33c47f#" xlink:type="simple">REM CHQ 4690990 0805 002 CHQ</text:a> Crédit40,00</text:p>
          </table:table-cell>
          <table:table-cell table:style-name="ce102" office:value-type="currency" office:currency="EUR" office:value="40" calcext:value-type="currency">
            <text:p>40,00 €</text:p>
          </table:table-cell>
          <table:table-cell table:style-name="ce203" office:value-type="string" calcext:value-type="string">
            <text:p>?</text:p>
          </table:table-cell>
          <table:table-cell table:style-name="ce21" office:value-type="string" calcext:value-type="string">
            <text:p>François Le Mat</text:p>
          </table:table-cell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58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47:.B55])" office:value-type="currency" office:currency="EUR" office:value="288.78" calcext:value-type="currency">
            <text:p>288,78 €</text:p>
          </table:table-cell>
          <table:table-cell table:style-name="ce146"/>
          <table:table-cell table:number-columns-repeated="61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56]+[.B44]" office:value-type="currency" office:currency="EUR" office:value="1206.49" calcext:value-type="currency">
            <text:p>1.206,49 €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87" office:value-type="string" calcext:value-type="string">
            <text:p>Dépot chéques Association KERNEL</text:p>
          </table:table-cell>
          <table:table-cell table:style-name="ce100"/>
          <table:table-cell table:style-name="ce207" office:value-type="date" office:date-value="2021-04-01" calcext:value-type="date">
            <text:p>abril 2021</text:p>
          </table:table-cell>
          <table:table-cell table:style-name="ce126"/>
          <table:table-cell table:style-name="ce126" office:value-type="string" calcext:value-type="string">
            <text:p>Commentaire</text:p>
          </table:table-cell>
          <table:table-cell table:style-name="ce141" table:number-columns-repeated="59"/>
        </table:table-row>
        <table:table-row table:style-name="ro4">
          <table:table-cell table:style-name="ce61" office:value-type="string" calcext:value-type="string">
            <text:p>02/04Date opération02/04Libellé<text:a xlink:href="https://www.cmb.fr/domiweb/prive/professionnel/situationGlobaleProfessionnel/1-situationGlobaleProfessionnel.act?csrf=1b96ec31dbfa204a#" xlink:type="simple">VIR GRYZET // 703</text:a> Crédit30,00Libellé étenduVIR GRYZET // 703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atelier</text:p>
          </table:table-cell>
          <table:table-cell table:style-name="ce52" table:number-columns-repeated="2"/>
          <table:table-cell table:number-columns-repeated="59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[.B60]" office:value-type="currency" office:currency="EUR" office:value="30" calcext:value-type="currency">
            <text:p>30,00 €</text:p>
          </table:table-cell>
          <table:table-cell table:style-name="ce146"/>
          <table:table-cell table:number-columns-repeated="61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61]+[.B57]" office:value-type="currency" office:currency="EUR" office:value="1236.49" calcext:value-type="currency">
            <text:p>1.236,49 €</text:p>
          </table:table-cell>
          <table:table-cell table:number-columns-repeated="62"/>
        </table:table-row>
        <table:table-row table:style-name="ro2">
          <table:table-cell table:style-name="ce90" office:value-type="string" calcext:value-type="string">
            <text:p>Mai 2021</text:p>
          </table:table-cell>
          <table:table-cell table:style-name="ce109"/>
          <table:table-cell table:style-name="ce209"/>
          <table:table-cell table:style-name="ce128" table:number-columns-repeated="7"/>
          <table:table-cell table:style-name="ce141" table:number-columns-repeated="54"/>
        </table:table-row>
        <table:table-row table:style-name="ro2">
          <table:table-cell table:style-name="ce61" office:value-type="string" calcext:value-type="string">
            <text:p>Date valeur05/05Date opération05/05Libellé<text:a xlink:href="https://www.cmb.fr/domiweb/prive/professionnel/situationGlobaleProfessionnel/1-situationGlobaleProfessionnel.act?csrf=323904e0c7dea569#" xlink:type="simple">VIR HOUDOIN THIERRY</text:a> Crédit10,00</text:p>
          </table:table-cell>
          <table:table-cell table:style-name="ce102" office:value-type="currency" office:currency="EUR" office:value="10" calcext:value-type="currency">
            <text:p>10,00 €</text:p>
          </table:table-cell>
          <table:table-cell table:style-name="ce146" office:value-type="string" calcext:value-type="string">
            <text:p>atelier</text:p>
          </table:table-cell>
          <table:table-cell table:style-name="ce129"/>
          <table:table-cell table:style-name="ce73" table:number-columns-repeated="6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21/05Date opération21/05Libellé<text:a xlink:href="https://www.cmb.fr/domiweb/prive/professionnel/situationGlobaleProfessionnel/1-situationGlobaleProfessionnel.act?csrf=323904e0c7dea569#" xlink:type="simple">VIR de LAVANANT TANGI / MORV...</text:a> Crédit40,00</text:p>
          </table:table-cell>
          <table:table-cell table:style-name="ce102" office:value-type="currency" office:currency="EUR" office:value="40" calcext:value-type="currency">
            <text:p>40,00 €</text:p>
          </table:table-cell>
          <table:table-cell table:style-name="ce146" office:value-type="string" calcext:value-type="string">
            <text:p>atelier</text:p>
          </table:table-cell>
          <table:table-cell table:style-name="ce52"/>
          <table:table-cell table:style-name="ce73"/>
          <table:table-cell table:style-name="ce21"/>
          <table:table-cell table:style-name="ce91"/>
          <table:table-cell table:style-name="ce73" table:number-columns-repeated="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26/05Date opération26/05Libellé<text:a xlink:href="https://www.cmb.fr/domiweb/prive/professionnel/situationGlobaleProfessionnel/1-situationGlobaleProfessionnel.act?csrf=323904e0c7dea569#" xlink:type="simple">VIR HOUDOIN THIERRY</text:a> Crédit27,00</text:p>
          </table:table-cell>
          <table:table-cell table:style-name="ce102" office:value-type="currency" office:currency="EUR" office:value="27" calcext:value-type="currency">
            <text:p>27,00 €</text:p>
          </table:table-cell>
          <table:table-cell table:style-name="ce210" office:value-type="string" calcext:value-type="string">
            <text:p>atelier</text:p>
          </table:table-cell>
          <table:table-cell table:style-name="ce53"/>
          <table:table-cell table:style-name="ce69"/>
          <table:table-cell table:style-name="ce53" table:number-columns-repeated="25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28/05Date opération28/05Libellé<text:a xlink:href="https://www.cmb.fr/domiweb/prive/professionnel/situationGlobaleProfessionnel/1-situationGlobaleProfessionnel.act?csrf=952499dd6af7d4bf#" xlink:type="simple">VIR MME OBERLE LYDIA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cotisation</text:p>
          </table:table-cell>
          <table:table-cell table:style-name="ce53"/>
          <table:table-cell table:style-name="ce69"/>
          <table:table-cell table:style-name="ce53" table:number-columns-repeated="25"/>
          <table:table-cell table:number-columns-repeated="34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64:.B67])" office:value-type="currency" office:currency="EUR" office:value="107" calcext:value-type="currency">
            <text:p>107,00 €</text:p>
          </table:table-cell>
          <table:table-cell table:style-name="ce146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68]+[.B62]" office:value-type="currency" office:currency="EUR" office:value="1343.49" calcext:value-type="currency">
            <text:p>1.343,49 €</text:p>
          </table:table-cell>
          <table:table-cell table:style-name="ce211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90" office:value-type="string" calcext:value-type="string">
            <text:p>JUIN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4"/>
          <table:table-cell table:style-name="ce141" table:number-columns-repeated="54"/>
        </table:table-row>
        <table:table-row table:style-name="ro2">
          <table:table-cell table:style-name="ce61" office:value-type="string" calcext:value-type="string">
            <text:p>Date valeur21/06Date opération21/06Libellé<text:a xlink:href="https://www.cmb.fr/domiweb/prive/professionnel/situationGlobaleProfessionnel/1-situationGlobaleProfessionnel.act?csrf=952499dd6af7d4bf#" xlink:type="simple">VIR ORANGE</text:a> Crédit1 000,00</text:p>
          </table:table-cell>
          <table:table-cell table:style-name="ce36" office:value-type="currency" office:currency="EUR" office:value="1000" calcext:value-type="currency">
            <text:p>1.000,00 €</text:p>
          </table:table-cell>
          <table:table-cell table:style-name="ce61" office:value-type="string" calcext:value-type="string">
            <text:p>cotisation p morale</text:p>
          </table:table-cell>
          <table:table-cell table:style-name="ce129"/>
          <table:table-cell table:style-name="ce73" table:number-columns-repeated="6"/>
          <table:table-cell table:number-columns-repeated="54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71:.B71])" office:value-type="currency" office:currency="EUR" office:value="1000" calcext:value-type="currency">
            <text:p>1.000,00 €</text:p>
          </table:table-cell>
          <table:table-cell table:style-name="ce146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72]+[.B69]" office:value-type="currency" office:currency="EUR" office:value="2343.49" calcext:value-type="currency">
            <text:p>2.343,49 €</text:p>
          </table:table-cell>
          <table:table-cell table:style-name="ce211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90" office:value-type="string" calcext:value-type="string">
            <text:p>JUILLET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4"/>
          <table:table-cell table:style-name="ce141" table:number-columns-repeated="54"/>
        </table:table-row>
        <table:table-row table:style-name="ro2">
          <table:table-cell table:style-name="ce61"/>
          <table:table-cell table:style-name="ce102"/>
          <table:table-cell table:style-name="ce146"/>
          <table:table-cell table:style-name="ce129"/>
          <table:table-cell table:style-name="ce73" table:number-columns-repeated="6"/>
          <table:table-cell table:number-columns-repeated="54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75:.B75])" office:value-type="currency" office:currency="EUR" office:value="0" calcext:value-type="currency">
            <text:p>0,00 €</text:p>
          </table:table-cell>
          <table:table-cell table:style-name="ce146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76]+[.B73]" office:value-type="currency" office:currency="EUR" office:value="2343.49" calcext:value-type="currency">
            <text:p>2.343,49 €</text:p>
          </table:table-cell>
          <table:table-cell table:style-name="ce211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90" office:value-type="string" calcext:value-type="string">
            <text:p>AOUT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4"/>
          <table:table-cell table:style-name="ce141" table:number-columns-repeated="54"/>
        </table:table-row>
        <table:table-row table:style-name="ro2">
          <table:table-cell table:style-name="ce61" office:value-type="string" calcext:value-type="string">
            <text:p>Date valeur31/08Date opération31/08Libellé<text:a xlink:href="https://www.cmb.fr/domiweb/prive/professionnel/situationGlobaleProfessionnel/1-situationGlobaleProfessionnel.act?csrf=38d069eb8f33c47f#" xlink:type="simple">VRST GUICHET</text:a> Crédit200,00</text:p>
          </table:table-cell>
          <table:table-cell table:style-name="ce102" office:value-type="currency" office:currency="EUR" office:value="200" calcext:value-type="currency">
            <text:p>200,00 €</text:p>
          </table:table-cell>
          <table:table-cell table:style-name="ce146" office:value-type="string" calcext:value-type="string">
            <text:p>?</text:p>
          </table:table-cell>
          <table:table-cell table:style-name="ce129"/>
          <table:table-cell table:style-name="ce21"/>
          <table:table-cell table:style-name="ce5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7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01/09Date opération31/08Libellé<text:a xlink:href="https://www.cmb.fr/domiweb/prive/professionnel/situationGlobaleProfessionnel/1-situationGlobaleProfessionnel.act?csrf=38d069eb8f33c47f#" xlink:type="simple">REM CHQ 7196747 0805 003 CHQ</text:a> Crédit75,00</text:p>
          </table:table-cell>
          <table:table-cell table:style-name="ce102" office:value-type="currency" office:currency="EUR" office:value="75" calcext:value-type="currency">
            <text:p>75,00 €</text:p>
          </table:table-cell>
          <table:table-cell table:style-name="ce146" office:value-type="string" calcext:value-type="string">
            <text:p>?</text:p>
          </table:table-cell>
          <table:table-cell table:style-name="ce52"/>
          <table:table-cell table:style-name="ce21"/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73"/>
          <table:table-cell table:number-columns-repeated="54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79:.B80])" office:value-type="currency" office:currency="EUR" office:value="275" calcext:value-type="currency">
            <text:p>275,00 €</text:p>
          </table:table-cell>
          <table:table-cell table:style-name="ce146"/>
          <table:table-cell table:style-name="ce75"/>
          <table:table-cell table:style-name="ce21"/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style-name="ce142" office:value-type="string" calcext:value-type="string">
            <text:p>Total chèques déposés le 24/2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81]+[.B77]" office:value-type="currency" office:currency="EUR" office:value="2618.49" calcext:value-type="currency">
            <text:p>2.618,49 €</text:p>
          </table:table-cell>
          <table:table-cell table:style-name="ce211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90" office:value-type="string" calcext:value-type="string">
            <text:p>SEPTEMBRE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2"/>
          <table:table-cell table:style-name="ce141" table:number-columns-repeated="56"/>
        </table:table-row>
        <table:table-row table:style-name="ro2">
          <table:table-cell table:style-name="ce61" office:value-type="string" calcext:value-type="string">
            <text:p>Date valeur17/09Date opération17/09Libellé<text:a xlink:href="https://www.cmb.fr/domiweb/prive/professionnel/situationGlobaleProfessionnel/1-situationGlobaleProfessionnel.act?csrf=c3d098a5e4795cf9#" xlink:type="simple">VIR SUMUP LIMITED</text:a> Crédit39,55</text:p>
          </table:table-cell>
          <table:table-cell table:style-name="ce102" office:value-type="currency" office:currency="EUR" office:value="39.55" calcext:value-type="currency">
            <text:p>39,55 €</text:p>
          </table:table-cell>
          <table:table-cell table:style-name="ce146" office:value-type="string" calcext:value-type="string">
            <text:p>?</text:p>
          </table:table-cell>
          <table:table-cell table:style-name="ce52"/>
          <table:table-cell table:style-name="ce73"/>
          <table:table-cell table:style-name="ce21"/>
          <table:table-cell table:style-name="ce91"/>
          <table:table-cell table:style-name="ce73" table:number-columns-repeated="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17/09Date opération17/09Libellé<text:a xlink:href="https://www.cmb.fr/domiweb/prive/professionnel/situationGlobaleProfessionnel/1-situationGlobaleProfessionnel.act?csrf=c3d098a5e4795cf9#" xlink:type="simple">VIR de SALVAT MATTHIEU Payement</text:a> Crédit25,00</text:p>
          </table:table-cell>
          <table:table-cell table:style-name="ce102" office:value-type="currency" office:currency="EUR" office:value="25" calcext:value-type="currency">
            <text:p>25,00 €</text:p>
          </table:table-cell>
          <table:table-cell table:style-name="ce146" office:value-type="string" calcext:value-type="string">
            <text:p>atelier p physique</text:p>
          </table:table-cell>
          <table:table-cell table:style-name="ce52"/>
          <table:table-cell table:style-name="ce73"/>
          <table:table-cell table:style-name="ce21"/>
          <table:table-cell table:style-name="ce91"/>
          <table:table-cell table:style-name="ce73" table:number-columns-repeated="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23/09Date opération23/09Libellé<text:a xlink:href="https://www.cmb.fr/domiweb/prive/professionnel/situationGlobaleProfessionnel/1-situationGlobaleProfessionnel.act?csrf=c3d098a5e4795cf9#" xlink:type="simple">VIR SGC LANNION</text:a> Crédit2 400,00</text:p>
          </table:table-cell>
          <table:table-cell table:style-name="ce102" office:value-type="currency" office:currency="EUR" office:value="2400" calcext:value-type="currency">
            <text:p>2.400,00 €</text:p>
          </table:table-cell>
          <table:table-cell table:style-name="ce146" office:value-type="string" calcext:value-type="string">
            <text:p>subvention</text:p>
          </table:table-cell>
          <table:table-cell table:style-name="ce52"/>
          <table:table-cell table:style-name="ce73"/>
          <table:table-cell table:style-name="ce21"/>
          <table:table-cell table:style-name="ce91"/>
          <table:table-cell table:style-name="ce73" table:number-columns-repeated="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27/09Date opération27/09Libellé<text:a xlink:href="https://www.cmb.fr/domiweb/prive/professionnel/situationGlobaleProfessionnel/1-situationGlobaleProfessionnel.act?csrf=c3d098a5e4795cf9#" xlink:type="simple">VIR A.D.I.T</text:a> Crédit2 062,50</text:p>
          </table:table-cell>
          <table:table-cell table:style-name="ce102" office:value-type="currency" office:currency="EUR" office:value="2062.5" calcext:value-type="currency">
            <text:p>2.062,50 €</text:p>
          </table:table-cell>
          <table:table-cell table:style-name="ce146" office:value-type="string" calcext:value-type="string">
            <text:p>Contrat</text:p>
          </table:table-cell>
          <table:table-cell table:style-name="ce52"/>
          <table:table-cell table:style-name="ce73"/>
          <table:table-cell table:style-name="ce21"/>
          <table:table-cell table:style-name="ce91"/>
          <table:table-cell table:style-name="ce73" table:number-columns-repeated="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30/09Date opération29/09Libellé<text:a xlink:href="https://www.cmb.fr/domiweb/prive/professionnel/situationGlobaleProfessionnel/1-situationGlobaleProfessionnel.act?csrf=c3d098a5e4795cf9#" xlink:type="simple">REM CHQ 9280586 0805 004 CHQ</text:a> Crédit120,00</text:p>
          </table:table-cell>
          <table:table-cell table:style-name="ce102" office:value-type="currency" office:currency="EUR" office:value="120" calcext:value-type="currency">
            <text:p>120,00 €</text:p>
          </table:table-cell>
          <table:table-cell table:style-name="ce146" office:value-type="string" calcext:value-type="string">
            <text:p>?</text:p>
          </table:table-cell>
          <table:table-cell table:style-name="ce52"/>
          <table:table-cell table:style-name="ce73"/>
          <table:table-cell table:style-name="ce21"/>
          <table:table-cell table:style-name="ce91"/>
          <table:table-cell table:style-name="ce73" table:number-columns-repeated="3"/>
          <table:table-cell table:number-columns-repeated="54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84:.B88])" office:value-type="currency" office:currency="EUR" office:value="4647.05" calcext:value-type="currency">
            <text:p>4.647,05 €</text:p>
          </table:table-cell>
          <table:table-cell table:style-name="ce146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89]+[.B82]" office:value-type="currency" office:currency="EUR" office:value="7265.54" calcext:value-type="currency">
            <text:p>7.265,54 €</text:p>
          </table:table-cell>
          <table:table-cell table:style-name="ce211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90" office:value-type="string" calcext:value-type="string">
            <text:p>OCTOBRE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2"/>
          <table:table-cell table:style-name="ce141" table:number-columns-repeated="56"/>
        </table:table-row>
        <table:table-row table:style-name="ro2">
          <table:table-cell table:style-name="ce61" office:value-type="string" calcext:value-type="string">
            <text:p>01/10Date opération01/10Libellé<text:a xlink:href="https://www.cmb.fr/domiweb/prive/professionnel/situationGlobaleProfessionnel/1-situationGlobaleProfessionnel.act?csrf=3751c39c0fb1b736#" xlink:type="simple">VIR SUMUP LIMITED</text:a> Crédit29,47</text:p>
          </table:table-cell>
          <table:table-cell table:style-name="ce102" office:value-type="currency" office:currency="EUR" office:value="29.47" calcext:value-type="currency">
            <text:p>29,47 €</text:p>
          </table:table-cell>
          <table:table-cell office:value-type="string" calcext:value-type="string">
            <text:p>atelier p physique</text:p>
          </table:table-cell>
          <table:table-cell/>
          <table:table-cell table:style-name="ce73" office:value-type="string" calcext:value-type="string">
            <text:p>atelier</text:p>
          </table:table-cell>
          <table:table-cell office:value-type="string" calcext:value-type="string">
            <text:p>SUMUP</text:p>
          </table:table-cell>
          <table:table-cell table:style-name="ce73" office:value-type="string" calcext:value-type="string">
            <text:p>David Blaisonneau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5" calcext:value-type="float">
            <text:p>5</text:p>
          </table:table-cell>
          <table:table-cell table:style-name="ce73"/>
          <table:table-cell table:number-columns-repeated="3"/>
          <table:table-cell office:value-type="string" calcext:value-type="string">
            <text:p>29/09/2021 20h19 THSZUVRZ4A 750 30,00 € 30,00 € 0,53 € (1.75%) 29,47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08/10Date opération08/10Libellé<text:a xlink:href="https://www.cmb.fr/domiweb/prive/professionnel/situationGlobaleProfessionnel/1-situationGlobaleProfessionnel.act?csrf=3751c39c0fb1b736#" xlink:type="simple">VIR SUMUP LIMITED</text:a> Crédit137,54</text:p>
          </table:table-cell>
          <table:table-cell table:style-name="ce102" office:value-type="currency" office:currency="EUR" office:value="137.54" calcext:value-type="currency">
            <text:p>137,54 €</text:p>
          </table:table-cell>
          <table:table-cell office:value-type="string" calcext:value-type="string">
            <text:p>?</text:p>
          </table:table-cell>
          <table:table-cell/>
          <table:table-cell table:style-name="ce73"/>
          <table:table-cell table:style-name="ce52"/>
          <table:table-cell office:value-type="string" calcext:value-type="string">
            <text:p>Sous-total</text:p>
          </table:table-cell>
          <table:table-cell table:style-name="ce73"/>
          <table:table-cell table:style-name="ce47" table:formula="of:=SUM([.I92:.I92])" office:value-type="currency" office:currency="EUR" office:value="5" calcext:value-type="currency">
            <text:p>5,00 €</text:p>
          </table:table-cell>
          <table:table-cell table:style-name="ce73"/>
          <table:table-cell table:number-columns-repeated="3"/>
          <table:table-cell office:value-type="string" calcext:value-type="string">
            <text:p>IDENTIFIANT DE VERSEMENT #4 (01/10/2021) 30,00 € 0,53 € 29,47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11/10Date opération11/10Libellé<text:a xlink:href="https://www.cmb.fr/domiweb/prive/professionnel/situationGlobaleProfessionnel/1-situationGlobaleProfessionnel.act?csrf=3751c39c0fb1b736#" xlink:type="simple">VIR SUMUP LIMITED</text:a> Crédit9,82</text:p>
          </table:table-cell>
          <table:table-cell table:style-name="ce102" office:value-type="currency" office:currency="EUR" office:value="9.82" calcext:value-type="currency">
            <text:p>9,82 €</text:p>
          </table:table-cell>
          <table:table-cell office:value-type="string" calcext:value-type="string">
            <text:p>?</text:p>
          </table:table-cell>
          <table:table-cell/>
          <table:table-cell table:style-name="ce197" office:value-type="string" calcext:value-type="string">
            <text:p>atelier</text:p>
          </table:table-cell>
          <table:table-cell table:style-name="ce75" office:value-type="string" calcext:value-type="string">
            <text:p>ESP</text:p>
          </table:table-cell>
          <table:table-cell table:style-name="ce75" office:value-type="string" calcext:value-type="string">
            <text:p>Gilbert Le Barbu</text:p>
          </table:table-cell>
          <table:table-cell table:style-name="ce75" office:value-type="float" office:value="1" calcext:value-type="float">
            <text:p>1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73"/>
          <table:table-cell table:number-columns-repeated="3"/>
          <table:table-cell office:value-type="string" calcext:value-type="string">
            <text:p>06/10/2021 20h48 TFREA726QK 761 70,00 € 70,00 € 1,23 € (1.75%) 68,77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12/10Date opération12/10Libellé<text:a xlink:href="https://www.cmb.fr/domiweb/prive/professionnel/situationGlobaleProfessionnel/1-situationGlobaleProfessionnel.act?csrf=3751c39c0fb1b736#" xlink:type="simple">VIR SGC LANNION</text:a> Crédit290,00</text:p>
          </table:table-cell>
          <table:table-cell table:style-name="ce102" office:value-type="currency" office:currency="EUR" office:value="290" calcext:value-type="currency">
            <text:p>290,00 €</text:p>
          </table:table-cell>
          <table:table-cell office:value-type="string" calcext:value-type="string">
            <text:p>atelier p morale</text:p>
          </table:table-cell>
          <table:table-cell table:number-columns-repeated="3"/>
          <table:table-cell office:value-type="string" calcext:value-type="string">
            <text:p>Sous-total</text:p>
          </table:table-cell>
          <table:table-cell/>
          <table:table-cell table:style-name="ce47" table:formula="of:=SUM([.I94:.I94])" office:value-type="currency" office:currency="EUR" office:value="20" calcext:value-type="currency">
            <text:p>20,00 €</text:p>
          </table:table-cell>
          <table:table-cell table:style-name="ce73"/>
          <table:table-cell table:number-columns-repeated="3"/>
          <table:table-cell office:value-type="string" calcext:value-type="string">
            <text:p>06/10/2021 21h39 TDL6ZZT2VA 765 70,00 € 70,00 € 1,23 € (1.75%) 68,77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22/10Date opération22/10Libellé<text:a xlink:href="https://www.cmb.fr/domiweb/prive/professionnel/situationGlobaleProfessionnel/1-situationGlobaleProfessionnel.act?csrf=3751c39c0fb1b736#" xlink:type="simple">VIR MR LEROUX GUILLAUME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office:value-type="string" calcext:value-type="string">
            <text:p>cotisation</text:p>
          </table:table-cell>
          <table:table-cell/>
          <table:table-cell table:style-name="ce73" office:value-type="string" calcext:value-type="string">
            <text:p>cotisation</text:p>
          </table:table-cell>
          <table:table-cell table:style-name="ce52" office:value-type="string" calcext:value-type="string">
            <text:p>CHEQUES</text:p>
          </table:table-cell>
          <table:table-cell table:style-name="ce75" office:value-type="string" calcext:value-type="string">
            <text:p>Vasseur Florian</text:p>
          </table:table-cell>
          <table:table-cell table:style-name="ce21" office:value-type="float" office:value="2" calcext:value-type="float">
            <text:p>2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73"/>
          <table:table-cell table:number-columns-repeated="3"/>
          <table:table-cell office:value-type="string" calcext:value-type="string">
            <text:p>IDENTIFIANT DE VERSEMENT #5 (08/10/2021) 140,00 € 2,46 € 137,54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24/10Date opération24/10Libellé<text:a xlink:href="https://www.cmb.fr/domiweb/prive/professionnel/situationGlobaleProfessionnel/1-situationGlobaleProfessionnel.act?csrf=3751c39c0fb1b736#" xlink:type="simple">VRST GAB TREBEURDEN</text:a> Crédit300,00</text:p>
          </table:table-cell>
          <table:table-cell table:style-name="ce102" office:value-type="currency" office:currency="EUR" office:value="300" calcext:value-type="currency">
            <text:p>300,00 €</text:p>
          </table:table-cell>
          <table:table-cell office:value-type="string" calcext:value-type="string">
            <text:p>atelier p physique</text:p>
          </table:table-cell>
          <table:table-cell/>
          <table:table-cell table:style-name="ce73" office:value-type="string" calcext:value-type="string">
            <text:p>cotisation</text:p>
          </table:table-cell>
          <table:table-cell table:style-name="ce75"/>
          <table:table-cell table:style-name="ce75" office:value-type="string" calcext:value-type="string">
            <text:p>Guelon Mélanie</text:p>
          </table:table-cell>
          <table:table-cell table:style-name="ce21" office:value-type="float" office:value="3" calcext:value-type="float">
            <text:p>3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53" table:number-columns-repeated="3"/>
          <table:table-cell/>
          <table:table-cell office:value-type="string" calcext:value-type="string">
            <text:p>07/10/2021 13h28 TFS4DZNH6Z 768 10,00 € 10,00 € 0,18 € (1.75%) 9,82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27/10Date opération26/10Libellé<text:a xlink:href="https://www.cmb.fr/domiweb/prive/professionnel/situationGlobaleProfessionnel/1-situationGlobaleProfessionnel.act?csrf=3751c39c0fb1b736#" xlink:type="simple">REM CHQ 9280593 0846 003 CHQ</text:a> Crédit70,00</text:p>
          </table:table-cell>
          <table:table-cell table:style-name="ce102" office:value-type="currency" office:currency="EUR" office:value="70" calcext:value-type="currency">
            <text:p>70,00 €</text:p>
          </table:table-cell>
          <table:table-cell office:value-type="string" calcext:value-type="string">
            <text:p>déjà compté</text:p>
          </table:table-cell>
          <table:table-cell/>
          <table:table-cell table:style-name="ce73" office:value-type="string" calcext:value-type="string">
            <text:p>atelier</text:p>
          </table:table-cell>
          <table:table-cell table:style-name="ce75"/>
          <table:table-cell table:style-name="ce75" office:value-type="string" calcext:value-type="string">
            <text:p>Viallet Mikael</text:p>
          </table:table-cell>
          <table:table-cell table:style-name="ce53" office:value-type="float" office:value="4" calcext:value-type="float">
            <text:p>4</text:p>
          </table:table-cell>
          <table:table-cell table:style-name="ce91" office:value-type="currency" office:currency="EUR" office:value="10" calcext:value-type="currency">
            <text:p>10,00 €</text:p>
          </table:table-cell>
          <table:table-cell table:style-name="ce53" table:number-columns-repeated="3"/>
          <table:table-cell/>
          <table:table-cell office:value-type="string" calcext:value-type="string">
            <text:p>IDENTIFIANT DE VERSEMENT #6 (11/10/2021) 10,00 € 0,18 € 9,82 €</text:p>
          </table:table-cell>
          <table:table-cell table:number-columns-repeated="50"/>
        </table:table-row>
        <table:table-row table:style-name="ro2">
          <table:table-cell table:style-name="ce61" office:value-type="string" calcext:value-type="string">
            <text:p>Date valeur27/10Date opération27/10Libellé<text:a xlink:href="https://www.cmb.fr/domiweb/prive/professionnel/situationGlobaleProfessionnel/1-situationGlobaleProfessionnel.act?csrf=3751c39c0fb1b736#" xlink:type="simple">VIR MME DUPARC SABINE</text:a> Crédit50,00</text:p>
          </table:table-cell>
          <table:table-cell table:style-name="ce102" office:value-type="currency" office:currency="EUR" office:value="50" calcext:value-type="currency">
            <text:p>50,00 €</text:p>
          </table:table-cell>
          <table:table-cell office:value-type="string" calcext:value-type="string">
            <text:p>cotisation p morale</text:p>
          </table:table-cell>
          <table:table-cell table:number-columns-repeated="3"/>
          <table:table-cell office:value-type="string" calcext:value-type="string">
            <text:p>Sous-total</text:p>
          </table:table-cell>
          <table:table-cell/>
          <table:table-cell table:style-name="ce47" table:formula="of:=SUM([.I96:.I98])" office:value-type="currency" office:currency="EUR" office:value="70" calcext:value-type="currency">
            <text:p>70,00 €</text:p>
          </table:table-cell>
          <table:table-cell table:style-name="ce53"/>
          <table:table-cell table:style-name="ce53" office:value-type="string" calcext:value-type="string">
            <text:p>encaissé octobre</text:p>
          </table:table-cell>
          <table:table-cell table:style-name="ce53" table:number-columns-repeated="2"/>
          <table:table-cell office:value-type="string" calcext:value-type="string">
            <text:p>27/10/2021 22h06 TCAS7NH6QF 788 5,00 € 5,00 € 0,09 € (1.75%) 4,91 €</text:p>
          </table:table-cell>
          <table:table-cell table:style-name="ce53" table:number-columns-repeated="16"/>
          <table:table-cell table:number-columns-repeated="34"/>
        </table:table-row>
        <table:table-row table:style-name="ro2">
          <table:table-cell table:style-name="ce61" office:value-type="string" calcext:value-type="string">
            <text:p>Date valeur29/10Date opération29/10Libellé<text:a xlink:href="https://www.cmb.fr/domiweb/prive/professionnel/situationGlobaleProfessionnel/1-situationGlobaleProfessionnel.act?csrf=3751c39c0fb1b736#" xlink:type="simple">VIR SUMUP LIMITED</text:a> Crédit4,91</text:p>
          </table:table-cell>
          <table:table-cell table:style-name="ce102" office:value-type="currency" office:currency="EUR" office:value="4.91" calcext:value-type="currency">
            <text:p>4,91 €</text:p>
          </table:table-cell>
          <table:table-cell office:value-type="string" calcext:value-type="string">
            <text:p>atelier</text:p>
          </table:table-cell>
          <table:table-cell/>
          <table:table-cell table:style-name="ce73" office:value-type="string" calcext:value-type="string">
            <text:p>cotisation</text:p>
          </table:table-cell>
          <table:table-cell table:style-name="ce75"/>
          <table:table-cell table:style-name="ce75" office:value-type="string" calcext:value-type="string">
            <text:p>Crestel Jérôme</text:p>
          </table:table-cell>
          <table:table-cell table:style-name="ce53" office:value-type="float" office:value="1" calcext:value-type="float">
            <text:p>1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53" table:number-columns-repeated="4"/>
          <table:table-cell office:value-type="string" calcext:value-type="string">
            <text:p>IDENTIFIANT DE VERSEMENT #7 (29/10/2021) 5,00 € 0,09 € 4,91 €</text:p>
          </table:table-cell>
          <table:table-cell table:style-name="ce53" table:number-columns-repeated="16"/>
          <table:table-cell table:number-columns-repeated="34"/>
        </table:table-row>
        <table:table-row table:style-name="ro2">
          <table:table-cell table:style-name="ce61"/>
          <table:table-cell table:style-name="ce102"/>
          <table:table-cell table:number-columns-repeated="2"/>
          <table:table-cell table:style-name="ce197" office:value-type="string" calcext:value-type="string">
            <text:p>atelier</text:p>
          </table:table-cell>
          <table:table-cell/>
          <table:table-cell table:style-name="ce53" office:value-type="string" calcext:value-type="string">
            <text:p>Sarah Bascou</text:p>
          </table:table-cell>
          <table:table-cell table:style-name="ce21" office:value-type="float" office:value="2" calcext:value-type="float">
            <text:p>2</text:p>
          </table:table-cell>
          <table:table-cell table:style-name="ce91" office:value-type="currency" office:currency="EUR" office:value="5" calcext:value-type="currency">
            <text:p>5,00 €</text:p>
          </table:table-cell>
          <table:table-cell table:style-name="ce53" table:number-columns-repeated="4"/>
          <table:table-cell office:value-type="string" calcext:value-type="string">
            <text:p>TOTAL 185,00 € 3,26 € 181,74 €</text:p>
          </table:table-cell>
          <table:table-cell table:style-name="ce53" table:number-columns-repeated="16"/>
          <table:table-cell table:number-columns-repeated="34"/>
        </table:table-row>
        <table:table-row table:style-name="ro2">
          <table:table-cell table:style-name="ce61"/>
          <table:table-cell table:style-name="ce102"/>
          <table:table-cell table:number-columns-repeated="2"/>
          <table:table-cell table:style-name="ce197" office:value-type="string" calcext:value-type="string">
            <text:p>cotisation</text:p>
          </table:table-cell>
          <table:table-cell/>
          <table:table-cell table:style-name="ce53" office:value-type="string" calcext:value-type="string">
            <text:p>Tournier Vincent</text:p>
          </table:table-cell>
          <table:table-cell table:style-name="ce53" office:value-type="float" office:value="3" calcext:value-type="float">
            <text:p>3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53" table:number-columns-repeated="21"/>
          <table:table-cell table:number-columns-repeated="34"/>
        </table:table-row>
        <table:table-row table:style-name="ro2">
          <table:table-cell table:style-name="ce61"/>
          <table:table-cell table:style-name="ce102"/>
          <table:table-cell table:number-columns-repeated="2"/>
          <table:table-cell table:style-name="ce197" office:value-type="string" calcext:value-type="string">
            <text:p>atelier</text:p>
          </table:table-cell>
          <table:table-cell/>
          <table:table-cell table:style-name="ce53" office:value-type="string" calcext:value-type="string">
            <text:p>Lemeu Michel</text:p>
          </table:table-cell>
          <table:table-cell table:style-name="ce21" office:value-type="float" office:value="4" calcext:value-type="float">
            <text:p>4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53" table:number-columns-repeated="21"/>
          <table:table-cell table:number-columns-repeated="34"/>
        </table:table-row>
        <table:table-row table:style-name="ro2">
          <table:table-cell table:style-name="ce61"/>
          <table:table-cell table:style-name="ce102"/>
          <table:table-cell table:number-columns-repeated="2"/>
          <table:table-cell table:style-name="ce53" office:value-type="string" calcext:value-type="string">
            <text:p>cotisation</text:p>
          </table:table-cell>
          <table:table-cell table:style-name="ce53"/>
          <table:table-cell table:style-name="ce73" office:value-type="string" calcext:value-type="string">
            <text:p>Bernadac Marie-Pierre</text:p>
          </table:table-cell>
          <table:table-cell table:style-name="ce53" office:value-type="float" office:value="5" calcext:value-type="float">
            <text:p>5</text:p>
          </table:table-cell>
          <table:table-cell table:style-name="ce91" table:formula="of:=30+3.4" office:value-type="currency" office:currency="EUR" office:value="33.4" calcext:value-type="currency">
            <text:p>33,40 €</text:p>
          </table:table-cell>
          <table:table-cell table:style-name="ce53" table:number-columns-repeated="21"/>
          <table:table-cell table:number-columns-repeated="34"/>
        </table:table-row>
        <table:table-row table:style-name="ro2">
          <table:table-cell table:style-name="ce61"/>
          <table:table-cell table:style-name="ce102"/>
          <table:table-cell table:number-columns-repeated="2"/>
          <table:table-cell table:style-name="ce73" office:value-type="string" calcext:value-type="string">
            <text:p>cotisation</text:p>
          </table:table-cell>
          <table:table-cell/>
          <table:table-cell table:style-name="ce73" office:value-type="string" calcext:value-type="string">
            <text:p>Charlot Philippe</text:p>
          </table:table-cell>
          <table:table-cell table:style-name="ce21" office:value-type="float" office:value="6" calcext:value-type="float">
            <text:p>6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53" table:number-columns-repeated="21"/>
          <table:table-cell table:number-columns-repeated="34"/>
        </table:table-row>
        <table:table-row table:style-name="ro2">
          <table:table-cell table:style-name="ce61"/>
          <table:table-cell table:style-name="ce102"/>
          <table:table-cell table:number-columns-repeated="4"/>
          <table:table-cell office:value-type="string" calcext:value-type="string">
            <text:p>Sous-total</text:p>
          </table:table-cell>
          <table:table-cell/>
          <table:table-cell table:style-name="ce47" table:formula="of:=SUM([.I100:.I105])" office:value-type="currency" office:currency="EUR" office:value="143.4" calcext:value-type="currency">
            <text:p>143,40 €</text:p>
          </table:table-cell>
          <table:table-cell/>
          <table:table-cell table:style-name="ce53" office:value-type="string" calcext:value-type="string">
            <text:p>encaissé novembre</text:p>
          </table:table-cell>
          <table:table-cell/>
          <table:table-cell table:style-name="ce53" table:number-columns-repeated="18"/>
          <table:table-cell table:number-columns-repeated="34"/>
        </table:table-row>
        <table:table-row table:style-name="ro2">
          <table:table-cell table:style-name="ce61"/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10"/>
          <table:table-cell table:style-name="ce53" table:number-columns-repeated="18"/>
          <table:table-cell table:number-columns-repeated="34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92:.B107])" office:value-type="currency" office:currency="EUR" office:value="921.74" calcext:value-type="currency">
            <text:p>921,74 €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108]+[.B90]" office:value-type="currency" office:currency="EUR" office:value="8187.28" calcext:value-type="currency">
            <text:p>8.187,28 €</text:p>
          </table:table-cell>
          <table:table-cell table:number-columns-repeated="62"/>
        </table:table-row>
        <table:table-row table:style-name="ro2">
          <table:table-cell table:style-name="ce90" office:value-type="string" calcext:value-type="string">
            <text:p>NOVEMBRE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2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1/11Date opération01/11Libellé<text:a xlink:href="https://www.cmb.fr/domiweb/prive/professionnel/situationGlobaleProfessionnel/1-situationGlobaleProfessionnel.act?csrf=57de294cd9e2c9bf#" xlink:type="simple">VIR PAIERIE DEPARTEMENTALE COTES</text:a> Crédit2 000,00</text:p>
          </table:table-cell>
          <table:table-cell table:style-name="ce102" office:value-type="currency" office:currency="EUR" office:value="2000" calcext:value-type="currency">
            <text:p>2.000,00 €</text:p>
          </table:table-cell>
          <table:table-cell table:style-name="ce146" office:value-type="string" calcext:value-type="string">
            <text:p>subvention</text:p>
          </table:table-cell>
          <table:table-cell/>
          <table:table-cell table:style-name="ce73" office:value-type="string" calcext:value-type="string">
            <text:p>cotisation</text:p>
          </table:table-cell>
          <table:table-cell table:style-name="ce52" office:value-type="string" calcext:value-type="string">
            <text:p>CHEQUES</text:p>
          </table:table-cell>
          <table:table-cell table:style-name="ce75" office:value-type="string" calcext:value-type="string">
            <text:p>Neddam Fred</text:p>
          </table:table-cell>
          <table:table-cell table:style-name="ce21" office:value-type="float" office:value="1" calcext:value-type="float">
            <text:p>1</text:p>
          </table:table-cell>
          <table:table-cell table:style-name="ce91" office:value-type="currency" office:currency="EUR" office:value="30" calcext:value-type="currency">
            <text:p>30,00 €</text:p>
          </table:table-cell>
          <table:table-cell table:style-name="ce73"/>
          <table:table-cell table:number-columns-repeated="54"/>
        </table:table-row>
        <table:table-row table:style-name="ro2">
          <table:table-cell table:style-name="ce61" office:value-type="string" calcext:value-type="string">
            <text:p>Date valeur10/11Date opération09/11Libellé<text:a xlink:href="https://www.cmb.fr/domiweb/prive/professionnel/situationGlobaleProfessionnel/1-situationGlobaleProfessionnel.act?csrf=57de294cd9e2c9bf#" xlink:type="simple">REM CHQ 9280591 0805 006 CHQ</text:a> Crédit143,40</text:p>
          </table:table-cell>
          <table:table-cell table:style-name="ce102" office:value-type="currency" office:currency="EUR" office:value="143.4" calcext:value-type="currency">
            <text:p>143,40 €</text:p>
          </table:table-cell>
          <table:table-cell office:value-type="string" calcext:value-type="string">
            <text:p>déjà compté</text:p>
          </table:table-cell>
          <table:table-cell/>
          <table:table-cell office:value-type="string" calcext:value-type="string">
            <text:p>atelier p physique</text:p>
          </table:table-cell>
          <table:table-cell table:style-name="ce75"/>
          <table:table-cell table:style-name="ce75" office:value-type="string" calcext:value-type="string">
            <text:p>Guichaoua Valentin</text:p>
          </table:table-cell>
          <table:table-cell table:style-name="ce21" office:value-type="float" office:value="2" calcext:value-type="float">
            <text:p>2</text:p>
          </table:table-cell>
          <table:table-cell table:style-name="ce91" office:value-type="currency" office:currency="EUR" office:value="15" calcext:value-type="currency">
            <text:p>15,00 €</text:p>
          </table:table-cell>
          <table:table-cell table:style-name="ce53" table:number-columns-repeated="2"/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23/11Date opération23/11Libellé<text:a xlink:href="https://www.cmb.fr/domiweb/prive/professionnel/situationGlobaleProfessionnel/1-situationGlobaleProfessionnel.act?csrf=57de294cd9e2c9bf#" xlink:type="simple">VIR SUMUP LIMITED</text:a> Crédit58,95</text:p>
          </table:table-cell>
          <table:table-cell table:style-name="ce102" office:value-type="currency" office:currency="EUR" office:value="58.95" calcext:value-type="currency">
            <text:p>58,95 €</text:p>
          </table:table-cell>
          <table:table-cell office:value-type="string" calcext:value-type="string">
            <text:p>atelier p physique</text:p>
          </table:table-cell>
          <table:table-cell/>
          <table:table-cell office:value-type="string" calcext:value-type="string">
            <text:p>atelier p physique</text:p>
          </table:table-cell>
          <table:table-cell table:style-name="ce75"/>
          <table:table-cell table:style-name="ce75" office:value-type="string" calcext:value-type="string">
            <text:p>Guichaoua Valentin</text:p>
          </table:table-cell>
          <table:table-cell table:style-name="ce53" office:value-type="float" office:value="3" calcext:value-type="float">
            <text:p>3</text:p>
          </table:table-cell>
          <table:table-cell table:style-name="ce91" office:value-type="currency" office:currency="EUR" office:value="20" calcext:value-type="currency">
            <text:p>20,00 €</text:p>
          </table:table-cell>
          <table:table-cell table:style-name="ce53"/>
          <table:table-cell table:style-name="ce53" office:value-type="string" calcext:value-type="string">
            <text:p>23/11/2021 8 SUMUP PID124448 1 60,00 € -1,05 € 58,95 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29/11Date opération29/11Libellé<text:a xlink:href="https://www.cmb.fr/domiweb/prive/professionnel/situationGlobaleProfessionnel/1-situationGlobaleProfessionnel.act?csrf=57de294cd9e2c9bf#" xlink:type="simple">VIR LE HEGARAT REGINE OU MR</text:a> Crédit30,00</text:p>
          </table:table-cell>
          <table:table-cell table:style-name="ce102" office:value-type="currency" office:currency="EUR" office:value="30" calcext:value-type="currency">
            <text:p>30,00 €</text:p>
          </table:table-cell>
          <table:table-cell office:value-type="string" calcext:value-type="string">
            <text:p>atelier p physique</text:p>
          </table:table-cell>
          <table:table-cell table:number-columns-repeated="3"/>
          <table:table-cell office:value-type="string" calcext:value-type="string">
            <text:p>Sous-total</text:p>
          </table:table-cell>
          <table:table-cell/>
          <table:table-cell table:style-name="ce47" table:formula="of:=SUM([.I111:.I113])" office:value-type="currency" office:currency="EUR" office:value="65" calcext:value-type="currency">
            <text:p>65,00 €</text:p>
          </table:table-cell>
          <table:table-cell table:style-name="ce53"/>
          <table:table-cell table:style-name="ce53" office:value-type="string" calcext:value-type="string">
            <text:p>encaissé décembre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111:.B114])" office:value-type="currency" office:currency="EUR" office:value="2232.35" calcext:value-type="currency">
            <text:p>2.232,35 €</text:p>
          </table:table-cell>
          <table:table-cell table:style-name="ce146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115]+[.B109]" office:value-type="currency" office:currency="EUR" office:value="10419.63" calcext:value-type="currency">
            <text:p>10.419,63 €</text:p>
          </table:table-cell>
          <table:table-cell table:style-name="ce211"/>
          <table:table-cell table:style-name="ce75" table:number-columns-repeated="3"/>
          <table:table-cell table:number-columns-repeated="58"/>
        </table:table-row>
        <table:table-row table:style-name="ro2">
          <table:table-cell table:style-name="ce90" office:value-type="string" calcext:value-type="string">
            <text:p>DECEMBRE 2021</text:p>
          </table:table-cell>
          <table:table-cell table:style-name="ce109"/>
          <table:table-cell table:style-name="ce209"/>
          <table:table-cell table:style-name="ce130" table:number-columns-repeated="3"/>
          <table:table-cell table:style-name="ce128" table:number-columns-repeated="2"/>
          <table:table-cell table:number-columns-repeated="2"/>
          <table:table-cell office:value-type="string" calcext:value-type="string">
            <text:p>DATE &amp; HEURE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06/12Date opération03/12Libellé<text:a xlink:href="https://www.cmb.fr/domiweb/prive/professionnel/situationGlobaleProfessionnel/1-situationGlobaleProfessionnel.act?csrf=b054e4a03d0d387a#" xlink:type="simple">REM CHQ 9280594 0846 003 CHQ</text:a> Crédit65,00</text:p>
          </table:table-cell>
          <table:table-cell table:style-name="ce102" office:value-type="currency" office:currency="EUR" office:value="65" calcext:value-type="currency">
            <text:p>65,00 €</text:p>
          </table:table-cell>
          <table:table-cell office:value-type="string" calcext:value-type="string">
            <text:p>déjà compté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IDENTIFIANT DE TRANSACTION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03/12Date opération03/12Libellé<text:a xlink:href="https://www.cmb.fr/domiweb/prive/professionnel/situationGlobaleProfessionnel/1-situationGlobaleProfessionnel.act?csrf=b054e4a03d0d387a#" xlink:type="simple">VRST 1313281</text:a> Crédit220,00</text:p>
          </table:table-cell>
          <table:table-cell table:style-name="ce102" office:value-type="currency" office:currency="EUR" office:value="220" calcext:value-type="currency">
            <text:p>220,00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DESCRIPTION TYPE MONTANT SOMME DUE FRAIS MONTANT DU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08/12Date opération08/12Libellé<text:a xlink:href="https://www.cmb.fr/domiweb/prive/professionnel/situationGlobaleProfessionnel/1-situationGlobaleProfessionnel.act?csrf=b054e4a03d0d387a#" xlink:type="simple">VIR SUMUP LIMITED</text:a> Crédit4,91</text:p>
          </table:table-cell>
          <table:table-cell table:style-name="ce102" office:value-type="currency" office:currency="EUR" office:value="4.91" calcext:value-type="currency">
            <text:p>4,91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VERSEMENT 03/12/2021 13h37 TGDE42VM22 814 5,00 € 5,00 € 0,09 € (1.75%) 4,91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10/12Date opération10/12Libellé<text:a xlink:href="https://www.cmb.fr/domiweb/prive/professionnel/situationGlobaleProfessionnel/1-situationGlobaleProfessionnel.act?csrf=b054e4a03d0d387a#" xlink:type="simple">VIR SUMUP LIMITED</text:a> Crédit83,51</text:p>
          </table:table-cell>
          <table:table-cell table:style-name="ce102" office:value-type="currency" office:currency="EUR" office:value="83.51" calcext:value-type="currency">
            <text:p>83,51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IDENTIFIANT DE VERSEMENT #9 (07/12/2021) 5,00 € 0,09 € 4,91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14/12Date opération14/12Libellé<text:a xlink:href="https://www.cmb.fr/domiweb/prive/professionnel/situationGlobaleProfessionnel/1-situationGlobaleProfessionnel.act?csrf=b054e4a03d0d387a#" xlink:type="simple">VIR SUMUP LIMITED</text:a> Crédit78,59</text:p>
          </table:table-cell>
          <table:table-cell table:style-name="ce102" office:value-type="currency" office:currency="EUR" office:value="78.59" calcext:value-type="currency">
            <text:p>78,59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08/12/2021 19h28 TFQ7NDVHDA 821 25,00 € 25,00 € 0,44 € (1.75%) 24,56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15/12Date opération15/12Libellé<text:a xlink:href="https://www.cmb.fr/domiweb/prive/professionnel/situationGlobaleProfessionnel/1-situationGlobaleProfessionnel.act?csrf=b054e4a03d0d387a#" xlink:type="simple">VIR SUMUP LIMITED</text:a> Crédit24,56</text:p>
          </table:table-cell>
          <table:table-cell table:style-name="ce102" office:value-type="currency" office:currency="EUR" office:value="24.56" calcext:value-type="currency">
            <text:p>24,56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08/12/2021 22h49 TN627MMRPY 824 35,00 € 35,00 € 0,61 € (1.75%) 34,39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22/12Date opération21/12Libellé<text:a xlink:href="https://www.cmb.fr/domiweb/prive/professionnel/situationGlobaleProfessionnel/1-situationGlobaleProfessionnel.act?csrf=b054e4a03d0d387a#" xlink:type="simple">REM CHQ 9280595 0846 003 CHQ</text:a> Crédit160,00</text:p>
          </table:table-cell>
          <table:table-cell table:style-name="ce102" office:value-type="currency" office:currency="EUR" office:value="160" calcext:value-type="currency">
            <text:p>160,00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08/12/2021 23h33 TFK7UYZUCN 825 25,00 € 25,00 € 0,44 € (1.75%) 24,56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21/12Date opération21/12Libellé<text:a xlink:href="https://www.cmb.fr/domiweb/prive/professionnel/situationGlobaleProfessionnel/1-situationGlobaleProfessionnel.act?csrf=b054e4a03d0d387a#" xlink:type="simple">VIR SUMUP LIMITED</text:a> Crédit13,75</text:p>
          </table:table-cell>
          <table:table-cell table:style-name="ce102" office:value-type="currency" office:currency="EUR" office:value="13.75" calcext:value-type="currency">
            <text:p>13,75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231"/>
          <table:table-cell table:style-name="ce73" table:number-columns-repeated="5"/>
          <table:table-cell office:value-type="string" calcext:value-type="string">
            <text:p>IDENTIFIANT DE VERSEMENT #10 (10/12/2021) 85,00 € 1,49 € 83,51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21/12Date opération21/12Libellé<text:a xlink:href="https://www.cmb.fr/domiweb/prive/professionnel/situationGlobaleProfessionnel/1-situationGlobaleProfessionnel.act?csrf=b054e4a03d0d387a#" xlink:type="simple">VRST 1313282</text:a> Crédit190,00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10/12/2021 11h17 TDN3NURHGK 828 50,00 € 50,00 € 0,88 € (1.75%) 49,12 €</text:p>
          </table:table-cell>
          <table:table-cell table:number-columns-repeated="53"/>
        </table:table-row>
        <table:table-row table:style-name="ro2">
          <table:table-cell table:style-name="ce61" office:value-type="string" calcext:value-type="string">
            <text:p>Date valeur30/12Date opération30/12Libellé<text:a xlink:href="https://www.cmb.fr/domiweb/prive/professionnel/situationGlobaleProfessionnel/1-situationGlobaleProfessionnel.act?csrf=b054e4a03d0d387a#" xlink:type="simple">VIR LE HEGARAT DANIEL OU</text:a> Crédit20,00</text:p>
          </table:table-cell>
          <table:table-cell table:style-name="ce102" office:value-type="currency" office:currency="EUR" office:value="20" calcext:value-type="currency">
            <text:p>20,00 €</text:p>
          </table:table-cell>
          <table:table-cell office:value-type="string" calcext:value-type="string">
            <text:p>atelier p physique</text:p>
          </table:table-cell>
          <table:table-cell table:style-name="ce129"/>
          <table:table-cell table:style-name="ce73" table:number-columns-repeated="6"/>
          <table:table-cell office:value-type="string" calcext:value-type="string">
            <text:p>10/12/2021 15h00 TCKLLUAS96 831 30,00 € 30,00 € 0,53 € (1.75%) 29,47 €</text:p>
          </table:table-cell>
          <table:table-cell table:number-columns-repeated="53"/>
        </table:table-row>
        <table:table-row table:style-name="ro2">
          <table:table-cell table:style-name="ce5" office:value-type="string" calcext:value-type="string">
            <text:p>Recettes du mois</text:p>
          </table:table-cell>
          <table:table-cell table:style-name="ce102" table:formula="of:=SUM([.B118:.B127])" office:value-type="currency" office:currency="EUR" office:value="860.32" calcext:value-type="currency">
            <text:p>860,32 €</text:p>
          </table:table-cell>
          <table:table-cell table:style-name="ce146"/>
          <table:table-cell table:style-name="ce75" table:number-columns-repeated="3"/>
          <table:table-cell table:number-columns-repeated="4"/>
          <table:table-cell office:value-type="string" calcext:value-type="string">
            <text:p>IDENTIFIANT DE VERSEMENT #11 (14/12/2021) 80,00 € 1,41 € 78,59 €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Recettes de l’année</text:p>
          </table:table-cell>
          <table:table-cell table:style-name="ce104" table:formula="of:=[.B128]+[.B116]" office:value-type="currency" office:currency="EUR" office:value="11279.95" calcext:value-type="currency">
            <text:p>11.279,95 €</text:p>
          </table:table-cell>
          <table:table-cell table:style-name="ce211"/>
          <table:table-cell table:number-columns-repeated="7"/>
          <table:table-cell office:value-type="string" calcext:value-type="string">
            <text:p>13/12/2021 13h48 TC2Q9R63YP 840 25,00 € 25,00 € 0,44 € (1.75%) 24,56 €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04"/>
          <table:table-cell table:style-name="ce211"/>
          <table:table-cell table:style-name="ce75" table:number-columns-repeated="3"/>
          <table:table-cell table:style-name="ce222"/>
          <table:table-cell table:number-columns-repeated="3"/>
          <table:table-cell office:value-type="string" calcext:value-type="string">
            <text:p>IDENTIFIANT DE VERSEMENT #12 (15/12/2021) 25,00 € 0,44 € 24,56 €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104"/>
          <table:table-cell table:style-name="ce211"/>
          <table:table-cell table:style-name="ce75" table:number-columns-repeated="3"/>
          <table:table-cell table:style-name="ce222"/>
          <table:table-cell table:number-columns-repeated="3"/>
          <table:table-cell office:value-type="string" calcext:value-type="string">
            <text:p>17/12/2021 15h22 TDLUTPKNYM 846 14,00 € 14,00 € 0,25 € (1.75%) 13,75 €</text:p>
          </table:table-cell>
          <table:table-cell table:number-columns-repeated="53"/>
        </table:table-row>
        <table:table-row table:style-name="ro2">
          <table:table-cell table:style-name="ce96" office:value-type="string" calcext:value-type="string">
            <text:p>Résultat calculé année = recettes – dépenses</text:p>
          </table:table-cell>
          <table:table-cell table:style-name="ce102" table:formula="of:=[.B129]-[$depenses_2021.B122]" office:value-type="currency" office:currency="EUR" office:value="901.859999999999" calcext:value-type="currency">
            <text:p>901,86 €</text:p>
          </table:table-cell>
          <table:table-cell table:number-columns-repeated="2"/>
          <table:table-cell table:style-name="ce124"/>
          <table:table-cell table:style-name="ce124" office:value-type="string" calcext:value-type="string">
            <text:p>Tot le 01/01/2021</text:p>
          </table:table-cell>
          <table:table-cell table:formula="of:=[.C3]" office:value-type="float" office:value="23819.65" calcext:value-type="float">
            <text:p>23819,65</text:p>
          </table:table-cell>
          <table:table-cell table:style-name="ce53"/>
          <table:table-cell table:number-columns-repeated="2"/>
          <table:table-cell office:value-type="string" calcext:value-type="string">
            <text:p>IDENTIFIANT DE VERSEMENT #13 (21/12/2021) 14,00 € 0,25 € 13,75 €</text:p>
          </table:table-cell>
          <table:table-cell table:number-columns-repeated="53"/>
        </table:table-row>
        <table:table-row table:style-name="ro2">
          <table:table-cell table:style-name="ce21" office:value-type="string" calcext:value-type="string">
            <text:p>Total général cmb aujourd’hui + livret + caisse </text:p>
          </table:table-cell>
          <table:table-cell table:style-name="ce102" table:formula="of:=20105+79.65+12.19+4505.36" office:value-type="currency" office:currency="EUR" office:value="24702.2" calcext:value-type="currency">
            <text:p>24.702,20 €</text:p>
          </table:table-cell>
          <table:table-cell table:style-name="ce212"/>
          <table:table-cell table:number-columns-repeated="2"/>
          <table:table-cell table:style-name="ce124"/>
          <table:table-cell table:style-name="ce222"/>
          <table:table-cell table:style-name="ce53"/>
          <table:table-cell table:number-columns-repeated="2"/>
          <table:table-cell office:value-type="string" calcext:value-type="string">
            <text:p>TOTAL 209,00 € 3,68 € 205,32 €</text:p>
          </table:table-cell>
          <table:table-cell table:number-columns-repeated="53"/>
        </table:table-row>
        <table:table-row table:style-name="ro2">
          <table:table-cell table:style-name="ce75" office:value-type="string" calcext:value-type="string">
            <text:p>Résultat officiel aujourd’hui sur total comptes </text:p>
          </table:table-cell>
          <table:table-cell table:style-name="ce186" table:formula="of:=-[.G132]+[.B133]" office:value-type="currency" office:currency="EUR" office:value="882.549999999999" calcext:value-type="currency">
            <text:p>882,55 €</text:p>
          </table:table-cell>
          <table:table-cell table:style-name="ce211"/>
          <table:table-cell/>
          <table:table-cell table:style-name="ce124"/>
          <table:table-cell/>
          <table:table-cell table:style-name="ce91"/>
          <table:table-cell table:style-name="ce53"/>
          <table:table-cell table:number-columns-repeated="56"/>
        </table:table-row>
        <table:table-row table:style-name="ro2">
          <table:table-cell table:style-name="ce96" table:number-columns-repeated="2"/>
          <table:table-cell table:style-name="ce61"/>
          <table:table-cell table:style-name="ce124" table:number-columns-repeated="2"/>
          <table:table-cell/>
          <table:table-cell table:style-name="ce91"/>
          <table:table-cell table:style-name="ce53"/>
          <table:table-cell table:number-columns-repeated="56"/>
        </table:table-row>
        <table:table-row table:style-name="ro2">
          <table:table-cell table:style-name="ce91"/>
          <table:table-cell table:style-name="ce92"/>
          <table:table-cell table:style-name="ce146"/>
          <table:table-cell table:style-name="ce131"/>
          <table:table-cell table:style-name="ce53"/>
          <table:table-cell/>
          <table:table-cell table:style-name="ce91"/>
          <table:table-cell table:style-name="ce53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2/12Date opération02/12Libellé<text:a xlink:href="https://www.cmb.fr/domiweb/prive/professionnel/situationGlobaleProfessionnel/1-situationGlobaleProfessionnel.act?csrf=b054e4a03d0d387a#" xlink:type="simple">F ABONNEMENT A DES SERVICES DE BANQUE A DISTANCE</text:a>Débit2,70 </text:p>
          </table:table-cell>
          <table:table-cell table:style-name="ce102" office:value-type="currency" office:currency="EUR" office:value="2.7" calcext:value-type="currency">
            <text:p>2,70 €</text:p>
          </table:table-cell>
          <table:table-cell table:style-name="ce146" office:value-type="string" calcext:value-type="string">
            <text:p>banque</text:p>
          </table:table-cell>
          <table:table-cell table:style-name="ce131"/>
          <table:table-cell table:style-name="ce53"/>
          <table:table-cell/>
          <table:table-cell table:style-name="ce91"/>
          <table:table-cell table:style-name="ce53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6/12Date opération03/12Libellé<text:a xlink:href="https://www.cmb.fr/domiweb/prive/professionnel/situationGlobaleProfessionnel/1-situationGlobaleProfessionnel.act?csrf=b054e4a03d0d387a#" xlink:type="simple">REM CHQ 9280594 0846 003 CHQ</text:a> Crédit65,00</text:p>
          </table:table-cell>
          <table:table-cell table:style-name="ce102" office:value-type="currency" office:currency="EUR" office:value="65" calcext:value-type="currency">
            <text:p>65,00 €</text:p>
          </table:table-cell>
          <table:table-cell office:value-type="string" calcext:value-type="string">
            <text:p>atelier p physique</text:p>
          </table:table-cell>
          <table:table-cell table:style-name="ce53"/>
          <table:table-cell table:style-name="ce137"/>
          <table:table-cell/>
          <table:table-cell table:style-name="ce140"/>
          <table:table-cell table:style-name="ce53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3/12Date opération03/12Libellé<text:a xlink:href="https://www.cmb.fr/domiweb/prive/professionnel/situationGlobaleProfessionnel/1-situationGlobaleProfessionnel.act?csrf=b054e4a03d0d387a#" xlink:type="simple">VRST 1313281</text:a> Crédit220,00</text:p>
          </table:table-cell>
          <table:table-cell table:style-name="ce102" office:value-type="currency" office:currency="EUR" office:value="220" calcext:value-type="currency">
            <text:p>220,00 €</text:p>
          </table:table-cell>
          <table:table-cell office:value-type="string" calcext:value-type="string">
            <text:p>atelier p physique</text:p>
          </table:table-cell>
          <table:table-cell table:style-name="ce53"/>
          <table:table-cell table:style-name="ce137"/>
          <table:table-cell/>
          <table:table-cell table:style-name="ce145" table:number-columns-repeated="2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4/12Date opération04/12Libellé<text:a xlink:href="https://www.cmb.fr/domiweb/prive/professionnel/situationGlobaleProfessionnel/1-situationGlobaleProfessionnel.act?csrf=b054e4a03d0d387a#" xlink:type="simple">VIR Fact LED MR</text:a>Débit19,38 </text:p>
          </table:table-cell>
          <table:table-cell table:style-name="ce102" office:value-type="currency" office:currency="EUR" office:value="19.38" calcext:value-type="currency">
            <text:p>19,38 €</text:p>
          </table:table-cell>
          <table:table-cell table:style-name="ce148" office:value-type="string" calcext:value-type="string">
            <text:p>atelier</text:p>
          </table:table-cell>
          <table:table-cell table:style-name="ce53"/>
          <table:table-cell table:style-name="ce140"/>
          <table:table-cell table:style-name="ce135"/>
          <table:table-cell table:style-name="ce53"/>
          <table:table-cell table:style-name="ce71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4/12Date opération04/12Libellé<text:a xlink:href="https://www.cmb.fr/domiweb/prive/professionnel/situationGlobaleProfessionnel/1-situationGlobaleProfessionnel.act?csrf=b054e4a03d0d387a#" xlink:type="simple">VIR Fact capt CO2 MR</text:a>Débit176,81 </text:p>
          </table:table-cell>
          <table:table-cell table:style-name="ce102" office:value-type="currency" office:currency="EUR" office:value="176.81" calcext:value-type="currency">
            <text:p>176,81 €</text:p>
          </table:table-cell>
          <table:table-cell table:style-name="ce146" office:value-type="string" calcext:value-type="string">
            <text:p>atelier</text:p>
          </table:table-cell>
          <table:table-cell table:style-name="ce53"/>
          <table:table-cell table:style-name="ce112"/>
          <table:table-cell table:style-name="ce53"/>
          <table:table-cell table:style-name="ce73" table:number-columns-repeated="2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4/12Date opération04/12Libellé<text:a xlink:href="https://www.cmb.fr/domiweb/prive/professionnel/situationGlobaleProfessionnel/1-situationGlobaleProfessionnel.act?csrf=b054e4a03d0d387a#" xlink:type="simple">VIR Fact Anten Lora TL</text:a>Débit705,00 </text:p>
          </table:table-cell>
          <table:table-cell table:style-name="ce102" office:value-type="currency" office:currency="EUR" office:value="705" calcext:value-type="currency">
            <text:p>705,00 €</text:p>
          </table:table-cell>
          <table:table-cell table:style-name="ce156" office:value-type="string" calcext:value-type="string">
            <text:p>lora</text:p>
          </table:table-cell>
          <table:table-cell table:style-name="ce53"/>
          <table:table-cell table:style-name="ce69"/>
          <table:table-cell table:style-name="ce53"/>
          <table:table-cell table:style-name="ce73" table:number-columns-repeated="2"/>
          <table:table-cell table:number-columns-repeated="56"/>
        </table:table-row>
        <table:table-row table:style-name="ro2">
          <table:table-cell table:style-name="ce61" office:value-type="string" calcext:value-type="string">
            <text:p>Date valeur07/12Date opération07/12Libellé<text:a xlink:href="https://www.cmb.fr/domiweb/prive/professionnel/situationGlobaleProfessionnel/1-situationGlobaleProfessionnel.act?csrf=b054e4a03d0d387a#" xlink:type="simple">CARTE 06/12 BRICO LANNION LANNION</text:a>Débit208,60 </text:p>
          </table:table-cell>
          <table:table-cell table:style-name="ce102" office:value-type="currency" office:currency="EUR" office:value="208.6" calcext:value-type="currency">
            <text:p>208,60 €</text:p>
          </table:table-cell>
          <table:table-cell table:style-name="ce146"/>
          <table:table-cell/>
          <table:table-cell table:style-name="ce77"/>
          <table:table-cell table:number-columns-repeated="59"/>
        </table:table-row>
        <table:table-row table:style-name="ro2">
          <table:table-cell table:style-name="ce61" office:value-type="string" calcext:value-type="string">
            <text:p>Date valeur08/12Date opération08/12Libellé<text:a xlink:href="https://www.cmb.fr/domiweb/prive/professionnel/situationGlobaleProfessionnel/1-situationGlobaleProfessionnel.act?csrf=b054e4a03d0d387a#" xlink:type="simple">VIR SUMUP LIMITED</text:a> Crédit4,91</text:p>
          </table:table-cell>
          <table:table-cell table:style-name="ce102" office:value-type="currency" office:currency="EUR" office:value="4.91" calcext:value-type="currency">
            <text:p>4,91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10/12Date opération10/12Libellé<text:a xlink:href="https://www.cmb.fr/domiweb/prive/professionnel/situationGlobaleProfessionnel/1-situationGlobaleProfessionnel.act?csrf=b054e4a03d0d387a#" xlink:type="simple">VIR SUMUP LIMITED</text:a> Crédit83,51</text:p>
          </table:table-cell>
          <table:table-cell table:style-name="ce102" office:value-type="currency" office:currency="EUR" office:value="83.51" calcext:value-type="currency">
            <text:p>83,51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11/12Date opération11/12Libellé<text:a xlink:href="https://www.cmb.fr/domiweb/prive/professionnel/situationGlobaleProfessionnel/1-situationGlobaleProfessionnel.act?csrf=b054e4a03d0d387a#" xlink:type="simple">VIR Fact Bissell aspi NG</text:a>Débit169,99 </text:p>
          </table:table-cell>
          <table:table-cell table:style-name="ce102" office:value-type="currency" office:currency="EUR" office:value="169.99" calcext:value-type="currency">
            <text:p>169,99 €</text:p>
          </table:table-cell>
          <table:table-cell table:style-name="ce157"/>
          <table:table-cell table:style-name="ce104"/>
          <table:table-cell table:number-columns-repeated="60"/>
        </table:table-row>
        <table:table-row table:style-name="ro2">
          <table:table-cell table:style-name="ce61" office:value-type="string" calcext:value-type="string">
            <text:p>Date valeur11/12Date opération11/12Libellé<text:a xlink:href="https://www.cmb.fr/domiweb/prive/professionnel/situationGlobaleProfessionnel/1-situationGlobaleProfessionnel.act?csrf=b054e4a03d0d387a#" xlink:type="simple">VIR Fact Bissell access NG</text:a>Débit43,85 </text:p>
          </table:table-cell>
          <table:table-cell table:style-name="ce102" office:value-type="currency" office:currency="EUR" office:value="43.85" calcext:value-type="currency">
            <text:p>43,85 €</text:p>
          </table:table-cell>
          <table:table-cell table:number-columns-repeated="4"/>
          <table:table-cell table:style-name="ce147"/>
          <table:table-cell table:number-columns-repeated="57"/>
        </table:table-row>
        <table:table-row table:style-name="ro2">
          <table:table-cell table:style-name="ce61" office:value-type="string" calcext:value-type="string">
            <text:p>Date valeur11/12Date opération11/12Libellé<text:a xlink:href="https://www.cmb.fr/domiweb/prive/professionnel/situationGlobaleProfessionnel/1-situationGlobaleProfessionnel.act?csrf=b054e4a03d0d387a#" xlink:type="simple">VIR Fact Bissell access NG</text:a>Débit19,88 </text:p>
          </table:table-cell>
          <table:table-cell table:style-name="ce102" office:value-type="currency" office:currency="EUR" office:value="19.88" calcext:value-type="currency">
            <text:p>19,88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14/12Date opération14/12Libellé<text:a xlink:href="https://www.cmb.fr/domiweb/prive/professionnel/situationGlobaleProfessionnel/1-situationGlobaleProfessionnel.act?csrf=b054e4a03d0d387a#" xlink:type="simple">VIR SUMUP LIMITED</text:a> Crédit78,59</text:p>
          </table:table-cell>
          <table:table-cell table:style-name="ce102" office:value-type="currency" office:currency="EUR" office:value="78.59" calcext:value-type="currency">
            <text:p>78,59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14/12Date opération14/12Libellé<text:a xlink:href="https://www.cmb.fr/domiweb/prive/professionnel/situationGlobaleProfessionnel/1-situationGlobaleProfessionnel.act?csrf=b054e4a03d0d387a#" xlink:type="simple">CARTE 13/12 Action 4151 Lannion</text:a>Débit29,85 </text:p>
          </table:table-cell>
          <table:table-cell table:style-name="ce102" office:value-type="currency" office:currency="EUR" office:value="29.85" calcext:value-type="currency">
            <text:p>29,85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15/12Date opération15/12Libellé<text:a xlink:href="https://www.cmb.fr/domiweb/prive/professionnel/situationGlobaleProfessionnel/1-situationGlobaleProfessionnel.act?csrf=b054e4a03d0d387a#" xlink:type="simple">VIR SUMUP LIMITED</text:a> Crédit24,56</text:p>
          </table:table-cell>
          <table:table-cell table:style-name="ce102" office:value-type="currency" office:currency="EUR" office:value="24.56" calcext:value-type="currency">
            <text:p>24,56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22/12Date opération21/12Libellé<text:a xlink:href="https://www.cmb.fr/domiweb/prive/professionnel/situationGlobaleProfessionnel/1-situationGlobaleProfessionnel.act?csrf=b054e4a03d0d387a#" xlink:type="simple">REM CHQ 9280595 0846 003 CHQ</text:a> Crédit160,00</text:p>
          </table:table-cell>
          <table:table-cell table:style-name="ce102" office:value-type="currency" office:currency="EUR" office:value="160" calcext:value-type="currency">
            <text:p>160,00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21/12Date opération21/12Libellé<text:a xlink:href="https://www.cmb.fr/domiweb/prive/professionnel/situationGlobaleProfessionnel/1-situationGlobaleProfessionnel.act?csrf=b054e4a03d0d387a#" xlink:type="simple">VIR SUMUP LIMITED</text:a> Crédit13,75</text:p>
          </table:table-cell>
          <table:table-cell table:style-name="ce102" office:value-type="currency" office:currency="EUR" office:value="13.75" calcext:value-type="currency">
            <text:p>13,75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21/12Date opération21/12Libellé<text:a xlink:href="https://www.cmb.fr/domiweb/prive/professionnel/situationGlobaleProfessionnel/1-situationGlobaleProfessionnel.act?csrf=b054e4a03d0d387a#" xlink:type="simple">VRST 1313282</text:a> Crédit190,00</text:p>
          </table:table-cell>
          <table:table-cell table:style-name="ce102" office:value-type="currency" office:currency="EUR" office:value="190" calcext:value-type="currency">
            <text:p>190,00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>
          <table:table-cell table:style-name="ce61" office:value-type="string" calcext:value-type="string">
            <text:p>Date valeur22/12Date opération22/12Libellé<text:a xlink:href="https://www.cmb.fr/domiweb/prive/professionnel/situationGlobaleProfessionnel/1-situationGlobaleProfessionnel.act?csrf=b054e4a03d0d387a#" xlink:type="simple">CARTE 20/12 ALIEXPRESS.COM 19, RUE DE BI</text:a>Débit114,17 </text:p>
          </table:table-cell>
          <table:table-cell table:style-name="ce102" office:value-type="currency" office:currency="EUR" office:value="114.17" calcext:value-type="currency">
            <text:p>114,17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27/12Date opération27/12Libellé<text:a xlink:href="https://www.cmb.fr/domiweb/prive/professionnel/situationGlobaleProfessionnel/1-situationGlobaleProfessionnel.act?csrf=b054e4a03d0d387a#" xlink:type="simple">VIR Fact routeur Wifi TH</text:a>Débit79,90 </text:p>
          </table:table-cell>
          <table:table-cell table:style-name="ce102" office:value-type="currency" office:currency="EUR" office:value="79.9" calcext:value-type="currency">
            <text:p>79,90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27/12Date opération27/12Libellé<text:a xlink:href="https://www.cmb.fr/domiweb/prive/professionnel/situationGlobaleProfessionnel/1-situationGlobaleProfessionnel.act?csrf=b054e4a03d0d387a#" xlink:type="simple">VIR Fact lampe loupe TH</text:a>Débit32,99 </text:p>
          </table:table-cell>
          <table:table-cell table:style-name="ce102" office:value-type="currency" office:currency="EUR" office:value="32.99" calcext:value-type="currency">
            <text:p>32,99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28/12Date opération28/12Libellé<text:a xlink:href="https://www.cmb.fr/domiweb/prive/professionnel/situationGlobaleProfessionnel/1-situationGlobaleProfessionnel.act?csrf=b054e4a03d0d387a#" xlink:type="simple">CARTE 27/12 HD SOUDAGE GRAVELINES</text:a>Débit195,17 </text:p>
          </table:table-cell>
          <table:table-cell table:style-name="ce102" office:value-type="currency" office:currency="EUR" office:value="195.17" calcext:value-type="currency">
            <text:p>195,17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29/12Date opération29/12Libellé<text:a xlink:href="https://www.cmb.fr/domiweb/prive/professionnel/situationGlobaleProfessionnel/1-situationGlobaleProfessionnel.act?csrf=b054e4a03d0d387a#" xlink:type="simple">CARTE 28/12 AGARELI SA PULLY</text:a>Débit155,88 </text:p>
          </table:table-cell>
          <table:table-cell table:style-name="ce102" office:value-type="currency" office:currency="EUR" office:value="155.88" calcext:value-type="currency">
            <text:p>155,88 €</text:p>
          </table:table-cell>
          <table:table-cell table:number-columns-repeated="62"/>
        </table:table-row>
        <table:table-row table:style-name="ro2">
          <table:table-cell table:style-name="ce61" office:value-type="string" calcext:value-type="string">
            <text:p>Date valeur30/12Date opération30/12Libellé<text:a xlink:href="https://www.cmb.fr/domiweb/prive/professionnel/situationGlobaleProfessionnel/1-situationGlobaleProfessionnel.act?csrf=b054e4a03d0d387a#" xlink:type="simple">VIR LE HEGARAT DANIEL OU</text:a> Crédit20,00</text:p>
          </table:table-cell>
          <table:table-cell table:style-name="ce102" office:value-type="currency" office:currency="EUR" office:value="20" calcext:value-type="currency">
            <text:p>20,00 €</text:p>
          </table:table-cell>
          <table:table-cell office:value-type="string" calcext:value-type="string">
            <text:p>atelier p physique</text:p>
          </table:table-cell>
          <table:table-cell table:number-columns-repeated="61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ce196" office:value-type="string" calcext:value-type="string">
            <text:p>Date/Heure opérations caisse hiboutik</text:p>
          </table:table-cell>
          <table:table-cell table:style-name="ce196" office:value-type="string" calcext:value-type="string">
            <text:p>Utilisateur</text:p>
          </table:table-cell>
          <table:table-cell table:style-name="ce196" office:value-type="string" calcext:value-type="string">
            <text:p>Retrait</text:p>
          </table:table-cell>
          <table:table-cell table:style-name="ce196" office:value-type="string" calcext:value-type="string">
            <text:p>Dépôt</text:p>
          </table:table-cell>
          <table:table-cell table:style-name="ce196" office:value-type="string" calcext:value-type="string">
            <text:p>Encaissement</text:p>
          </table:table-cell>
          <table:table-cell table:style-name="ce196" office:value-type="string" calcext:value-type="string">
            <text:p>Crédit client</text:p>
          </table:table-cell>
          <table:table-cell table:style-name="ce196" office:value-type="string" calcext:value-type="string">
            <text:p>Ecart</text:p>
          </table:table-cell>
          <table:table-cell table:style-name="ce196" office:value-type="string" calcext:value-type="string">
            <text:p>Total</text:p>
          </table:table-cell>
          <table:table-cell table:style-name="ce196" office:value-type="string" calcext:value-type="string">
            <text:p>Commentaires</text:p>
          </table:table-cell>
          <table:table-cell table:style-name="ce250"/>
          <table:table-cell table:number-columns-repeated="54"/>
        </table:table-row>
        <table:table-row table:style-name="ro2">
          <table:table-cell table:style-name="ce18" office:value-type="string" calcext:value-type="string">
            <text:p>2021-12-28 23:18:07</text:p>
          </table:table-cell>
          <table:table-cell table:style-name="ce61" office:value-type="string" calcext:value-type="string">
            <text:p>Bernard Arzur</text:p>
          </table:table-cell>
          <table:table-cell table:style-name="ce200" table:number-columns-spanned="2" table:number-rows-spanned="1"/>
          <table:covered-table-cell/>
          <table:table-cell table:style-name="ce61" office:value-type="string" calcext:value-type="string">
            <text:p>931.8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-1.04</text:p>
          </table:table-cell>
          <table:table-cell table:style-name="ce61" office:value-type="string" calcext:value-type="string">
            <text:p>78.55</text:p>
          </table:table-cell>
          <table:table-cell table:style-name="ce200" table:number-columns-repeated="2"/>
          <table:table-cell table:number-columns-repeated="54"/>
        </table:table-row>
        <table:table-row table:style-name="ro2">
          <table:table-cell table:style-name="ce18" office:value-type="string" calcext:value-type="string">
            <text:p>2021-12-17 15:10:10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string" calcext:value-type="string">
            <text:p>0.00</text:p>
          </table:table-cell>
          <table:table-cell table:style-name="ce61" office:value-type="string" calcext:value-type="string">
            <text:p>69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Vente 4 décembre jour de Noël</text:p>
          </table:table-cell>
          <table:table-cell table:style-name="ce200"/>
          <table:table-cell table:number-columns-repeated="54"/>
        </table:table-row>
        <table:table-row table:style-name="ro2">
          <table:table-cell table:style-name="ce18" office:value-type="string" calcext:value-type="string">
            <text:p>2021-12-17 15:09:10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string" calcext:value-type="string">
            <text:p>190.00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Retrait cash</text:p>
          </table:table-cell>
          <table:table-cell table:style-name="ce200"/>
          <table:table-cell table:number-columns-repeated="54"/>
        </table:table-row>
        <table:table-row table:style-name="ro2">
          <table:table-cell table:style-name="ce18" office:value-type="string" calcext:value-type="string">
            <text:p>2021-12-08 17:14:57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string" calcext:value-type="string">
            <text:p>220.00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Retrait cash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11-22 20:28:32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currency" office:currency="EUR" office:value="20" calcext:value-type="currency">
            <text:p>20,00 €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Erreur caisse Alain Renon : PC mobile facturé à 40€ au kieu de 60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10-24 08:43:07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string" calcext:value-type="string">
            <text:p>300.00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dépôt CMB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10-24 08:42:15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currency" office:currency="EUR" office:value="1.99" calcext:value-type="currency">
            <text:p>1,99 €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Facture Bernard pinceaux farfouille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10-13 20:44:15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currency" office:currency="EUR" office:value="20" calcext:value-type="currency">
            <text:p>20,00 €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Erreur Thierry Houdouin sur paiement inscription Freins emploi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08-26 08:50:39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currency" office:currency="EUR" office:value="10.2" calcext:value-type="currency">
            <text:p>10,20 €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Facture Maud couture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08-26 08:49:59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string" calcext:value-type="string">
            <text:p>200.00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dépôt CMB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05-27 08:15:54</text:p>
          </table:table-cell>
          <table:table-cell table:style-name="ce61" office:value-type="string" calcext:value-type="string">
            <text:p>Bernard Arzur</text:p>
          </table:table-cell>
          <table:table-cell table:style-name="ce224" office:value-type="currency" office:currency="EUR" office:value="30" calcext:value-type="currency">
            <text:p>30,00 €</text:p>
          </table:table-cell>
          <table:table-cell table:style-name="ce61" office:value-type="string" calcext:value-type="string">
            <text:p>0.00</text:p>
          </table:table-cell>
          <table:table-cell table:style-name="ce200" table:number-columns-spanned="4" table:number-rows-spanned="1"/>
          <table:covered-table-cell table:number-columns-repeated="3"/>
          <table:table-cell table:style-name="ce61" office:value-type="string" calcext:value-type="string">
            <text:p>Erreur caisse DB : E. Le Hegarat a payé son inscription par chèque et pas en espèces</text:p>
          </table:table-cell>
          <table:table-cell table:style-name="ce200"/>
          <table:table-cell table:number-columns-repeated="54"/>
        </table:table-row>
        <table:table-row table:style-name="ro9">
          <table:table-cell table:style-name="ce18" office:value-type="string" calcext:value-type="string">
            <text:p>2021-03-15 17:04:35</text:p>
          </table:table-cell>
          <table:table-cell table:style-name="ce61" office:value-type="string" calcext:value-type="string">
            <text:p>Bernard Arzur</text:p>
          </table:table-cell>
          <table:table-cell table:style-name="ce200" table:number-columns-spanned="2" table:number-rows-spanned="1"/>
          <table:covered-table-cell/>
          <table:table-cell table:style-name="ce61" office:value-type="string" calcext:value-type="string">
            <text:p>0.0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10.98</text:p>
          </table:table-cell>
          <table:table-cell table:style-name="ce61" office:value-type="string" calcext:value-type="string">
            <text:p>70.98</text:p>
          </table:table-cell>
          <table:table-cell table:style-name="ce200" table:number-columns-repeated="2"/>
          <table:table-cell table:number-columns-repeated="54"/>
        </table:table-row>
        <table:table-row table:style-name="ro9">
          <table:table-cell table:style-name="ce18" office:value-type="string" calcext:value-type="string">
            <text:p>2021-01-25 19:07:07</text:p>
          </table:table-cell>
          <table:table-cell table:style-name="ce61" office:value-type="string" calcext:value-type="string">
            <text:p>Bernard Arzur</text:p>
          </table:table-cell>
          <table:table-cell table:style-name="ce200" table:number-columns-spanned="2" table:number-rows-spanned="1"/>
          <table:covered-table-cell/>
          <table:table-cell table:style-name="ce61" office:value-type="string" calcext:value-type="string">
            <text:p>986.3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1.67</text:p>
          </table:table-cell>
          <table:table-cell table:style-name="ce61" office:value-type="string" calcext:value-type="string">
            <text:p>60.00</text:p>
          </table:table-cell>
          <table:table-cell table:style-name="ce61" office:value-type="string" calcext:value-type="string">
            <text:p>pas compté les centimes</text:p>
          </table:table-cell>
          <table:table-cell table:number-columns-repeated="55"/>
        </table:table-row>
        <table:table-row table:style-name="ro9">
          <table:table-cell table:number-columns-repeated="64"/>
        </table:table-row>
        <table:table-row table:style-name="ro9">
          <table:table-cell/>
          <table:table-cell office:value-type="string" calcext:value-type="string">
            <text:p>retraits hors cmb</text:p>
          </table:table-cell>
          <table:table-cell table:style-name="ce225" table:formula="of:=[.C175]+[.C173]+[.C172]+[.C171]+[.C169]" office:value-type="currency" office:currency="EUR" office:value="82.19" calcext:value-type="currency">
            <text:p>82,19 €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retraits factures</text:p>
          </table:table-cell>
          <table:table-cell table:style-name="ce225" table:formula="of:=[.C173]+[.C171]" office:value-type="currency" office:currency="EUR" office:value="12.19" calcext:value-type="currency">
            <text:p>12,19 €</text:p>
          </table:table-cell>
          <table:table-cell table:number-columns-repeated="61"/>
        </table:table-row>
        <table:table-row table:style-name="ro9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9" table:number-rows-repeated="2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6" table:number-rows-repeated="1047594">
          <table:table-cell table:number-columns-repeated="64"/>
        </table:table-row>
        <table:table-row table:style-name="ro7" table:number-rows-repeated="11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prévisionnel_2022" table:style-name="ta3">
        <office:forms form:automatic-focus="false" form:apply-design-mode="false"/>
        <table:table-column table:style-name="co18" table:default-cell-style-name="ce273"/>
        <table:table-column table:style-name="co19" table:default-cell-style-name="ce275"/>
        <table:table-column table:style-name="co20" table:default-cell-style-name="ce23"/>
        <table:table-column table:style-name="co11" table:default-cell-style-name="ce141"/>
        <table:table-column table:style-name="co21" table:default-cell-style-name="Default"/>
        <table:table-column table:style-name="co22" table:default-cell-style-name="Default"/>
        <table:table-row table:style-name="ro10">
          <table:table-cell table:style-name="ce271" office:value-type="string" calcext:value-type="string">
            <text:p>Recettes 2022 prévisionnelles</text:p>
          </table:table-cell>
          <table:table-cell table:style-name="ce271" office:value-type="string" calcext:value-type="string">
            <text:p>CA TTC</text:p>
          </table:table-cell>
          <table:table-cell table:number-columns-repeated="2"/>
          <table:table-cell table:style-name="ce37" office:value-type="string" calcext:value-type="string">
            <text:p>Dépenses 2022 prévisionnelles</text:p>
          </table:table-cell>
          <table:table-cell/>
        </table:table-row>
        <table:table-row table:style-name="ro10">
          <table:table-cell office:value-type="string" calcext:value-type="string">
            <text:p>Adhésions</text:p>
          </table:table-cell>
          <table:table-cell table:formula="of:=[.C26]" office:value-type="currency" office:currency="EUR" office:value="4150" calcext:value-type="currency">
            <text:p>4.150,00 €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Atelier</text:p>
          </table:table-cell>
          <table:table-cell table:style-name="ce276" office:value-type="currency" office:currency="EUR" office:value="2500" calcext:value-type="currency">
            <text:p>2.500,00 €</text:p>
          </table:table-cell>
          <table:table-cell table:number-columns-repeated="2"/>
          <table:table-cell table:style-name="ce22" office:value-type="string" calcext:value-type="string">
            <text:p>Assurance</text:p>
          </table:table-cell>
          <table:table-cell table:style-name="ce42" office:value-type="currency" office:currency="EUR" office:value="700" calcext:value-type="currency">
            <text:p>700,00 €</text:p>
          </table:table-cell>
        </table:table-row>
        <table:table-row table:style-name="ro10">
          <table:table-cell office:value-type="string" calcext:value-type="string">
            <text:p>Dont Laser</text:p>
          </table:table-cell>
          <table:table-cell office:value-type="currency" office:currency="EUR" office:value="1500" calcext:value-type="currency">
            <text:p>1.500,00 €</text:p>
          </table:table-cell>
          <table:table-cell table:number-columns-repeated="2"/>
          <table:table-cell table:style-name="ce22" office:value-type="string" calcext:value-type="string">
            <text:p>Bureau</text:p>
          </table:table-cell>
          <table:table-cell table:style-name="ce43" office:value-type="currency" office:currency="EUR" office:value="300" calcext:value-type="currency">
            <text:p>300,00 €</text:p>
          </table:table-cell>
        </table:table-row>
        <table:table-row table:style-name="ro10">
          <table:table-cell office:value-type="string" calcext:value-type="string">
            <text:p>Dont Impression 3D</text:p>
          </table:table-cell>
          <table:table-cell table:style-name="ce276" office:value-type="currency" office:currency="EUR" office:value="200" calcext:value-type="currency">
            <text:p>200,00 €</text:p>
          </table:table-cell>
          <table:table-cell table:number-columns-repeated="2"/>
          <table:table-cell table:style-name="ce22" office:value-type="string" calcext:value-type="string">
            <text:p>Banques</text:p>
          </table:table-cell>
          <table:table-cell table:style-name="ce43" office:value-type="currency" office:currency="EUR" office:value="240" calcext:value-type="currency">
            <text:p>240,00 €</text:p>
          </table:table-cell>
        </table:table-row>
        <table:table-row table:style-name="ro10">
          <table:table-cell office:value-type="string" calcext:value-type="string">
            <text:p>Dont Plotter découpe</text:p>
          </table:table-cell>
          <table:table-cell office:value-type="currency" office:currency="EUR" office:value="40" calcext:value-type="currency">
            <text:p>40,00 €</text:p>
          </table:table-cell>
          <table:table-cell table:number-columns-repeated="2"/>
          <table:table-cell table:style-name="ce23" office:value-type="string" calcext:value-type="string">
            <text:p>Telecom</text:p>
          </table:table-cell>
          <table:table-cell table:style-name="ce44" office:value-type="currency" office:currency="EUR" office:value="60" calcext:value-type="currency">
            <text:p>60,00 €</text:p>
          </table:table-cell>
        </table:table-row>
        <table:table-row table:style-name="ro10">
          <table:table-cell office:value-type="string" calcext:value-type="string">
            <text:p>Dont Thermoformage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2"/>
          <table:table-cell table:style-name="ce23" office:value-type="string" calcext:value-type="string">
            <text:p>Loyer</text:p>
          </table:table-cell>
          <table:table-cell table:style-name="ce127" table:formula="of:=450*12" office:value-type="currency" office:currency="EUR" office:value="5400" calcext:value-type="currency">
            <text:p>5.400,00 €</text:p>
          </table:table-cell>
        </table:table-row>
        <table:table-row table:style-name="ro10">
          <table:table-cell office:value-type="string" calcext:value-type="string">
            <text:p>Dont Objets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2"/>
          <table:table-cell table:style-name="ce23" office:value-type="string" calcext:value-type="string">
            <text:p>Total Dépenses fixes </text:p>
          </table:table-cell>
          <table:table-cell table:style-name="ce44" table:formula="of:=SUM([.F3:.F7])" office:value-type="currency" office:currency="EUR" office:value="6700" calcext:value-type="currency">
            <text:p>6.700,00 €</text:p>
          </table:table-cell>
        </table:table-row>
        <table:table-row table:style-name="ro10">
          <table:table-cell office:value-type="string" calcext:value-type="string">
            <text:p>Contrat ADIT 2eme partie</text:p>
          </table:table-cell>
          <table:table-cell table:style-name="ce276" office:value-type="currency" office:currency="EUR" office:value="2060" calcext:value-type="currency">
            <text:p>2.060,00 €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Subvention Département 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2"/>
          <table:table-cell table:style-name="ce43"/>
        </table:table-row>
        <table:table-row table:style-name="ro10">
          <table:table-cell office:value-type="string" calcext:value-type="string">
            <text:p>Subvention LTC à demander</text:p>
          </table:table-cell>
          <table:table-cell table:style-name="ce277" office:value-type="currency" office:currency="EUR" office:value="2000" calcext:value-type="currency">
            <text:p>2.000,00 €</text:p>
          </table:table-cell>
          <table:table-cell table:number-columns-repeated="2"/>
          <table:table-cell table:style-name="ce23" office:value-type="string" calcext:value-type="string">
            <text:p>Dépenses fixes</text:p>
          </table:table-cell>
          <table:table-cell table:style-name="ce44" table:formula="of:=SUM([.F3:.F7])" office:value-type="currency" office:currency="EUR" office:value="6700" calcext:value-type="currency">
            <text:p>6.700,00 €</text:p>
          </table:table-cell>
        </table:table-row>
        <table:table-row table:style-name="ro10">
          <table:table-cell table:style-name="ce23" office:value-type="string" calcext:value-type="string">
            <text:p>Avances 2022</text:p>
          </table:table-cell>
          <table:table-cell table:style-name="ce44" office:value-type="currency" office:currency="EUR" office:value="160" calcext:value-type="currency">
            <text:p>160,00 €</text:p>
          </table:table-cell>
          <table:table-cell table:number-columns-repeated="2"/>
          <table:table-cell table:style-name="ce22" office:value-type="string" calcext:value-type="string">
            <text:p>Atelier</text:p>
          </table:table-cell>
          <table:table-cell table:style-name="ce43" office:value-type="currency" office:currency="EUR" office:value="4000" calcext:value-type="currency">
            <text:p>4.000,00 €</text:p>
          </table:table-cell>
        </table:table-row>
        <table:table-row table:style-name="ro10">
          <table:table-cell table:style-name="ce23"/>
          <table:table-cell table:style-name="ce44"/>
          <table:table-cell table:number-columns-repeated="2"/>
          <table:table-cell table:style-name="ce22"/>
          <table:table-cell table:style-name="ce43"/>
        </table:table-row>
        <table:table-row table:style-name="ro10">
          <table:table-cell table:style-name="ce274" office:value-type="string" calcext:value-type="string">
            <text:p>Total recettes 2022</text:p>
          </table:table-cell>
          <table:table-cell table:style-name="ce278" table:formula="of:=SUM([.B2:.B12])" office:value-type="currency" office:currency="EUR" office:value="13360" calcext:value-type="currency">
            <text:p>13.360,00 €</text:p>
          </table:table-cell>
          <table:table-cell table:style-name="ce273"/>
          <table:table-cell/>
          <table:table-cell table:style-name="ce22" office:value-type="string" calcext:value-type="string">
            <text:p>LoRa</text:p>
          </table:table-cell>
          <table:table-cell table:style-name="ce43" office:value-type="currency" office:currency="EUR" office:value="600" calcext:value-type="currency">
            <text:p>600,00 €</text:p>
          </table:table-cell>
        </table:table-row>
        <table:table-row table:style-name="ro10">
          <table:table-cell table:style-name="ce23"/>
          <table:table-cell table:style-name="ce277"/>
          <table:table-cell table:number-columns-repeated="2"/>
          <table:table-cell table:style-name="ce22" office:value-type="string" calcext:value-type="string">
            <text:p>Déménagement </text:p>
          </table:table-cell>
          <table:table-cell table:style-name="ce43" office:value-type="currency" office:currency="EUR" office:value="1000" calcext:value-type="currency">
            <text:p>1.000,00 €</text:p>
          </table:table-cell>
        </table:table-row>
        <table:table-row table:style-name="ro10">
          <table:table-cell table:style-name="ce23" table:number-columns-repeated="2"/>
          <table:table-cell table:number-columns-repeated="2"/>
          <table:table-cell table:style-name="ce23" office:value-type="string" calcext:value-type="string">
            <text:p>Di<text:span text:style-name="T1">vers</text:span></text:p>
          </table:table-cell>
          <table:table-cell table:style-name="ce127" office:value-type="currency" office:currency="EUR" office:value="200" calcext:value-type="currency">
            <text:p>200,00 €</text:p>
          </table:table-cell>
        </table:table-row>
        <table:table-row table:style-name="ro10">
          <table:table-cell table:style-name="ce23" table:number-columns-repeated="2"/>
          <table:table-cell table:number-columns-repeated="2"/>
          <table:table-cell table:style-name="ce23" office:value-type="string" calcext:value-type="string">
            <text:p>Avances 2023</text:p>
          </table:table-cell>
          <table:table-cell table:style-name="ce44" office:value-type="currency" office:currency="EUR" office:value="0" calcext:value-type="currency">
            <text:p>0,00 €</text:p>
          </table:table-cell>
        </table:table-row>
        <table:table-row table:style-name="ro10">
          <table:table-cell table:style-name="ce23" table:number-columns-repeated="2"/>
          <table:table-cell table:number-columns-repeated="4"/>
        </table:table-row>
        <table:table-row table:style-name="ro10">
          <table:table-cell/>
          <table:table-cell table:style-name="ce23"/>
          <table:table-cell table:number-columns-repeated="2"/>
          <table:table-cell table:style-name="ce274" office:value-type="string" calcext:value-type="string">
            <text:p>Total Dépenses 2022</text:p>
          </table:table-cell>
          <table:table-cell table:style-name="ce280" table:formula="of:=SUM([.F11:.F18])" office:value-type="currency" office:currency="EUR" office:value="12500" calcext:value-type="currency">
            <text:p>12.500,00 €</text:p>
          </table:table-cell>
        </table:table-row>
        <table:table-row table:style-name="ro10">
          <table:table-cell table:style-name="ce271" office:value-type="string" calcext:value-type="string">
            <text:p>Adhésions FabLab 2022</text:p>
          </table:table-cell>
          <table:table-cell table:style-name="ce271" office:value-type="string" calcext:value-type="string">
            <text:p>Quantité</text:p>
          </table:table-cell>
          <table:table-cell table:style-name="ce271" office:value-type="string" calcext:value-type="string">
            <text:p>CA TTC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Adhésions Particulier 2022</text:p>
          </table:table-cell>
          <table:table-cell table:style-name="ce273" office:value-type="float" office:value="60" calcext:value-type="float">
            <text:p>60</text:p>
          </table:table-cell>
          <table:table-cell table:style-name="ce275" table:formula="of:=30*[.B21]" office:value-type="currency" office:currency="EUR" office:value="1800" calcext:value-type="currency">
            <text:p>1.800,00 €</text:p>
          </table:table-cell>
          <table:table-cell/>
          <table:table-cell table:style-name="ce279" office:value-type="string" calcext:value-type="string">
            <text:p>Total recettes 2022 - Total Dépenses 2022</text:p>
          </table:table-cell>
          <table:table-cell/>
        </table:table-row>
        <table:table-row table:style-name="ro10">
          <table:table-cell office:value-type="string" calcext:value-type="string">
            <text:p>Adhésion Orange 2022</text:p>
          </table:table-cell>
          <table:table-cell table:style-name="ce273" office:value-type="float" office:value="1" calcext:value-type="float">
            <text:p>1</text:p>
          </table:table-cell>
          <table:table-cell table:style-name="ce275" office:value-type="currency" office:currency="EUR" office:value="1000" calcext:value-type="currency">
            <text:p>1.000,00 €</text:p>
          </table:table-cell>
          <table:table-cell table:number-columns-repeated="2"/>
          <table:table-cell table:style-name="ce281" table:formula="of:=[.B14]-[.F19]" office:value-type="currency" office:currency="EUR" office:value="860" calcext:value-type="currency">
            <text:p>860,00 €</text:p>
          </table:table-cell>
        </table:table-row>
        <table:table-row table:style-name="ro10">
          <table:table-cell office:value-type="string" calcext:value-type="string">
            <text:p>Adhésion Mairie Lannion 2022</text:p>
          </table:table-cell>
          <table:table-cell table:style-name="ce273" office:value-type="float" office:value="1" calcext:value-type="float">
            <text:p>1</text:p>
          </table:table-cell>
          <table:table-cell table:style-name="ce275" office:value-type="currency" office:currency="EUR" office:value="1000" calcext:value-type="currency">
            <text:p>1.000,00 €</text:p>
          </table:table-cell>
          <table:table-cell table:number-columns-repeated="2"/>
          <table:table-cell table:style-name="ce23"/>
        </table:table-row>
        <table:table-row table:style-name="ro10">
          <table:table-cell office:value-type="string" calcext:value-type="string">
            <text:p>Adhésions Particulier 2022 (Social)</text:p>
          </table:table-cell>
          <table:table-cell table:style-name="ce273" office:value-type="float" office:value="10" calcext:value-type="float">
            <text:p>10</text:p>
          </table:table-cell>
          <table:table-cell table:style-name="ce275" table:formula="of:=10*[.B24]" office:value-type="currency" office:currency="EUR" office:value="100" calcext:value-type="currency">
            <text:p>100,00 €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Adhésions Association 2022</text:p>
          </table:table-cell>
          <table:table-cell table:style-name="ce273" office:value-type="float" office:value="5" calcext:value-type="float">
            <text:p>5</text:p>
          </table:table-cell>
          <table:table-cell table:style-name="ce275" table:formula="of:=50*[.B25]" office:value-type="currency" office:currency="EUR" office:value="250" calcext:value-type="currency">
            <text:p>250,00 €</text:p>
          </table:table-cell>
          <table:table-cell table:number-columns-repeated="3"/>
        </table:table-row>
        <table:table-row table:style-name="ro10">
          <table:table-cell table:style-name="ce23" table:number-columns-repeated="2"/>
          <table:table-cell table:style-name="ce277" table:formula="of:=SUM([.C21:.C25])" office:value-type="currency" office:currency="EUR" office:value="4150" calcext:value-type="currency">
            <text:p>4.150,00 €</text:p>
          </table:table-cell>
          <table:table-cell table:number-columns-repeated="3"/>
        </table:table-row>
        <table:table-row table:style-name="ro11">
          <table:table-cell table:style-name="ce50" table:number-columns-repeated="3"/>
          <table:table-cell table:style-name="Default"/>
          <table:table-cell table:number-columns-repeated="2"/>
        </table:table-row>
        <table:table-row table:style-name="ro11" table:number-rows-repeated="3">
          <table:table-cell table:style-name="ce124" table:number-columns-repeated="3"/>
          <table:table-cell table:style-name="Default"/>
          <table:table-cell table:number-columns-repeated="2"/>
        </table:table-row>
        <table:table-row table:style-name="ro11">
          <table:table-cell table:style-name="ce124"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0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111">
      <number:day number:style="long"/>
      <number:text>/</number:text>
      <number:month number:style="long"/>
    </number:date-style>
    <number:date-style style:name="N112">
      <number:day/>
      <number:text>/</number:text>
      <number:month/>
      <number:text>/</number:text>
      <number:year number:style="long"/>
    </number:date-style>
    <number:currency-style style:name="N115P0" style:volatile="true">
      <loext:fill-character> </loext:fill-character>
      <number:number number:decimal-places="2" loext:min-decimal-places="2" number:min-integer-digits="1" number:grouping="true"/>
      <number:text>  </number:text>
      <number:currency-symbol number:language="ar">€</number:currency-symbol>
      <number:text> </number:text>
    </number:currency-style>
    <number:currency-style style:name="N115P1" style:volatile="true">
      <number:text>(</number:text>
      <number:number number:decimal-places="2" loext:min-decimal-places="2" number:min-integer-digits="1" number:grouping="true"/>
      <number:text>) </number:text>
      <number:currency-symbol number:language="ar">€</number:currency-symbol>
      <number:text> </number:text>
    </number:currency-style>
    <number:currency-style style:name="N115">
      <loext:fill-character> </loext:fill-character>
      <number:text>-</number:text>
      <number:number number:decimal-places="0" loext:min-decimal-places="0" number:min-integer-digits="0"/>
      <number:text>  </number:text>
      <number:currency-symbol number:language="ar">€</number:currency-symbol>
      <number:text> </number:text>
      <style:map style:condition="value()&gt;0" style:apply-style-name="N115P0"/>
      <style:map style:condition="value()&lt;0" style:apply-style-name="N115P1"/>
    </number:currency-style>
    <number:currency-style style:name="N116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17">
      <number:number number:decimal-places="2" loext:min-decimal-places="2" number:min-integer-digits="1" number:grouping="true"/>
      <number:text>€</number:text>
    </number:number-style>
    <number:date-style style:name="N118">
      <number:day number:style="long"/>
      <number:text>.</number:text>
      <number:month number:style="long"/>
    </number:date-style>
    <number:date-style style:name="N119">
      <number:month number:style="long" number:textual="true"/>
      <number:text> </number:text>
      <number:year number:style="long"/>
    </number:date-style>
    <number:currency-style style:name="N121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8:22:16.298522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penses_5f_2020" style:display-name="PageStyle_depenses_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ttes_5f_2020" style:display-name="PageStyle_Recettes_202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5T08:52:11.692390149</dc:date>
    <meta:editing-duration>P2DT4H57M39S</meta:editing-duration>
    <meta:editing-cycles>65</meta:editing-cycles>
    <meta:document-statistic meta:table-count="3" meta:cell-count="10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10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11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105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db4437"/>
    </style:style>
    <style:style style:name="ch9" style:family="chart">
      <style:chart-properties chart:solid-type="cuboid"/>
      <style:graphic-properties draw:fill-color="#f4b400"/>
    </style:style>
    <style:style style:name="ch10" style:family="chart">
      <style:chart-properties chart:solid-type="cuboid"/>
      <style:graphic-properties draw:fill-color="#0f9d58"/>
    </style:style>
    <style:style style:name="ch11" style:family="chart">
      <style:chart-properties chart:solid-type="cuboid"/>
      <style:graphic-properties draw:fill-color="#ff6d00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7.07cm" svg:height="10.805cm" xlink:href=".." xlink:type="simple" chart:class="chart:circle" chart:style-name="ch1">
        <chart:legend chart:legend-position="end" svg:x="0cm" svg:y="3.141cm" style:legend-expansion="custom" chartooo:width="2.883cm" chartooo:height="3.619cm" style:legend-expansion-aspect-ratio="0.796628903011882" chart:style-name="ch2"/>
        <chart:plot-area chart:style-name="ch3" table:cell-range-address="depenses_2021.A139:depenses_2021.B144" chart:data-source-has-labels="column" svg:x="4.648cm" svg:y="0.216cm" svg:width="10.369cm" svg:height="10.37cm">
          <chartooo:coordinate-region svg:x="4.648cm" svg:y="0.217cm" svg:width="10.369cm" svg:height="10.37cm"/>
          <chart:axis chart:dimension="x" chart:name="primary-x" chart:style-name="ch4" chartooo:axis-type="text">
            <chart:categories table:cell-range-address="depenses_2021.A139:depenses_2021.A144"/>
          </chart:axis>
          <chart:axis chart:dimension="y" chart:name="primary-y" chart:style-name="ch5"/>
          <chart:series chart:style-name="ch6" chart:values-cell-range-address="depenses_2021.B139:depenses_2021.B14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Dépenses fixes</text:p>
                <draw:g>
                  <svg:desc>depenses_2021.A139:depenses_2021.A144</svg:desc>
                </draw:g>
              </table:table-cell>
              <table:table-cell office:value-type="float" office:value="3655.52">
                <text:p>3655.52</text:p>
                <draw:g>
                  <svg:desc>depenses_2021.B139:depenses_2021.B144</svg:desc>
                </draw:g>
              </table:table-cell>
            </table:table-row>
            <table:table-row>
              <table:table-cell office:value-type="string">
                <text:p>Atelier</text:p>
              </table:table-cell>
              <table:table-cell office:value-type="float" office:value="5085.46">
                <text:p>5085.46</text:p>
              </table:table-cell>
            </table:table-row>
            <table:table-row>
              <table:table-cell office:value-type="string">
                <text:p>LoRa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Déménagement (frais 2021) + 1000 € en 2022</text:p>
              </table:table-cell>
              <table:table-cell office:value-type="float" office:value="671.85">
                <text:p>671.85</text:p>
              </table:table-cell>
            </table:table-row>
            <table:table-row>
              <table:table-cell office:value-type="string">
                <text:p>Divers</text:p>
              </table:table-cell>
              <table:table-cell office:value-type="float" office:value="104.380000000001">
                <text:p>104.380000000001</text:p>
              </table:table-cell>
            </table:table-row>
            <table:table-row>
              <table:table-cell office:value-type="string">
                <text:p>Avances 2022</text:p>
              </table:table-cell>
              <table:table-cell office:value-type="float" office:value="155.88">
                <text:p>155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